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862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8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100">
      <style:table-cell-properties fo:background-color="#ffff00"/>
    </style:style>
    <style:style style:name="ce4" style:family="table-cell" style:parent-style-name="Default">
      <style:table-cell-properties fo:background-color="#ffff00"/>
      <style:text-properties fo:color="#c9211e"/>
    </style:style>
    <style:style style:name="ce5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bfs-dfs" table:style-name="ta1">
        <table:table-column table:style-name="co1" table:default-cell-style-name="ce1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rasm2alpha</text:p>
          </table:table-cell>
          <table:table-cell table:style-name="ce1" office:value-type="string" calcext:value-type="string">
            <text:p>huruf</text:p>
          </table:table-cell>
          <table:table-cell table:style-name="ce1" office:value-type="string" calcext:value-type="string">
            <text:p>val</text:p>
          </table:table-cell>
          <table:table-cell office:value-type="string" calcext:value-type="string">
            <text:p>posisi</text:p>
          </table:table-cell>
          <table:table-cell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age5 (lam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33236</text:p>
          </table:table-cell>
          <table:table-cell office:value-type="string" calcext:value-type="string">
            <text:p>ا</text:p>
          </table:table-cell>
          <table:table-cell table:formula="of:=VLOOKUP([.B4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7754-</text:p>
          </table:table-cell>
          <table:table-cell office:value-type="string" calcext:value-type="string">
            <text:p>ي</text:p>
          </table:table-cell>
          <table:table-cell table:formula="of:=VLOOKUP([.B5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44+70</text:p>
          </table:table-cell>
          <table:table-cell office:value-type="string" calcext:value-type="string">
            <text:p>ت</text:p>
          </table:table-cell>
          <table:table-cell table:formula="of:=VLOOKUP([.B6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43</text:p>
          </table:table-cell>
          <table:table-cell office:value-type="string" calcext:value-type="string">
            <text:p>ت</text:p>
          </table:table-cell>
          <table:table-cell table:formula="of:=VLOOKUP([.B7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6444</text:p>
          </table:table-cell>
          <table:table-cell office:value-type="string" calcext:value-type="string">
            <text:p>ر</text:p>
          </table:table-cell>
          <table:table-cell table:formula="of:=VLOOKUP([.B8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6754</text:p>
          </table:table-cell>
          <table:table-cell office:value-type="string" calcext:value-type="string">
            <text:p>ل</text:p>
          </table:table-cell>
          <table:table-cell table:formula="of:=VLOOKUP([.B9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2</text:p>
          </table:table-cell>
          <table:table-cell office:value-type="string" calcext:value-type="string">
            <text:p>ا</text:p>
          </table:table-cell>
          <table:table-cell table:formula="of:=VLOOKUP([.B10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176645</text:p>
          </table:table-cell>
          <table:table-cell office:value-type="string" calcext:value-type="string">
            <text:p>ل</text:p>
          </table:table-cell>
          <table:table-cell table:formula="of:=VLOOKUP([.B11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6414217554544447</text:p>
          </table:table-cell>
          <table:table-cell office:value-type="string" calcext:value-type="string">
            <text:p>و</text:p>
          </table:table-cell>
          <table:table-cell table:formula="of:=VLOOKUP([.B12]; [$lookup.A$1:$lookup.B$37]; 2; 1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764364-</text:p>
          </table:table-cell>
          <table:table-cell office:value-type="string" calcext:value-type="string">
            <text:p>ب</text:p>
          </table:table-cell>
          <table:table-cell table:formula="of:=VLOOKUP([.B13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5435444</text:p>
          </table:table-cell>
          <table:table-cell office:value-type="string" calcext:value-type="string">
            <text:p>س</text:p>
          </table:table-cell>
          <table:table-cell table:formula="of:=VLOOKUP([.B14]; [$lookup.A$1:$lookup.B$37]; 2; 1)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1546554445</text:p>
          </table:table-cell>
          <table:table-cell office:value-type="string" calcext:value-type="string">
            <text:p>ر</text:p>
          </table:table-cell>
          <table:table-cell table:formula="of:=VLOOKUP([.B15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3553474004355</text:p>
          </table:table-cell>
          <table:table-cell office:value-type="string" calcext:value-type="string">
            <text:p>ط</text:p>
          </table:table-cell>
          <table:table-cell table:formula="of:=VLOOKUP([.B16]; [$lookup.A$1:$lookup.B$37]; 2; 1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240310225</text:p>
          </table:table-cell>
          <table:table-cell office:value-type="string" calcext:value-type="string">
            <text:p>و</text:p>
          </table:table-cell>
          <table:table-cell table:formula="of:=VLOOKUP([.B17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606544</text:p>
          </table:table-cell>
          <table:table-cell office:value-type="string" calcext:value-type="string">
            <text:p>ف</text:p>
          </table:table-cell>
          <table:table-cell table:formula="of:=VLOOKUP([.B18]; [$lookup.A$1:$lookup.B$37]; 2; 1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54442+76</text:p>
          </table:table-cell>
          <table:table-cell office:value-type="string" calcext:value-type="string">
            <text:p>ن</text:p>
          </table:table-cell>
          <table:table-cell table:formula="of:=VLOOKUP([.B19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654</text:p>
          </table:table-cell>
          <table:table-cell office:value-type="string" calcext:value-type="string">
            <text:p>د</text:p>
          </table:table-cell>
          <table:table-cell table:formula="of:=VLOOKUP([.B20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21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+40123</text:p>
          </table:table-cell>
          <table:table-cell office:value-type="string" calcext:value-type="string">
            <text:p>ن</text:p>
          </table:table-cell>
          <table:table-cell table:formula="of:=VLOOKUP([.B22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65556</text:p>
          </table:table-cell>
          <table:table-cell office:value-type="string" calcext:value-type="string">
            <text:p>ر</text:p>
          </table:table-cell>
          <table:table-cell table:formula="of:=VLOOKUP([.B23]; [$lookup.A$1:$lookup.B$37]; 2; 1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474-4</text:p>
          </table:table-cell>
          <table:table-cell office:value-type="string" calcext:value-type="string">
            <text:p>ي</text:p>
          </table:table-cell>
          <table:table-cell table:formula="of:=VLOOKUP([.B24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67-5</text:p>
          </table:table-cell>
          <table:table-cell office:value-type="string" calcext:value-type="string">
            <text:p>ب</text:p>
          </table:table-cell>
          <table:table-cell table:formula="of:=VLOOKUP([.B25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567-555443211+03+5</text:p>
          </table:table-cell>
          <table:table-cell office:value-type="string" calcext:value-type="string">
            <text:p>و</text:p>
          </table:table-cell>
          <table:table-cell table:formula="of:=VLOOKUP([.B26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+03+5</text:p>
          </table:table-cell>
          <table:table-cell office:value-type="string" calcext:value-type="string">
            <text:p>ة</text:p>
          </table:table-cell>
          <table:table-cell table:formula="of:=VLOOKUP([.B27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+76</text:p>
          </table:table-cell>
          <table:table-cell office:value-type="string" calcext:value-type="string">
            <text:p>ت</text:p>
          </table:table-cell>
          <table:table-cell table:formula="of:=VLOOKUP([.B28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555355</text:p>
          </table:table-cell>
          <table:table-cell office:value-type="string" calcext:value-type="string">
            <text:p>ر</text:p>
          </table:table-cell>
          <table:table-cell table:formula="of:=VLOOKUP([.B29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6634</text:p>
          </table:table-cell>
          <table:table-cell office:value-type="string" calcext:value-type="string">
            <text:p>ل</text:p>
          </table:table-cell>
          <table:table-cell table:formula="of:=VLOOKUP([.B30]; [$lookup.A$1:$lookup.B$37]; 2; 1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22</text:p>
          </table:table-cell>
          <table:table-cell office:value-type="string" calcext:value-type="string">
            <text:p>ا</text:p>
          </table:table-cell>
          <table:table-cell table:formula="of:=VLOOKUP([.B31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7654</text:p>
          </table:table-cell>
          <table:table-cell office:value-type="string" calcext:value-type="string">
            <text:p>ل</text:p>
          </table:table-cell>
          <table:table-cell table:formula="of:=VLOOKUP([.B32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754454034576</text:p>
          </table:table-cell>
          <table:table-cell office:value-type="string" calcext:value-type="string">
            <text:p>و</text:p>
          </table:table-cell>
          <table:table-cell table:formula="of:=VLOOKUP([.B33]; [$lookup.A$1:$lookup.B$37]; 2; 1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54464</text:p>
          </table:table-cell>
          <table:table-cell office:value-type="string" calcext:value-type="string">
            <text:p>ق</text:p>
          </table:table-cell>
          <table:table-cell table:formula="of:=VLOOKUP([.B34]; [$lookup.A$1:$lookup.B$37]; 2; 1)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433443254</text:p>
          </table:table-cell>
          <table:table-cell office:value-type="string" calcext:value-type="string">
            <text:p>ه</text:p>
          </table:table-cell>
          <table:table-cell table:formula="of:=VLOOKUP([.B35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5554444</text:p>
          </table:table-cell>
          <table:table-cell office:value-type="string" calcext:value-type="string">
            <text:p>ر</text:p>
          </table:table-cell>
          <table:table-cell table:formula="of:=VLOOKUP([.B36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342644244</text:p>
          </table:table-cell>
          <table:table-cell office:value-type="string" calcext:value-type="string">
            <text:p>ه</text:p>
          </table:table-cell>
          <table:table-cell table:formula="of:=VLOOKUP([.B37]; [$lookup.A$1:$lookup.B$37]; 2; 1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43-31533</text:p>
          </table:table-cell>
          <table:table-cell office:value-type="string" calcext:value-type="string">
            <text:p>ي</text:p>
          </table:table-cell>
          <table:table-cell table:formula="of:=VLOOKUP([.B38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445701655552176</text:p>
          </table:table-cell>
          <table:table-cell office:value-type="string" calcext:value-type="string">
            <text:p>و</text:p>
          </table:table-cell>
          <table:table-cell table:formula="of:=VLOOKUP([.B39]; [$lookup.A$1:$lookup.B$37]; 2; 1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44234+03</text:p>
          </table:table-cell>
          <table:table-cell office:value-type="string" calcext:value-type="string">
            <text:p>د</text:p>
          </table:table-cell>
          <table:table-cell table:formula="of:=VLOOKUP([.B40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formula="of:=VLOOKUP([.B41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+400123</text:p>
          </table:table-cell>
          <table:table-cell office:value-type="string" calcext:value-type="string">
            <text:p>ن</text:p>
          </table:table-cell>
          <table:table-cell table:formula="of:=VLOOKUP([.B42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3+5664</text:p>
          </table:table-cell>
          <table:table-cell office:value-type="string" calcext:value-type="string">
            <text:p>ف</text:p>
          </table:table-cell>
          <table:table-cell table:formula="of:=VLOOKUP([.B43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3224+654</text:p>
          </table:table-cell>
          <table:table-cell office:value-type="string" calcext:value-type="string">
            <text:p>ف</text:p>
          </table:table-cell>
          <table:table-cell table:formula="of:=VLOOKUP([.B44]; [$lookup.A$1:$lookup.B$37]; 2; 1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2224</text:p>
          </table:table-cell>
          <table:table-cell office:value-type="string" calcext:value-type="string">
            <text:p>ا</text:p>
          </table:table-cell>
          <table:table-cell table:formula="of:=VLOOKUP([.B45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247755444401</text:p>
          </table:table-cell>
          <table:table-cell office:value-type="string" calcext:value-type="string">
            <text:p>ی</text:p>
          </table:table-cell>
          <table:table-cell table:formula="of:=VLOOKUP([.B46]; [$lookup.A$1:$lookup.B$37]; 2; 1)"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3553465443426</text:p>
          </table:table-cell>
          <table:table-cell office:value-type="string" calcext:value-type="string">
            <text:p>س</text:p>
          </table:table-cell>
          <table:table-cell table:formula="of:=VLOOKUP([.B47]; [$lookup.A$1:$lookup.B$37]; 2; 1)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454443</text:p>
          </table:table-cell>
          <table:table-cell office:value-type="string" calcext:value-type="string">
            <text:p>س</text:p>
          </table:table-cell>
          <table:table-cell table:formula="of:=VLOOKUP([.B48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564</text:p>
          </table:table-cell>
          <table:table-cell office:value-type="string" calcext:value-type="string">
            <text:p>م</text:p>
          </table:table-cell>
          <table:table-cell table:formula="of:=VLOOKUP([.B49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-354</text:p>
          </table:table-cell>
          <table:table-cell office:value-type="string" calcext:value-type="string">
            <text:p>ب</text:p>
          </table:table-cell>
          <table:table-cell table:formula="of:=VLOOKUP([.B50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54043</text:p>
          </table:table-cell>
          <table:table-cell office:value-type="string" calcext:value-type="string">
            <text:p>ر</text:p>
          </table:table-cell>
          <table:table-cell table:formula="of:=VLOOKUP([.B51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431</text:p>
          </table:table-cell>
          <table:table-cell office:value-type="string" calcext:value-type="string">
            <text:p>م</text:p>
          </table:table-cell>
          <table:table-cell table:formula="of:=VLOOKUP([.B52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03456-</text:p>
          </table:table-cell>
          <table:table-cell office:value-type="string" calcext:value-type="string">
            <text:p>ي</text:p>
          </table:table-cell>
          <table:table-cell table:formula="of:=VLOOKUP([.B53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64</text:p>
          </table:table-cell>
          <table:table-cell office:value-type="string" calcext:value-type="string">
            <text:p>م</text:p>
          </table:table-cell>
          <table:table-cell table:formula="of:=VLOOKUP([.B54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64-</text:p>
          </table:table-cell>
          <table:table-cell office:value-type="string" calcext:value-type="string">
            <text:p>ب</text:p>
          </table:table-cell>
          <table:table-cell table:formula="of:=VLOOKUP([.B55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543</text:p>
          </table:table-cell>
          <table:table-cell office:value-type="string" calcext:value-type="string">
            <text:p>ر</text:p>
          </table:table-cell>
          <table:table-cell table:formula="of:=VLOOKUP([.B56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43+76365542</text:p>
          </table:table-cell>
          <table:table-cell office:value-type="string" calcext:value-type="string">
            <text:p>ف</text:p>
          </table:table-cell>
          <table:table-cell table:formula="of:=VLOOKUP([.B57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553544400204</text:p>
          </table:table-cell>
          <table:table-cell office:value-type="string" calcext:value-type="string">
            <text:p>ر</text:p>
          </table:table-cell>
          <table:table-cell table:formula="of:=VLOOKUP([.B58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0071712723</text:p>
          </table:table-cell>
          <table:table-cell office:value-type="string" calcext:value-type="string">
            <text:p>ت</text:p>
          </table:table-cell>
          <table:table-cell table:formula="of:=VLOOKUP([.B59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61445457176744</text:p>
          </table:table-cell>
          <table:table-cell office:value-type="string" calcext:value-type="string">
            <text:p>ک</text:p>
          </table:table-cell>
          <table:table-cell table:formula="of:=VLOOKUP([.B60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4534350372</text:p>
          </table:table-cell>
          <table:table-cell office:value-type="string" calcext:value-type="string">
            <text:p>و</text:p>
          </table:table-cell>
          <table:table-cell table:formula="of:=VLOOKUP([.B61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+71+3</text:p>
          </table:table-cell>
          <table:table-cell office:value-type="string" calcext:value-type="string">
            <text:p>ه</text:p>
          </table:table-cell>
          <table:table-cell table:formula="of:=VLOOKUP([.B62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-373</text:p>
          </table:table-cell>
          <table:table-cell office:value-type="string" calcext:value-type="string">
            <text:p>ب</text:p>
          </table:table-cell>
          <table:table-cell table:formula="of:=VLOOKUP([.B63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227</text:p>
          </table:table-cell>
          <table:table-cell office:value-type="string" calcext:value-type="string">
            <text:p>ا</text:p>
          </table:table-cell>
          <table:table-cell table:formula="of:=VLOOKUP([.B64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-01222</text:p>
          </table:table-cell>
          <table:table-cell office:value-type="string" calcext:value-type="string">
            <text:p>ي</text:p>
          </table:table-cell>
          <table:table-cell table:formula="of:=VLOOKUP([.B65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45477666</text:p>
          </table:table-cell>
          <table:table-cell office:value-type="string" calcext:value-type="string">
            <text:p>ک</text:p>
          </table:table-cell>
          <table:table-cell table:formula="of:=VLOOKUP([.B66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450544-44256</text:p>
          </table:table-cell>
          <table:table-cell office:value-type="string" calcext:value-type="string">
            <text:p>ي</text:p>
          </table:table-cell>
          <table:table-cell table:formula="of:=VLOOKUP([.B67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4547666</text:p>
          </table:table-cell>
          <table:table-cell office:value-type="string" calcext:value-type="string">
            <text:p>ک</text:p>
          </table:table-cell>
          <table:table-cell table:formula="of:=VLOOKUP([.B68]; [$lookup.A$1:$lookup.B$37]; 2; 1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4535</text:p>
          </table:table-cell>
          <table:table-cell office:value-type="string" calcext:value-type="string">
            <text:p>م</text:p>
          </table:table-cell>
          <table:table-cell table:formula="of:=VLOOKUP([.B69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2457715444</text:p>
          </table:table-cell>
          <table:table-cell office:value-type="string" calcext:value-type="string">
            <text:p>و</text:p>
          </table:table-cell>
          <table:table-cell table:formula="of:=VLOOKUP([.B70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75446</text:p>
          </table:table-cell>
          <table:table-cell office:value-type="string" calcext:value-type="string">
            <text:p>د</text:p>
          </table:table-cell>
          <table:table-cell table:formula="of:=VLOOKUP([.B71]; [$lookup.A$1:$lookup.B$37]; 2; 1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614-4436</text:p>
          </table:table-cell>
          <table:table-cell office:value-type="string" calcext:value-type="string">
            <text:p>ي</text:p>
          </table:table-cell>
          <table:table-cell table:formula="of:=VLOOKUP([.B72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3534-440</text:p>
          </table:table-cell>
          <table:table-cell office:value-type="string" calcext:value-type="string">
            <text:p>ج</text:p>
          </table:table-cell>
          <table:table-cell table:formula="of:=VLOOKUP([.B73]; [$lookup.A$1:$lookup.B$37]; 2; 1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1106222</text:p>
          </table:table-cell>
          <table:table-cell office:value-type="string" calcext:value-type="string">
            <text:p>ا</text:p>
          </table:table-cell>
          <table:table-cell table:formula="of:=VLOOKUP([.B74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3431+055</text:p>
          </table:table-cell>
          <table:table-cell office:value-type="string" calcext:value-type="string">
            <text:p>ڠ</text:p>
          </table:table-cell>
          <table:table-cell table:formula="of:=VLOOKUP([.B75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644433+263</text:p>
          </table:table-cell>
          <table:table-cell office:value-type="string" calcext:value-type="string">
            <text:p>ن</text:p>
          </table:table-cell>
          <table:table-cell table:formula="of:=VLOOKUP([.B76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-553</text:p>
          </table:table-cell>
          <table:table-cell office:value-type="string" calcext:value-type="string">
            <text:p>ب</text:p>
          </table:table-cell>
          <table:table-cell table:formula="of:=VLOOKUP([.B77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7544</text:p>
          </table:table-cell>
          <table:table-cell office:value-type="string" calcext:value-type="string">
            <text:p>ر</text:p>
          </table:table-cell>
          <table:table-cell table:formula="of:=VLOOKUP([.B78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5566661</text:p>
          </table:table-cell>
          <table:table-cell office:value-type="string" calcext:value-type="string">
            <text:p>ک</text:p>
          </table:table-cell>
          <table:table-cell table:formula="of:=VLOOKUP([.B79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35435443454543</text:p>
          </table:table-cell>
          <table:table-cell office:value-type="string" calcext:value-type="string">
            <text:p>س</text:p>
          </table:table-cell>
          <table:table-cell table:formula="of:=VLOOKUP([.B80]; [$lookup.A$1:$lookup.B$37]; 2; 1)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47555445</text:p>
          </table:table-cell>
          <table:table-cell office:value-type="string" calcext:value-type="string">
            <text:p>ر</text:p>
          </table:table-cell>
          <table:table-cell table:formula="of:=VLOOKUP([.B81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026506444356</text:p>
          </table:table-cell>
          <table:table-cell office:value-type="string" calcext:value-type="string">
            <text:p>ل</text:p>
          </table:table-cell>
          <table:table-cell table:formula="of:=VLOOKUP([.B82]; [$lookup.A$1:$lookup.B$37]; 2; 1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6224</text:p>
          </table:table-cell>
          <table:table-cell office:value-type="string" calcext:value-type="string">
            <text:p>ا</text:p>
          </table:table-cell>
          <table:table-cell table:formula="of:=VLOOKUP([.B83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65453543432</text:p>
          </table:table-cell>
          <table:table-cell office:value-type="string" calcext:value-type="string">
            <text:p>و</text:p>
          </table:table-cell>
          <table:table-cell table:formula="of:=VLOOKUP([.B84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030234+523</text:p>
          </table:table-cell>
          <table:table-cell office:value-type="string" calcext:value-type="string">
            <text:p>ة</text:p>
          </table:table-cell>
          <table:table-cell table:formula="of:=VLOOKUP([.B85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4364443</text:p>
          </table:table-cell>
          <table:table-cell office:value-type="string" calcext:value-type="string">
            <text:p>ف</text:p>
          </table:table-cell>
          <table:table-cell table:formula="of:=VLOOKUP([.B86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322337</text:p>
          </table:table-cell>
          <table:table-cell office:value-type="string" calcext:value-type="string">
            <text:p>ل</text:p>
          </table:table-cell>
          <table:table-cell table:formula="of:=VLOOKUP([.B87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4332665</text:p>
          </table:table-cell>
          <table:table-cell office:value-type="string" calcext:value-type="string">
            <text:p>د</text:p>
          </table:table-cell>
          <table:table-cell table:formula="of:=VLOOKUP([.B88]; [$lookup.A$1:$lookup.B$37]; 2; 1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656156456766</text:p>
          </table:table-cell>
          <table:table-cell office:value-type="string" calcext:value-type="string">
            <text:p>م</text:p>
          </table:table-cell>
          <table:table-cell table:formula="of:=VLOOKUP([.B89]; [$lookup.A$1:$lookup.B$37]; 2; 1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656156456766</text:p>
          </table:table-cell>
          <table:table-cell office:value-type="string" calcext:value-type="string">
            <text:p>ت</text:p>
          </table:table-cell>
          <table:table-cell table:formula="of:=VLOOKUP([.B90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6544</text:p>
          </table:table-cell>
          <table:table-cell office:value-type="string" calcext:value-type="string">
            <text:p>ر</text:p>
          </table:table-cell>
          <table:table-cell table:formula="of:=VLOOKUP([.B91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2541</text:p>
          </table:table-cell>
          <table:table-cell office:value-type="string" calcext:value-type="string">
            <text:p>ل</text:p>
          </table:table-cell>
          <table:table-cell table:formula="of:=VLOOKUP([.B92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3227</text:p>
          </table:table-cell>
          <table:table-cell office:value-type="string" calcext:value-type="string">
            <text:p>ا</text:p>
          </table:table-cell>
          <table:table-cell table:formula="of:=VLOOKUP([.B93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543</text:p>
          </table:table-cell>
          <table:table-cell office:value-type="string" calcext:value-type="string">
            <text:p>ل</text:p>
          </table:table-cell>
          <table:table-cell table:formula="of:=VLOOKUP([.B94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46075544440" calcext:value-type="float">
            <text:p>346075544440</text:p>
          </table:table-cell>
          <table:table-cell office:value-type="string" calcext:value-type="string">
            <text:p>و</text:p>
          </table:table-cell>
          <table:table-cell table:formula="of:=VLOOKUP([.B95]; [$lookup.A$1:$lookup.B$37]; 2; 1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644</text:p>
          </table:table-cell>
          <table:table-cell office:value-type="string" calcext:value-type="string">
            <text:p>د</text:p>
          </table:table-cell>
          <table:table-cell table:formula="of:=VLOOKUP([.B96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62565</text:p>
          </table:table-cell>
          <table:table-cell office:value-type="string" calcext:value-type="string">
            <text:p>ل</text:p>
          </table:table-cell>
          <table:table-cell table:formula="of:=VLOOKUP([.B97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6456</text:p>
          </table:table-cell>
          <table:table-cell office:value-type="string" calcext:value-type="string">
            <text:p>م</text:p>
          </table:table-cell>
          <table:table-cell table:formula="of:=VLOOKUP([.B98]; [$lookup.A$1:$lookup.B$37]; 2; 1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62</text:p>
          </table:table-cell>
          <table:table-cell office:value-type="string" calcext:value-type="string">
            <text:p>ا</text:p>
          </table:table-cell>
          <table:table-cell table:formula="of:=VLOOKUP([.B99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365444543173</text:p>
          </table:table-cell>
          <table:table-cell office:value-type="string" calcext:value-type="string">
            <text:p>و</text:p>
          </table:table-cell>
          <table:table-cell table:formula="of:=VLOOKUP([.B100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73554</text:p>
          </table:table-cell>
          <table:table-cell office:value-type="string" calcext:value-type="string">
            <text:p>م</text:p>
          </table:table-cell>
          <table:table-cell table:formula="of:=VLOOKUP([.B101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0135-44</text:p>
          </table:table-cell>
          <table:table-cell office:value-type="string" calcext:value-type="string">
            <text:p>ب</text:p>
          </table:table-cell>
          <table:table-cell table:formula="of:=VLOOKUP([.B102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2223</text:p>
          </table:table-cell>
          <table:table-cell office:value-type="string" calcext:value-type="string">
            <text:p>ا</text:p>
          </table:table-cell>
          <table:table-cell table:formula="of:=VLOOKUP([.B103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7656</text:p>
          </table:table-cell>
          <table:table-cell office:value-type="string" calcext:value-type="string">
            <text:p>ء</text:p>
          </table:table-cell>
          <table:table-cell table:formula="of:=VLOOKUP([.B104]; [$lookup.A$1:$lookup.B$37]; 2; 1)" office:value-type="string" office:string-value="" calcext:value-type="error">
            <text:p>#N/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443+</text:p>
          </table:table-cell>
          <table:table-cell office:value-type="string" calcext:value-type="string">
            <text:p>ڽ</text:p>
          </table:table-cell>
          <table:table-cell table:formula="of:=VLOOKUP([.B105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5471</text:p>
          </table:table-cell>
          <table:table-cell office:value-type="string" calcext:value-type="string">
            <text:p>م</text:p>
          </table:table-cell>
          <table:table-cell table:formula="of:=VLOOKUP([.B106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44570677744</text:p>
          </table:table-cell>
          <table:table-cell office:value-type="string" calcext:value-type="string">
            <text:p>ح</text:p>
          </table:table-cell>
          <table:table-cell table:formula="of:=VLOOKUP([.B107]; [$lookup.A$1:$lookup.B$37]; 2; 1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6-334</text:p>
          </table:table-cell>
          <table:table-cell office:value-type="string" calcext:value-type="string">
            <text:p>ي</text:p>
          </table:table-cell>
          <table:table-cell table:formula="of:=VLOOKUP([.B108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64440222226</text:p>
          </table:table-cell>
          <table:table-cell office:value-type="string" calcext:value-type="string">
            <text:p>ط</text:p>
          </table:table-cell>
          <table:table-cell table:formula="of:=VLOOKUP([.B109]; [$lookup.A$1:$lookup.B$37]; 2; 1)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14+5606553</text:p>
          </table:table-cell>
          <table:table-cell office:value-type="string" calcext:value-type="string">
            <text:p>ف</text:p>
          </table:table-cell>
          <table:table-cell table:formula="of:=VLOOKUP([.B110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264423</text:p>
          </table:table-cell>
          <table:table-cell office:value-type="string" calcext:value-type="string">
            <text:p>د</text:p>
          </table:table-cell>
          <table:table-cell table:formula="of:=VLOOKUP([.B111]; [$lookup.A$1:$lookup.B$37]; 2; 1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1155453442</text:p>
          </table:table-cell>
          <table:table-cell office:value-type="string" calcext:value-type="string">
            <text:p>س</text:p>
          </table:table-cell>
          <table:table-cell table:formula="of:=VLOOKUP([.B112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11121211512</text:p>
          </table:table-cell>
          <table:table-cell office:value-type="string" calcext:value-type="string">
            <text:p>ک</text:p>
          </table:table-cell>
          <table:table-cell table:formula="of:=VLOOKUP([.B113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002223226</text:p>
          </table:table-cell>
          <table:table-cell office:value-type="string" calcext:value-type="string">
            <text:p>ل</text:p>
          </table:table-cell>
          <table:table-cell table:formula="of:=VLOOKUP([.B114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24-342</text:p>
          </table:table-cell>
          <table:table-cell office:value-type="string" calcext:value-type="string">
            <text:p>ي</text:p>
          </table:table-cell>
          <table:table-cell table:formula="of:=VLOOKUP([.B115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4434334</text:p>
          </table:table-cell>
          <table:table-cell office:value-type="string" calcext:value-type="string">
            <text:p>ن</text:p>
          </table:table-cell>
          <table:table-cell table:formula="of:=VLOOKUP([.B116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442320403</text:p>
          </table:table-cell>
          <table:table-cell office:value-type="string" calcext:value-type="string">
            <text:p>ع</text:p>
          </table:table-cell>
          <table:table-cell table:formula="of:=VLOOKUP([.B117]; [$lookup.A$1:$lookup.B$37]; 2; 1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22332</text:p>
          </table:table-cell>
          <table:table-cell office:value-type="string" calcext:value-type="string">
            <text:p>ا</text:p>
          </table:table-cell>
          <table:table-cell table:formula="of:=VLOOKUP([.B118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762645</text:p>
          </table:table-cell>
          <table:table-cell office:value-type="string" calcext:value-type="string">
            <text:p>ل</text:p>
          </table:table-cell>
          <table:table-cell table:formula="of:=VLOOKUP([.B119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25235560</text:p>
          </table:table-cell>
          <table:table-cell office:value-type="string" calcext:value-type="string">
            <text:p>م</text:p>
          </table:table-cell>
          <table:table-cell table:formula="of:=VLOOKUP([.B120]; [$lookup.A$1:$lookup.B$37]; 2; 1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-3027</text:p>
          </table:table-cell>
          <table:table-cell office:value-type="string" calcext:value-type="string">
            <text:p>ب</text:p>
          </table:table-cell>
          <table:table-cell table:formula="of:=VLOOKUP([.B121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2222</text:p>
          </table:table-cell>
          <table:table-cell office:value-type="string" calcext:value-type="string">
            <text:p>ا</text:p>
          </table:table-cell>
          <table:table-cell table:formula="of:=VLOOKUP([.B122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-544</text:p>
          </table:table-cell>
          <table:table-cell office:value-type="string" calcext:value-type="string">
            <text:p>ي</text:p>
          </table:table-cell>
          <table:table-cell table:formula="of:=VLOOKUP([.B123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545033567+</text:p>
          </table:table-cell>
          <table:table-cell office:value-type="string" calcext:value-type="string">
            <text:p>ق</text:p>
          </table:table-cell>
          <table:table-cell table:formula="of:=VLOOKUP([.B124]; [$lookup.A$1:$lookup.B$37]; 2; 1)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6654</text:p>
          </table:table-cell>
          <table:table-cell office:value-type="string" calcext:value-type="string">
            <text:p>ل</text:p>
          </table:table-cell>
          <table:table-cell table:formula="of:=VLOOKUP([.B125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335</text:p>
          </table:table-cell>
          <table:table-cell office:value-type="string" calcext:value-type="string">
            <text:p>ه</text:p>
          </table:table-cell>
          <table:table-cell table:formula="of:=VLOOKUP([.B126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754547</text:p>
          </table:table-cell>
          <table:table-cell office:value-type="string" calcext:value-type="string">
            <text:p>د</text:p>
          </table:table-cell>
          <table:table-cell table:formula="of:=VLOOKUP([.B127]; [$lookup.A$1:$lookup.B$37]; 2; 1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55555534</text:p>
          </table:table-cell>
          <table:table-cell office:value-type="string" calcext:value-type="string">
            <text:p>س</text:p>
          </table:table-cell>
          <table:table-cell table:formula="of:=VLOOKUP([.B128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+64403</text:p>
          </table:table-cell>
          <table:table-cell office:value-type="string" calcext:value-type="string">
            <text:p>ن</text:p>
          </table:table-cell>
          <table:table-cell table:formula="of:=VLOOKUP([.B129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2223</text:p>
          </table:table-cell>
          <table:table-cell office:value-type="string" calcext:value-type="string">
            <text:p>ا</text:p>
          </table:table-cell>
          <table:table-cell table:formula="of:=VLOOKUP([.B130]; [$lookup.A$1:$lookup.B$37]; 2; 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5441406</text:p>
          </table:table-cell>
          <table:table-cell office:value-type="string" calcext:value-type="string">
            <text:p>ر</text:p>
          </table:table-cell>
          <table:table-cell table:formula="of:=VLOOKUP([.B131]; [$lookup.A$1:$lookup.B$37]; 2; 1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16465544425</text:p>
          </table:table-cell>
          <table:table-cell office:value-type="string" calcext:value-type="string">
            <text:p>و</text:p>
          </table:table-cell>
          <table:table-cell table:formula="of:=VLOOKUP([.B132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443554</text:p>
          </table:table-cell>
          <table:table-cell office:value-type="string" calcext:value-type="string">
            <text:p>س</text:p>
          </table:table-cell>
          <table:table-cell table:formula="of:=VLOOKUP([.B133]; [$lookup.A$1:$lookup.B$37]; 2; 1)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223" calcext:value-type="float">
            <text:p>4223</text:p>
          </table:table-cell>
          <table:table-cell office:value-type="string" calcext:value-type="string">
            <text:p>ا</text:p>
          </table:table-cell>
          <table:table-cell table:formula="of:=VLOOKUP([.B134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6516</text:p>
          </table:table-cell>
          <table:table-cell office:value-type="string" calcext:value-type="string">
            <text:p>ء</text:p>
          </table:table-cell>
          <table:table-cell table:formula="of:=VLOOKUP([.B135]; [$lookup.A$1:$lookup.B$37]; 2; 1)" office:value-type="string" office:string-value="" calcext:value-type="error">
            <text:p>#N/A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6514+44+7</text:p>
          </table:table-cell>
          <table:table-cell office:value-type="string" calcext:value-type="string">
            <text:p>د</text:p>
          </table:table-cell>
          <table:table-cell table:formula="of:=VLOOKUP([.B136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formula="of:=VLOOKUP([.B137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54+44476</text:p>
          </table:table-cell>
          <table:table-cell office:value-type="string" calcext:value-type="string">
            <text:p>ن</text:p>
          </table:table-cell>
          <table:table-cell table:formula="of:=VLOOKUP([.B138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665064654224</text:p>
          </table:table-cell>
          <table:table-cell office:value-type="string" calcext:value-type="string">
            <text:p>ک</text:p>
          </table:table-cell>
          <table:table-cell table:formula="of:=VLOOKUP([.B139]; [$lookup.A$1:$lookup.B$37]; 2; 1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222206</text:p>
          </table:table-cell>
          <table:table-cell office:value-type="string" calcext:value-type="string">
            <text:p>ا</text:p>
          </table:table-cell>
          <table:table-cell table:formula="of:=VLOOKUP([.B140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63504440</text:p>
          </table:table-cell>
          <table:table-cell office:value-type="string" calcext:value-type="string">
            <text:p>ر</text:p>
          </table:table-cell>
          <table:table-cell table:formula="of:=VLOOKUP([.B141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45246674</text:p>
          </table:table-cell>
          <table:table-cell office:value-type="string" calcext:value-type="string">
            <text:p>م</text:p>
          </table:table-cell>
          <table:table-cell table:formula="of:=VLOOKUP([.B142]; [$lookup.A$1:$lookup.B$37]; 2; 1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15-3533</text:p>
          </table:table-cell>
          <table:table-cell office:value-type="string" calcext:value-type="string">
            <text:p>ب</text:p>
          </table:table-cell>
          <table:table-cell table:formula="of:=VLOOKUP([.B143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2223232</text:p>
          </table:table-cell>
          <table:table-cell office:value-type="string" calcext:value-type="string">
            <text:p>ا</text:p>
          </table:table-cell>
          <table:table-cell table:formula="of:=VLOOKUP([.B144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-3364</text:p>
          </table:table-cell>
          <table:table-cell office:value-type="string" calcext:value-type="string">
            <text:p>ي</text:p>
          </table:table-cell>
          <table:table-cell table:formula="of:=VLOOKUP([.B145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735</text:p>
          </table:table-cell>
          <table:table-cell office:value-type="string" calcext:value-type="string">
            <text:p>ء</text:p>
          </table:table-cell>
          <table:table-cell table:formula="of:=VLOOKUP([.B146]; [$lookup.A$1:$lookup.B$37]; 2; 1)" office:value-type="string" office:string-value="" calcext:value-type="error">
            <text:p>#N/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3235</text:p>
          </table:table-cell>
          <table:table-cell office:value-type="string" calcext:value-type="string">
            <text:p>ل</text:p>
          </table:table-cell>
          <table:table-cell table:formula="of:=VLOOKUP([.B147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3532411</text:p>
          </table:table-cell>
          <table:table-cell office:value-type="string" calcext:value-type="string">
            <text:p>ه</text:p>
          </table:table-cell>
          <table:table-cell table:formula="of:=VLOOKUP([.B148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22</text:p>
          </table:table-cell>
          <table:table-cell office:value-type="string" calcext:value-type="string">
            <text:p>ا</text:p>
          </table:table-cell>
          <table:table-cell table:formula="of:=VLOOKUP([.B149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644-32</text:p>
          </table:table-cell>
          <table:table-cell office:value-type="string" calcext:value-type="string">
            <text:p>ي</text:p>
          </table:table-cell>
          <table:table-cell table:formula="of:=VLOOKUP([.B150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4+6764</text:p>
          </table:table-cell>
          <table:table-cell office:value-type="string" calcext:value-type="string">
            <text:p>ڠ</text:p>
          </table:table-cell>
          <table:table-cell table:formula="of:=VLOOKUP([.B151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03222224</text:p>
          </table:table-cell>
          <table:table-cell office:value-type="string" calcext:value-type="string">
            <text:p>ا</text:p>
          </table:table-cell>
          <table:table-cell table:formula="of:=VLOOKUP([.B152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3+714+</text:p>
          </table:table-cell>
          <table:table-cell office:value-type="string" calcext:value-type="string">
            <text:p>ت</text:p>
          </table:table-cell>
          <table:table-cell table:formula="of:=VLOOKUP([.B153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-444326</text:p>
          </table:table-cell>
          <table:table-cell office:value-type="string" calcext:value-type="string">
            <text:p>ي</text:p>
          </table:table-cell>
          <table:table-cell table:formula="of:=VLOOKUP([.B154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23364535</text:p>
          </table:table-cell>
          <table:table-cell office:value-type="string" calcext:value-type="string">
            <text:p>س</text:p>
          </table:table-cell>
          <table:table-cell table:formula="of:=VLOOKUP([.B155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4-4-22</text:p>
          </table:table-cell>
          <table:table-cell office:value-type="string" calcext:value-type="string">
            <text:p>ي</text:p>
          </table:table-cell>
          <table:table-cell table:formula="of:=VLOOKUP([.B156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7-33134</text:p>
          </table:table-cell>
          <table:table-cell office:value-type="string" calcext:value-type="string">
            <text:p>ڠ</text:p>
          </table:table-cell>
          <table:table-cell table:formula="of:=VLOOKUP([.B157]; [$lookup.A$1:$lookup.B$37]; 2; 1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75454+3</text:p>
          </table:table-cell>
          <table:table-cell office:value-type="string" calcext:value-type="string">
            <text:p>د</text:p>
          </table:table-cell>
          <table:table-cell table:formula="of:=VLOOKUP([.B158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159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4+4040+6</text:p>
          </table:table-cell>
          <table:table-cell office:value-type="string" calcext:value-type="string">
            <text:p>ن</text:p>
          </table:table-cell>
          <table:table-cell table:formula="of:=VLOOKUP([.B160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476444</text:p>
          </table:table-cell>
          <table:table-cell office:value-type="string" calcext:value-type="string">
            <text:p>م</text:p>
          </table:table-cell>
          <table:table-cell table:formula="of:=VLOOKUP([.B161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222205</text:p>
          </table:table-cell>
          <table:table-cell office:value-type="string" calcext:value-type="string">
            <text:p>ا</text:p>
          </table:table-cell>
          <table:table-cell table:formula="of:=VLOOKUP([.B162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5245</text:p>
          </table:table-cell>
          <table:table-cell office:value-type="string" calcext:value-type="string">
            <text:p>ل</text:p>
          </table:table-cell>
          <table:table-cell table:formula="of:=VLOOKUP([.B163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56+64536</text:p>
          </table:table-cell>
          <table:table-cell office:value-type="string" calcext:value-type="string">
            <text:p>م</text:p>
          </table:table-cell>
          <table:table-cell table:formula="of:=VLOOKUP([.B164]; [$lookup.A$1:$lookup.B$37]; 2; 1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165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-33</text:p>
          </table:table-cell>
          <table:table-cell office:value-type="string" calcext:value-type="string">
            <text:p>ي</text:p>
          </table:table-cell>
          <table:table-cell table:formula="of:=VLOOKUP([.B166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43+46</text:p>
          </table:table-cell>
          <table:table-cell office:value-type="string" calcext:value-type="string">
            <text:p>ڠ</text:p>
          </table:table-cell>
          <table:table-cell table:formula="of:=VLOOKUP([.B167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222</text:p>
          </table:table-cell>
          <table:table-cell office:value-type="string" calcext:value-type="string">
            <text:p>ا</text:p>
          </table:table-cell>
          <table:table-cell table:formula="of:=VLOOKUP([.B168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+64</text:p>
          </table:table-cell>
          <table:table-cell office:value-type="string" calcext:value-type="string">
            <text:p>ت</text:p>
          </table:table-cell>
          <table:table-cell table:formula="of:=VLOOKUP([.B169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-45</text:p>
          </table:table-cell>
          <table:table-cell office:value-type="string" calcext:value-type="string">
            <text:p>ي</text:p>
          </table:table-cell>
          <table:table-cell table:formula="of:=VLOOKUP([.B170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643643643</text:p>
          </table:table-cell>
          <table:table-cell office:value-type="string" calcext:value-type="string">
            <text:p>س</text:p>
          </table:table-cell>
          <table:table-cell table:formula="of:=VLOOKUP([.B171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35133534</text:p>
          </table:table-cell>
          <table:table-cell office:value-type="string" calcext:value-type="string">
            <text:p>ڠ</text:p>
          </table:table-cell>
          <table:table-cell table:formula="of:=VLOOKUP([.B172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22310+1111142146</text:p>
          </table:table-cell>
          <table:table-cell office:value-type="string" calcext:value-type="string">
            <text:p>ک</text:p>
          </table:table-cell>
          <table:table-cell table:formula="of:=VLOOKUP([.B173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53457005541440323</text:p>
          </table:table-cell>
          <table:table-cell office:value-type="string" calcext:value-type="string">
            <text:p>و</text:p>
          </table:table-cell>
          <table:table-cell table:formula="of:=VLOOKUP([.B174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03135</text:p>
          </table:table-cell>
          <table:table-cell office:value-type="string" calcext:value-type="string">
            <text:p>ه</text:p>
          </table:table-cell>
          <table:table-cell table:formula="of:=VLOOKUP([.B175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536436</text:p>
          </table:table-cell>
          <table:table-cell office:value-type="string" calcext:value-type="string">
            <text:p>س</text:p>
          </table:table-cell>
          <table:table-cell table:formula="of:=VLOOKUP([.B176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4-4324</text:p>
          </table:table-cell>
          <table:table-cell office:value-type="string" calcext:value-type="string">
            <text:p>ي</text:p>
          </table:table-cell>
          <table:table-cell table:formula="of:=VLOOKUP([.B177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434+677655</text:p>
          </table:table-cell>
          <table:table-cell office:value-type="string" calcext:value-type="string">
            <text:p>ڠ</text:p>
          </table:table-cell>
          <table:table-cell table:formula="of:=VLOOKUP([.B178]; [$lookup.A$1:$lookup.B$37]; 2; 1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254+7</text:p>
          </table:table-cell>
          <table:table-cell office:value-type="string" calcext:value-type="string">
            <text:p>د</text:p>
          </table:table-cell>
          <table:table-cell table:formula="of:=VLOOKUP([.B179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180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5153453+76</text:p>
          </table:table-cell>
          <table:table-cell office:value-type="string" calcext:value-type="string">
            <text:p>ن</text:p>
          </table:table-cell>
          <table:table-cell table:formula="of:=VLOOKUP([.B181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55744</text:p>
          </table:table-cell>
          <table:table-cell office:value-type="string" calcext:value-type="string">
            <text:p>م</text:p>
          </table:table-cell>
          <table:table-cell table:formula="of:=VLOOKUP([.B182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222</text:p>
          </table:table-cell>
          <table:table-cell office:value-type="string" calcext:value-type="string">
            <text:p>ا</text:p>
          </table:table-cell>
          <table:table-cell table:formula="of:=VLOOKUP([.B183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762554</text:p>
          </table:table-cell>
          <table:table-cell office:value-type="string" calcext:value-type="string">
            <text:p>ل</text:p>
          </table:table-cell>
          <table:table-cell table:formula="of:=VLOOKUP([.B184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43456-307</text:p>
          </table:table-cell>
          <table:table-cell office:value-type="string" calcext:value-type="string">
            <text:p>م</text:p>
          </table:table-cell>
          <table:table-cell table:formula="of:=VLOOKUP([.B185]; [$lookup.A$1:$lookup.B$37]; 2; 1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63644+40</text:p>
          </table:table-cell>
          <table:table-cell office:value-type="string" calcext:value-type="string">
            <text:p>ل</text:p>
          </table:table-cell>
          <table:table-cell table:formula="of:=VLOOKUP([.B186]; [$lookup.A$1:$lookup.B$37]; 2; 1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ا</text:p>
          </table:table-cell>
          <table:table-cell table:formula="of:=VLOOKUP([.B187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7352276554443433</text:p>
          </table:table-cell>
          <table:table-cell office:value-type="string" calcext:value-type="string">
            <text:p>و</text:p>
          </table:table-cell>
          <table:table-cell table:formula="of:=VLOOKUP([.B188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+5560123</text:p>
          </table:table-cell>
          <table:table-cell office:value-type="string" calcext:value-type="string">
            <text:p>ة</text:p>
          </table:table-cell>
          <table:table-cell table:formula="of:=VLOOKUP([.B189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754446</text:p>
          </table:table-cell>
          <table:table-cell office:value-type="string" calcext:value-type="string">
            <text:p>د</text:p>
          </table:table-cell>
          <table:table-cell table:formula="of:=VLOOKUP([.B190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5415446</text:p>
          </table:table-cell>
          <table:table-cell office:value-type="string" calcext:value-type="string">
            <text:p>ر</text:p>
          </table:table-cell>
          <table:table-cell table:formula="of:=VLOOKUP([.B191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4354</text:p>
          </table:table-cell>
          <table:table-cell office:value-type="string" calcext:value-type="string">
            <text:p>س</text:p>
          </table:table-cell>
          <table:table-cell table:formula="of:=VLOOKUP([.B192]; [$lookup.A$1:$lookup.B$37]; 2; 1)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-55</text:p>
          </table:table-cell>
          <table:table-cell office:value-type="string" calcext:value-type="string">
            <text:p>ب</text:p>
          </table:table-cell>
          <table:table-cell table:formula="of:=VLOOKUP([.B193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33554</text:p>
          </table:table-cell>
          <table:table-cell office:value-type="string" calcext:value-type="string">
            <text:p>ر</text:p>
          </table:table-cell>
          <table:table-cell table:formula="of:=VLOOKUP([.B194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+54</text:p>
          </table:table-cell>
          <table:table-cell office:value-type="string" calcext:value-type="string">
            <text:p>ت</text:p>
          </table:table-cell>
          <table:table-cell table:formula="of:=VLOOKUP([.B195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34</text:p>
          </table:table-cell>
          <table:table-cell office:value-type="string" calcext:value-type="string">
            <text:p>م</text:p>
          </table:table-cell>
          <table:table-cell table:formula="of:=VLOOKUP([.B196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4-433</text:p>
          </table:table-cell>
          <table:table-cell office:value-type="string" calcext:value-type="string">
            <text:p>ب</text:p>
          </table:table-cell>
          <table:table-cell table:formula="of:=VLOOKUP([.B197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746</text:p>
          </table:table-cell>
          <table:table-cell office:value-type="string" calcext:value-type="string">
            <text:p>ه</text:p>
          </table:table-cell>
          <table:table-cell table:formula="of:=VLOOKUP([.B198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762555357</text:p>
          </table:table-cell>
          <table:table-cell office:value-type="string" calcext:value-type="string">
            <text:p>د</text:p>
          </table:table-cell>
          <table:table-cell table:formula="of:=VLOOKUP([.B199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703664</text:p>
          </table:table-cell>
          <table:table-cell office:value-type="string" calcext:value-type="string">
            <text:p>ل</text:p>
          </table:table-cell>
          <table:table-cell table:formula="of:=VLOOKUP([.B200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6464415+6</text:p>
          </table:table-cell>
          <table:table-cell office:value-type="string" calcext:value-type="string">
            <text:p>م</text:p>
          </table:table-cell>
          <table:table-cell table:formula="of:=VLOOKUP([.B201]; [$lookup.A$1:$lookup.B$37]; 2; 1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666</text:p>
          </table:table-cell>
          <table:table-cell office:value-type="string" calcext:value-type="string">
            <text:p>ا</text:p>
          </table:table-cell>
          <table:table-cell table:formula="of:=VLOOKUP([.B202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4613+654</text:p>
          </table:table-cell>
          <table:table-cell office:value-type="string" calcext:value-type="string">
            <text:p>ڠ</text:p>
          </table:table-cell>
          <table:table-cell table:formula="of:=VLOOKUP([.B203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-423</text:p>
          </table:table-cell>
          <table:table-cell office:value-type="string" calcext:value-type="string">
            <text:p>ي</text:p>
          </table:table-cell>
          <table:table-cell table:formula="of:=VLOOKUP([.B204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4272+055</text:p>
          </table:table-cell>
          <table:table-cell office:value-type="string" calcext:value-type="string">
            <text:p>ن</text:p>
          </table:table-cell>
          <table:table-cell table:formula="of:=VLOOKUP([.B205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353147543</text:p>
          </table:table-cell>
          <table:table-cell office:value-type="string" calcext:value-type="string">
            <text:p>ث</text:p>
          </table:table-cell>
          <table:table-cell table:formula="of:=VLOOKUP([.B206]; [$lookup.A$1:$lookup.B$37]; 2; 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5+77554</text:p>
          </table:table-cell>
          <table:table-cell office:value-type="string" calcext:value-type="string">
            <text:p>ف</text:p>
          </table:table-cell>
          <table:table-cell table:formula="of:=VLOOKUP([.B207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5523420445</text:p>
          </table:table-cell>
          <table:table-cell office:value-type="string" calcext:value-type="string">
            <text:p>و</text:p>
          </table:table-cell>
          <table:table-cell table:formula="of:=VLOOKUP([.B208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4413+7</text:p>
          </table:table-cell>
          <table:table-cell office:value-type="string" calcext:value-type="string">
            <text:p>ن</text:p>
          </table:table-cell>
          <table:table-cell table:formula="of:=VLOOKUP([.B209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55546777654</text:p>
          </table:table-cell>
          <table:table-cell office:value-type="string" calcext:value-type="string">
            <text:p>ک</text:p>
          </table:table-cell>
          <table:table-cell table:formula="of:=VLOOKUP([.B210]; [$lookup.A$1:$lookup.B$37]; 2; 1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47755444443</text:p>
          </table:table-cell>
          <table:table-cell office:value-type="string" calcext:value-type="string">
            <text:p>ر</text:p>
          </table:table-cell>
          <table:table-cell table:formula="of:=VLOOKUP([.B211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4355535474035427</text:p>
          </table:table-cell>
          <table:table-cell office:value-type="string" calcext:value-type="string">
            <text:p>س</text:p>
          </table:table-cell>
          <table:table-cell table:formula="of:=VLOOKUP([.B212]; [$lookup.A$1:$lookup.B$37]; 2; 1)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213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607075234444407</text:p>
          </table:table-cell>
          <table:table-cell office:value-type="string" calcext:value-type="string">
            <text:p>و</text:p>
          </table:table-cell>
          <table:table-cell table:formula="of:=VLOOKUP([.B214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64453</text:p>
          </table:table-cell>
          <table:table-cell office:value-type="string" calcext:value-type="string">
            <text:p>م</text:p>
          </table:table-cell>
          <table:table-cell table:formula="of:=VLOOKUP([.B215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4-4240</text:p>
          </table:table-cell>
          <table:table-cell office:value-type="string" calcext:value-type="string">
            <text:p>ب</text:p>
          </table:table-cell>
          <table:table-cell table:formula="of:=VLOOKUP([.B216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232365</text:p>
          </table:table-cell>
          <table:table-cell office:value-type="string" calcext:value-type="string">
            <text:p>ا</text:p>
          </table:table-cell>
          <table:table-cell table:formula="of:=VLOOKUP([.B217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2742420</text:p>
          </table:table-cell>
          <table:table-cell office:value-type="string" calcext:value-type="string">
            <text:p>ء</text:p>
          </table:table-cell>
          <table:table-cell table:formula="of:=VLOOKUP([.B218]; [$lookup.A$1:$lookup.B$37]; 2; 1)" office:value-type="string" office:string-value="" calcext:value-type="error">
            <text:p>#N/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1424+4363</text:p>
          </table:table-cell>
          <table:table-cell office:value-type="string" calcext:value-type="string">
            <text:p>ث</text:p>
          </table:table-cell>
          <table:table-cell table:formula="of:=VLOOKUP([.B219]; [$lookup.A$1:$lookup.B$37]; 2; 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73554547</text:p>
          </table:table-cell>
          <table:table-cell office:value-type="string" calcext:value-type="string">
            <text:p>ر</text:p>
          </table:table-cell>
          <table:table-cell table:formula="of:=VLOOKUP([.B220]; [$lookup.A$1:$lookup.B$37]; 2; 1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221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+64</text:p>
          </table:table-cell>
          <table:table-cell office:value-type="string" calcext:value-type="string">
            <text:p>ن</text:p>
          </table:table-cell>
          <table:table-cell table:formula="of:=VLOOKUP([.B222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245-45</text:p>
          </table:table-cell>
          <table:table-cell office:value-type="string" calcext:value-type="string">
            <text:p>چ</text:p>
          </table:table-cell>
          <table:table-cell table:formula="of:=VLOOKUP([.B223]; [$lookup.A$1:$lookup.B$37]; 2; 1)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63465706677</text:p>
          </table:table-cell>
          <table:table-cell office:value-type="string" calcext:value-type="string">
            <text:p>م</text:p>
          </table:table-cell>
          <table:table-cell table:formula="of:=VLOOKUP([.B224]; [$lookup.A$1:$lookup.B$37]; 2; 1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414+55</text:p>
          </table:table-cell>
          <table:table-cell office:value-type="string" calcext:value-type="string">
            <text:p>ت</text:p>
          </table:table-cell>
          <table:table-cell table:formula="of:=VLOOKUP([.B225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76435</text:p>
          </table:table-cell>
          <table:table-cell office:value-type="string" calcext:value-type="string">
            <text:p>م</text:p>
          </table:table-cell>
          <table:table-cell table:formula="of:=VLOOKUP([.B226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544-235</text:p>
          </table:table-cell>
          <table:table-cell office:value-type="string" calcext:value-type="string">
            <text:p>ب</text:p>
          </table:table-cell>
          <table:table-cell table:formula="of:=VLOOKUP([.B227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322222427</text:p>
          </table:table-cell>
          <table:table-cell office:value-type="string" calcext:value-type="string">
            <text:p>ا</text:p>
          </table:table-cell>
          <table:table-cell table:formula="of:=VLOOKUP([.B228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354322+70</text:p>
          </table:table-cell>
          <table:table-cell office:value-type="string" calcext:value-type="string">
            <text:p>ڠ</text:p>
          </table:table-cell>
          <table:table-cell table:formula="of:=VLOOKUP([.B229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67753633732</text:p>
          </table:table-cell>
          <table:table-cell office:value-type="string" calcext:value-type="string">
            <text:p>ی</text:p>
          </table:table-cell>
          <table:table-cell table:formula="of:=VLOOKUP([.B230]; [$lookup.A$1:$lookup.B$37]; 2; 1)"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6710655555+</text:p>
          </table:table-cell>
          <table:table-cell office:value-type="string" calcext:value-type="string">
            <text:p>ف</text:p>
          </table:table-cell>
          <table:table-cell table:formula="of:=VLOOKUP([.B231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552037</text:p>
          </table:table-cell>
          <table:table-cell office:value-type="string" calcext:value-type="string">
            <text:p>ر</text:p>
          </table:table-cell>
          <table:table-cell table:formula="of:=VLOOKUP([.B232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2</text:p>
          </table:table-cell>
          <table:table-cell office:value-type="string" calcext:value-type="string">
            <text:p>ا</text:p>
          </table:table-cell>
          <table:table-cell table:formula="of:=VLOOKUP([.B233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53467740</text:p>
          </table:table-cell>
          <table:table-cell office:value-type="string" calcext:value-type="string">
            <text:p>ه</text:p>
          </table:table-cell>
          <table:table-cell table:formula="of:=VLOOKUP([.B234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642420545</text:p>
          </table:table-cell>
          <table:table-cell office:value-type="string" calcext:value-type="string">
            <text:p>و</text:p>
          </table:table-cell>
          <table:table-cell table:formula="of:=VLOOKUP([.B235]; [$lookup.A$1:$lookup.B$37]; 2; 1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35-414403117</text:p>
          </table:table-cell>
          <table:table-cell office:value-type="string" calcext:value-type="string">
            <text:p>ج</text:p>
          </table:table-cell>
          <table:table-cell table:formula="of:=VLOOKUP([.B236]; [$lookup.A$1:$lookup.B$37]; 2; 1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2223226</text:p>
          </table:table-cell>
          <table:table-cell office:value-type="string" calcext:value-type="string">
            <text:p>ا</text:p>
          </table:table-cell>
          <table:table-cell table:formula="of:=VLOOKUP([.B237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11+0</text:p>
          </table:table-cell>
          <table:table-cell office:value-type="string" calcext:value-type="string">
            <text:p>ڠ</text:p>
          </table:table-cell>
          <table:table-cell table:formula="of:=VLOOKUP([.B238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433322+</text:p>
          </table:table-cell>
          <table:table-cell office:value-type="string" calcext:value-type="string">
            <text:p>ن</text:p>
          </table:table-cell>
          <table:table-cell table:formula="of:=VLOOKUP([.B239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6543</text:p>
          </table:table-cell>
          <table:table-cell office:value-type="string" calcext:value-type="string">
            <text:p>ت</text:p>
          </table:table-cell>
          <table:table-cell table:formula="of:=VLOOKUP([.B240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434414344</text:p>
          </table:table-cell>
          <table:table-cell office:value-type="string" calcext:value-type="string">
            <text:p>ڠ</text:p>
          </table:table-cell>
          <table:table-cell table:formula="of:=VLOOKUP([.B241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21</text:p>
          </table:table-cell>
          <table:table-cell office:value-type="string" calcext:value-type="string">
            <text:p>ک</text:p>
          </table:table-cell>
          <table:table-cell table:formula="of:=VLOOKUP([.B242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322</text:p>
          </table:table-cell>
          <table:table-cell office:value-type="string" calcext:value-type="string">
            <text:p>ا</text:p>
          </table:table-cell>
          <table:table-cell table:formula="of:=VLOOKUP([.B243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6653</text:p>
          </table:table-cell>
          <table:table-cell office:value-type="string" calcext:value-type="string">
            <text:p>ل</text:p>
          </table:table-cell>
          <table:table-cell table:formula="of:=VLOOKUP([.B244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433566630</text:p>
          </table:table-cell>
          <table:table-cell office:value-type="string" calcext:value-type="string">
            <text:p>م</text:p>
          </table:table-cell>
          <table:table-cell table:formula="of:=VLOOKUP([.B245]; [$lookup.A$1:$lookup.B$37]; 2; 1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35423474540-</text:p>
          </table:table-cell>
          <table:table-cell office:value-type="string" calcext:value-type="string">
            <text:p>ج</text:p>
          </table:table-cell>
          <table:table-cell table:formula="of:=VLOOKUP([.B246]; [$lookup.A$1:$lookup.B$37]; 2; 1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36441142</text:p>
          </table:table-cell>
          <table:table-cell office:value-type="string" calcext:value-type="string">
            <text:p>ک</text:p>
          </table:table-cell>
          <table:table-cell table:formula="of:=VLOOKUP([.B247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40322226</text:p>
          </table:table-cell>
          <table:table-cell office:value-type="string" calcext:value-type="string">
            <text:p>ل</text:p>
          </table:table-cell>
          <table:table-cell table:formula="of:=VLOOKUP([.B248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5375555</text:p>
          </table:table-cell>
          <table:table-cell office:value-type="string" calcext:value-type="string">
            <text:p>و</text:p>
          </table:table-cell>
          <table:table-cell table:formula="of:=VLOOKUP([.B249]; [$lookup.A$1:$lookup.B$37]; 2; 1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2</text:p>
          </table:table-cell>
          <table:table-cell office:value-type="string" calcext:value-type="string">
            <text:p>ا</text:p>
          </table:table-cell>
          <table:table-cell table:formula="of:=VLOOKUP([.B250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754+6</text:p>
          </table:table-cell>
          <table:table-cell office:value-type="string" calcext:value-type="string">
            <text:p>د</text:p>
          </table:table-cell>
          <table:table-cell table:formula="of:=VLOOKUP([.B251]; [$lookup.A$1:$lookup.B$37]; 2; 1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252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44-</text:p>
          </table:table-cell>
          <table:table-cell office:value-type="string" calcext:value-type="string">
            <text:p>ي</text:p>
          </table:table-cell>
          <table:table-cell table:formula="of:=VLOOKUP([.B253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033+5</text:p>
          </table:table-cell>
          <table:table-cell office:value-type="string" calcext:value-type="string">
            <text:p>ڠ</text:p>
          </table:table-cell>
          <table:table-cell table:formula="of:=VLOOKUP([.B254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03222</text:p>
          </table:table-cell>
          <table:table-cell office:value-type="string" calcext:value-type="string">
            <text:p>ا</text:p>
          </table:table-cell>
          <table:table-cell table:formula="of:=VLOOKUP([.B255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+65</text:p>
          </table:table-cell>
          <table:table-cell office:value-type="string" calcext:value-type="string">
            <text:p>ت</text:p>
          </table:table-cell>
          <table:table-cell table:formula="of:=VLOOKUP([.B256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-4326</text:p>
          </table:table-cell>
          <table:table-cell office:value-type="string" calcext:value-type="string">
            <text:p>ي</text:p>
          </table:table-cell>
          <table:table-cell table:formula="of:=VLOOKUP([.B257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555547673665</text:p>
          </table:table-cell>
          <table:table-cell office:value-type="string" calcext:value-type="string">
            <text:p>س</text:p>
          </table:table-cell>
          <table:table-cell table:formula="of:=VLOOKUP([.B258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0001701700</text:p>
          </table:table-cell>
          <table:table-cell office:value-type="string" calcext:value-type="string">
            <text:p>ڠ</text:p>
          </table:table-cell>
          <table:table-cell table:formula="of:=VLOOKUP([.B259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017727022</text:p>
          </table:table-cell>
          <table:table-cell office:value-type="string" calcext:value-type="string">
            <text:p>ک</text:p>
          </table:table-cell>
          <table:table-cell table:formula="of:=VLOOKUP([.B260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1346555544032</text:p>
          </table:table-cell>
          <table:table-cell office:value-type="string" calcext:value-type="string">
            <text:p>و</text:p>
          </table:table-cell>
          <table:table-cell table:formula="of:=VLOOKUP([.B261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135652</text:p>
          </table:table-cell>
          <table:table-cell office:value-type="string" calcext:value-type="string">
            <text:p>ه</text:p>
          </table:table-cell>
          <table:table-cell table:formula="of:=VLOOKUP([.B262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262</text:p>
          </table:table-cell>
          <table:table-cell office:value-type="string" calcext:value-type="string">
            <text:p>ا</text:p>
          </table:table-cell>
          <table:table-cell table:formula="of:=VLOOKUP([.B263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535313+</text:p>
          </table:table-cell>
          <table:table-cell office:value-type="string" calcext:value-type="string">
            <text:p>ڠ</text:p>
          </table:table-cell>
          <table:table-cell table:formula="of:=VLOOKUP([.B264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65-33</text:p>
          </table:table-cell>
          <table:table-cell office:value-type="string" calcext:value-type="string">
            <text:p>ي</text:p>
          </table:table-cell>
          <table:table-cell table:formula="of:=VLOOKUP([.B265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2+6201</text:p>
          </table:table-cell>
          <table:table-cell office:value-type="string" calcext:value-type="string">
            <text:p>ن</text:p>
          </table:table-cell>
          <table:table-cell table:formula="of:=VLOOKUP([.B266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55454636666665" calcext:value-type="float">
            <text:p>555454636666665</text:p>
          </table:table-cell>
          <table:table-cell office:value-type="string" calcext:value-type="string">
            <text:p>ک</text:p>
          </table:table-cell>
          <table:table-cell table:formula="of:=VLOOKUP([.B267]; [$lookup.A$1:$lookup.B$37]; 2; 1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755444</text:p>
          </table:table-cell>
          <table:table-cell office:value-type="string" calcext:value-type="string">
            <text:p>ر</text:p>
          </table:table-cell>
          <table:table-cell table:formula="of:=VLOOKUP([.B268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3474552314440435</text:p>
          </table:table-cell>
          <table:table-cell office:value-type="string" calcext:value-type="string">
            <text:p>س</text:p>
          </table:table-cell>
          <table:table-cell table:formula="of:=VLOOKUP([.B269]; [$lookup.A$1:$lookup.B$37]; 2; 1)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75</text:p>
          </table:table-cell>
          <table:table-cell office:value-type="string" calcext:value-type="string">
            <text:p>م</text:p>
          </table:table-cell>
          <table:table-cell table:formula="of:=VLOOKUP([.B270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244+53</text:p>
          </table:table-cell>
          <table:table-cell office:value-type="string" calcext:value-type="string">
            <text:p>ن</text:p>
          </table:table-cell>
          <table:table-cell table:formula="of:=VLOOKUP([.B271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740-07037</text:p>
          </table:table-cell>
          <table:table-cell office:value-type="string" calcext:value-type="string">
            <text:p>ج</text:p>
          </table:table-cell>
          <table:table-cell table:formula="of:=VLOOKUP([.B272]; [$lookup.A$1:$lookup.B$37]; 2; 1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222</text:p>
          </table:table-cell>
          <table:table-cell office:value-type="string" calcext:value-type="string">
            <text:p>ا</text:p>
          </table:table-cell>
          <table:table-cell table:formula="of:=VLOOKUP([.B273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35423</text:p>
          </table:table-cell>
          <table:table-cell office:value-type="string" calcext:value-type="string">
            <text:p>د</text:p>
          </table:table-cell>
          <table:table-cell table:formula="of:=VLOOKUP([.B274]; [$lookup.A$1:$lookup.B$37]; 2; 1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35-44325</text:p>
          </table:table-cell>
          <table:table-cell office:value-type="string" calcext:value-type="string">
            <text:p>ي</text:p>
          </table:table-cell>
          <table:table-cell table:formula="of:=VLOOKUP([.B275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33712+</text:p>
          </table:table-cell>
          <table:table-cell office:value-type="string" calcext:value-type="string">
            <text:p>ت</text:p>
          </table:table-cell>
          <table:table-cell table:formula="of:=VLOOKUP([.B276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22232</text:p>
          </table:table-cell>
          <table:table-cell office:value-type="string" calcext:value-type="string">
            <text:p>ا</text:p>
          </table:table-cell>
          <table:table-cell table:formula="of:=VLOOKUP([.B277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65556</text:p>
          </table:table-cell>
          <table:table-cell office:value-type="string" calcext:value-type="string">
            <text:p>د</text:p>
          </table:table-cell>
          <table:table-cell table:formula="of:=VLOOKUP([.B278]; [$lookup.A$1:$lookup.B$37]; 2; 1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75444444203</text:p>
          </table:table-cell>
          <table:table-cell office:value-type="string" calcext:value-type="string">
            <text:p>و</text:p>
          </table:table-cell>
          <table:table-cell table:formula="of:=VLOOKUP([.B279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3214</text:p>
          </table:table-cell>
          <table:table-cell office:value-type="string" calcext:value-type="string">
            <text:p>ه</text:p>
          </table:table-cell>
          <table:table-cell table:formula="of:=VLOOKUP([.B280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+56</text:p>
          </table:table-cell>
          <table:table-cell office:value-type="string" calcext:value-type="string">
            <text:p>ت</text:p>
          </table:table-cell>
          <table:table-cell table:formula="of:=VLOOKUP([.B281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4354</text:p>
          </table:table-cell>
          <table:table-cell office:value-type="string" calcext:value-type="string">
            <text:p>م</text:p>
          </table:table-cell>
          <table:table-cell table:formula="of:=VLOOKUP([.B282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-43</text:p>
          </table:table-cell>
          <table:table-cell office:value-type="string" calcext:value-type="string">
            <text:p>ب</text:p>
          </table:table-cell>
          <table:table-cell table:formula="of:=VLOOKUP([.B283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622</text:p>
          </table:table-cell>
          <table:table-cell office:value-type="string" calcext:value-type="string">
            <text:p>ا</text:p>
          </table:table-cell>
          <table:table-cell table:formula="of:=VLOOKUP([.B284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134241054415424</text:p>
          </table:table-cell>
          <table:table-cell office:value-type="string" calcext:value-type="string">
            <text:p>ه</text:p>
          </table:table-cell>
          <table:table-cell table:formula="of:=VLOOKUP([.B285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421+510</text:p>
          </table:table-cell>
          <table:table-cell office:value-type="string" calcext:value-type="string">
            <text:p>ن</text:p>
          </table:table-cell>
          <table:table-cell table:formula="of:=VLOOKUP([.B286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5353553</text:p>
          </table:table-cell>
          <table:table-cell office:value-type="string" calcext:value-type="string">
            <text:p>ت</text:p>
          </table:table-cell>
          <table:table-cell table:formula="of:=VLOOKUP([.B287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35343+</text:p>
          </table:table-cell>
          <table:table-cell office:value-type="string" calcext:value-type="string">
            <text:p>ت</text:p>
          </table:table-cell>
          <table:table-cell table:formula="of:=VLOOKUP([.B288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64454544431</text:p>
          </table:table-cell>
          <table:table-cell office:value-type="string" calcext:value-type="string">
            <text:p>ف</text:p>
          </table:table-cell>
          <table:table-cell table:formula="of:=VLOOKUP([.B289]; [$lookup.A$1:$lookup.B$37]; 2; 1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555665335315</text:p>
          </table:table-cell>
          <table:table-cell office:value-type="string" calcext:value-type="string">
            <text:p>س</text:p>
          </table:table-cell>
          <table:table-cell table:formula="of:=VLOOKUP([.B290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4-4-33444</text:p>
          </table:table-cell>
          <table:table-cell office:value-type="string" calcext:value-type="string">
            <text:p>ي</text:p>
          </table:table-cell>
          <table:table-cell table:formula="of:=VLOOKUP([.B291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0022223</text:p>
          </table:table-cell>
          <table:table-cell office:value-type="string" calcext:value-type="string">
            <text:p>ل</text:p>
          </table:table-cell>
          <table:table-cell table:formula="of:=VLOOKUP([.B292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24347</text:p>
          </table:table-cell>
          <table:table-cell office:value-type="string" calcext:value-type="string">
            <text:p>ا</text:p>
          </table:table-cell>
          <table:table-cell table:formula="of:=VLOOKUP([.B293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-53</text:p>
          </table:table-cell>
          <table:table-cell office:value-type="string" calcext:value-type="string">
            <text:p>ب</text:p>
          </table:table-cell>
          <table:table-cell table:formula="of:=VLOOKUP([.B294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4356-00065556</text:p>
          </table:table-cell>
          <table:table-cell office:value-type="string" calcext:value-type="string">
            <text:p>و</text:p>
          </table:table-cell>
          <table:table-cell table:formula="of:=VLOOKUP([.B295]; [$lookup.A$1:$lookup.B$37]; 2; 1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14435-3</text:p>
          </table:table-cell>
          <table:table-cell office:value-type="string" calcext:value-type="string">
            <text:p>ي</text:p>
          </table:table-cell>
          <table:table-cell table:formula="of:=VLOOKUP([.B296]; [$lookup.A$1:$lookup.B$37]; 2; 1)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4255663313+512276</text:p>
          </table:table-cell>
          <table:table-cell office:value-type="string" calcext:value-type="string">
            <text:p>ڠ</text:p>
          </table:table-cell>
          <table:table-cell table:formula="of:=VLOOKUP([.B297]; [$lookup.A$1:$lookup.B$37]; 2; 1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535-344244</text:p>
          </table:table-cell>
          <table:table-cell office:value-type="string" calcext:value-type="string">
            <text:p>چ</text:p>
          </table:table-cell>
          <table:table-cell table:formula="of:=VLOOKUP([.B298]; [$lookup.A$1:$lookup.B$37]; 2; 1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362223236</text:p>
          </table:table-cell>
          <table:table-cell office:value-type="string" calcext:value-type="string">
            <text:p>ا</text:p>
          </table:table-cell>
          <table:table-cell table:formula="of:=VLOOKUP([.B299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-4364</text:p>
          </table:table-cell>
          <table:table-cell office:value-type="string" calcext:value-type="string">
            <text:p>ب</text:p>
          </table:table-cell>
          <table:table-cell table:formula="of:=VLOOKUP([.B300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17554</text:p>
          </table:table-cell>
          <table:table-cell office:value-type="string" calcext:value-type="string">
            <text:p>و</text:p>
          </table:table-cell>
          <table:table-cell table:formula="of:=VLOOKUP([.B301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75616617</text:p>
          </table:table-cell>
          <table:table-cell office:value-type="string" calcext:value-type="string">
            <text:p>ه</text:p>
          </table:table-cell>
          <table:table-cell table:formula="of:=VLOOKUP([.B302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42442444</text:p>
          </table:table-cell>
          <table:table-cell office:value-type="string" calcext:value-type="string">
            <text:p>س</text:p>
          </table:table-cell>
          <table:table-cell table:formula="of:=VLOOKUP([.B303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4+122252</text:p>
          </table:table-cell>
          <table:table-cell office:value-type="string" calcext:value-type="string">
            <text:p>ل</text:p>
          </table:table-cell>
          <table:table-cell table:formula="of:=VLOOKUP([.B304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2</text:p>
          </table:table-cell>
          <table:table-cell office:value-type="string" calcext:value-type="string">
            <text:p>ا</text:p>
          </table:table-cell>
          <table:table-cell table:formula="of:=VLOOKUP([.B305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315532</text:p>
          </table:table-cell>
          <table:table-cell office:value-type="string" calcext:value-type="string">
            <text:p>م</text:p>
          </table:table-cell>
          <table:table-cell table:formula="of:=VLOOKUP([.B306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+554</text:p>
          </table:table-cell>
          <table:table-cell office:value-type="string" calcext:value-type="string">
            <text:p>ة</text:p>
          </table:table-cell>
          <table:table-cell table:formula="of:=VLOOKUP([.B307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308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607014+</text:p>
          </table:table-cell>
          <table:table-cell office:value-type="string" calcext:value-type="string">
            <text:p>ڠ</text:p>
          </table:table-cell>
          <table:table-cell table:formula="of:=VLOOKUP([.B309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66665</text:p>
          </table:table-cell>
          <table:table-cell office:value-type="string" calcext:value-type="string">
            <text:p>ک</text:p>
          </table:table-cell>
          <table:table-cell table:formula="of:=VLOOKUP([.B310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4043235421</text:p>
          </table:table-cell>
          <table:table-cell office:value-type="string" calcext:value-type="string">
            <text:p>و</text:p>
          </table:table-cell>
          <table:table-cell table:formula="of:=VLOOKUP([.B311]; [$lookup.A$1:$lookup.B$37]; 2; 1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55455766263153</text:p>
          </table:table-cell>
          <table:table-cell office:value-type="string" calcext:value-type="string">
            <text:p>ک</text:p>
          </table:table-cell>
          <table:table-cell table:formula="of:=VLOOKUP([.B312]; [$lookup.A$1:$lookup.B$37]; 2; 1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0+63475</text:p>
          </table:table-cell>
          <table:table-cell office:value-type="string" calcext:value-type="string">
            <text:p>ف</text:p>
          </table:table-cell>
          <table:table-cell table:formula="of:=VLOOKUP([.B313]; [$lookup.A$1:$lookup.B$37]; 2; 1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34431457535545</text:p>
          </table:table-cell>
          <table:table-cell office:value-type="string" calcext:value-type="string">
            <text:p>و</text:p>
          </table:table-cell>
          <table:table-cell table:formula="of:=VLOOKUP([.B314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6464347</text:p>
          </table:table-cell>
          <table:table-cell office:value-type="string" calcext:value-type="string">
            <text:p>ل</text:p>
          </table:table-cell>
          <table:table-cell table:formula="of:=VLOOKUP([.B315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05544654744536</text:p>
          </table:table-cell>
          <table:table-cell office:value-type="string" calcext:value-type="string">
            <text:p>و</text:p>
          </table:table-cell>
          <table:table-cell table:formula="of:=VLOOKUP([.B316]; [$lookup.A$1:$lookup.B$37]; 2; 1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447</text:p>
          </table:table-cell>
          <table:table-cell office:value-type="string" calcext:value-type="string">
            <text:p>ب</text:p>
          </table:table-cell>
          <table:table-cell table:formula="of:=VLOOKUP([.B317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5555554</text:p>
          </table:table-cell>
          <table:table-cell office:value-type="string" calcext:value-type="string">
            <text:p>ر</text:p>
          </table:table-cell>
          <table:table-cell table:formula="of:=VLOOKUP([.B318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763674644</text:p>
          </table:table-cell>
          <table:table-cell office:value-type="string" calcext:value-type="string">
            <text:p>ل</text:p>
          </table:table-cell>
          <table:table-cell table:formula="of:=VLOOKUP([.B319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441223376</text:p>
          </table:table-cell>
          <table:table-cell office:value-type="string" calcext:value-type="string">
            <text:p>ا</text:p>
          </table:table-cell>
          <table:table-cell table:formula="of:=VLOOKUP([.B320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364</text:p>
          </table:table-cell>
          <table:table-cell office:value-type="string" calcext:value-type="string">
            <text:p>ب</text:p>
          </table:table-cell>
          <table:table-cell table:formula="of:=VLOOKUP([.B321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5544443033145</text:p>
          </table:table-cell>
          <table:table-cell office:value-type="string" calcext:value-type="string">
            <text:p>و</text:p>
          </table:table-cell>
          <table:table-cell table:formula="of:=VLOOKUP([.B322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4606035</text:p>
          </table:table-cell>
          <table:table-cell office:value-type="string" calcext:value-type="string">
            <text:p>ه</text:p>
          </table:table-cell>
          <table:table-cell table:formula="of:=VLOOKUP([.B323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6551665143</text:p>
          </table:table-cell>
          <table:table-cell office:value-type="string" calcext:value-type="string">
            <text:p>ک</text:p>
          </table:table-cell>
          <table:table-cell table:formula="of:=VLOOKUP([.B324]; [$lookup.A$1:$lookup.B$37]; 2; 1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0322226</text:p>
          </table:table-cell>
          <table:table-cell office:value-type="string" calcext:value-type="string">
            <text:p>ا</text:p>
          </table:table-cell>
          <table:table-cell table:formula="of:=VLOOKUP([.B325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65255+47</text:p>
          </table:table-cell>
          <table:table-cell office:value-type="string" calcext:value-type="string">
            <text:p>ر</text:p>
          </table:table-cell>
          <table:table-cell table:formula="of:=VLOOKUP([.B326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222</text:p>
          </table:table-cell>
          <table:table-cell office:value-type="string" calcext:value-type="string">
            <text:p>ا</text:p>
          </table:table-cell>
          <table:table-cell table:formula="of:=VLOOKUP([.B327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443775443+</text:p>
          </table:table-cell>
          <table:table-cell office:value-type="string" calcext:value-type="string">
            <text:p>ڠ</text:p>
          </table:table-cell>
          <table:table-cell table:formula="of:=VLOOKUP([.B328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020+7</text:p>
          </table:table-cell>
          <table:table-cell office:value-type="string" calcext:value-type="string">
            <text:p>ن</text:p>
          </table:table-cell>
          <table:table-cell table:formula="of:=VLOOKUP([.B329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626</text:p>
          </table:table-cell>
          <table:table-cell office:value-type="string" calcext:value-type="string">
            <text:p>ا</text:p>
          </table:table-cell>
          <table:table-cell table:formula="of:=VLOOKUP([.B330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54+43</text:p>
          </table:table-cell>
          <table:table-cell office:value-type="string" calcext:value-type="string">
            <text:p>ن</text:p>
          </table:table-cell>
          <table:table-cell table:formula="of:=VLOOKUP([.B331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55-43</text:p>
          </table:table-cell>
          <table:table-cell office:value-type="string" calcext:value-type="string">
            <text:p>ي</text:p>
          </table:table-cell>
          <table:table-cell table:formula="of:=VLOOKUP([.B332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4354344</text:p>
          </table:table-cell>
          <table:table-cell office:value-type="string" calcext:value-type="string">
            <text:p>س</text:p>
          </table:table-cell>
          <table:table-cell table:formula="of:=VLOOKUP([.B333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3577544+44</text:p>
          </table:table-cell>
          <table:table-cell office:value-type="string" calcext:value-type="string">
            <text:p>و</text:p>
          </table:table-cell>
          <table:table-cell table:formula="of:=VLOOKUP([.B334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335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33+</text:p>
          </table:table-cell>
          <table:table-cell office:value-type="string" calcext:value-type="string">
            <text:p>ت</text:p>
          </table:table-cell>
          <table:table-cell table:formula="of:=VLOOKUP([.B336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75775545440</text:p>
          </table:table-cell>
          <table:table-cell office:value-type="string" calcext:value-type="string">
            <text:p>و</text:p>
          </table:table-cell>
          <table:table-cell table:formula="of:=VLOOKUP([.B337]; [$lookup.A$1:$lookup.B$37]; 2; 1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6355705454</text:p>
          </table:table-cell>
          <table:table-cell office:value-type="string" calcext:value-type="string">
            <text:p>م</text:p>
          </table:table-cell>
          <table:table-cell table:formula="of:=VLOOKUP([.B338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5254437326</text:p>
          </table:table-cell>
          <table:table-cell office:value-type="string" calcext:value-type="string">
            <text:p>د</text:p>
          </table:table-cell>
          <table:table-cell table:formula="of:=VLOOKUP([.B339]; [$lookup.A$1:$lookup.B$37]; 2; 1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6016</text:p>
          </table:table-cell>
          <table:table-cell office:value-type="string" calcext:value-type="string">
            <text:p>ه</text:p>
          </table:table-cell>
          <table:table-cell table:formula="of:=VLOOKUP([.B340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2033565</text:p>
          </table:table-cell>
          <table:table-cell office:value-type="string" calcext:value-type="string">
            <text:p>م</text:p>
          </table:table-cell>
          <table:table-cell table:formula="of:=VLOOKUP([.B341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531133+467</text:p>
          </table:table-cell>
          <table:table-cell office:value-type="string" calcext:value-type="string">
            <text:p>ڠ</text:p>
          </table:table-cell>
          <table:table-cell table:formula="of:=VLOOKUP([.B342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473222227</text:p>
          </table:table-cell>
          <table:table-cell office:value-type="string" calcext:value-type="string">
            <text:p>ا</text:p>
          </table:table-cell>
          <table:table-cell table:formula="of:=VLOOKUP([.B343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716605557</text:p>
          </table:table-cell>
          <table:table-cell office:value-type="string" calcext:value-type="string">
            <text:p>ر</text:p>
          </table:table-cell>
          <table:table-cell table:formula="of:=VLOOKUP([.B344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226</text:p>
          </table:table-cell>
          <table:table-cell office:value-type="string" calcext:value-type="string">
            <text:p>ا</text:p>
          </table:table-cell>
          <table:table-cell table:formula="of:=VLOOKUP([.B345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000014321+</text:p>
          </table:table-cell>
          <table:table-cell office:value-type="string" calcext:value-type="string">
            <text:p>ڠ</text:p>
          </table:table-cell>
          <table:table-cell table:formula="of:=VLOOKUP([.B346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747665</text:p>
          </table:table-cell>
          <table:table-cell office:value-type="string" calcext:value-type="string">
            <text:p>ک</text:p>
          </table:table-cell>
          <table:table-cell table:formula="of:=VLOOKUP([.B347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4+753</text:p>
          </table:table-cell>
          <table:table-cell office:value-type="string" calcext:value-type="string">
            <text:p>ن</text:p>
          </table:table-cell>
          <table:table-cell table:formula="of:=VLOOKUP([.B348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57435535-3154</text:p>
          </table:table-cell>
          <table:table-cell office:value-type="string" calcext:value-type="string">
            <text:p>س</text:p>
          </table:table-cell>
          <table:table-cell table:formula="of:=VLOOKUP([.B349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3541555</text:p>
          </table:table-cell>
          <table:table-cell office:value-type="string" calcext:value-type="string">
            <text:p>ع</text:p>
          </table:table-cell>
          <table:table-cell table:formula="of:=VLOOKUP([.B350]; [$lookup.A$1:$lookup.B$37]; 2; 1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45-</text:p>
          </table:table-cell>
          <table:table-cell office:value-type="string" calcext:value-type="string">
            <text:p>ي</text:p>
          </table:table-cell>
          <table:table-cell table:formula="of:=VLOOKUP([.B351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317075</text:p>
          </table:table-cell>
          <table:table-cell office:value-type="string" calcext:value-type="string">
            <text:p>ر</text:p>
          </table:table-cell>
          <table:table-cell table:formula="of:=VLOOKUP([.B352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+46</text:p>
          </table:table-cell>
          <table:table-cell office:value-type="string" calcext:value-type="string">
            <text:p>ت</text:p>
          </table:table-cell>
          <table:table-cell table:formula="of:=VLOOKUP([.B353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0643</text:p>
          </table:table-cell>
          <table:table-cell office:value-type="string" calcext:value-type="string">
            <text:p>م</text:p>
          </table:table-cell>
          <table:table-cell table:formula="of:=VLOOKUP([.B354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+13+</text:p>
          </table:table-cell>
          <table:table-cell office:value-type="string" calcext:value-type="string">
            <text:p>ف</text:p>
          </table:table-cell>
          <table:table-cell table:formula="of:=VLOOKUP([.B355]; [$lookup.A$1:$lookup.B$37]; 2; 1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3+52</text:p>
          </table:table-cell>
          <table:table-cell office:value-type="string" calcext:value-type="string">
            <text:p>ة</text:p>
          </table:table-cell>
          <table:table-cell table:formula="of:=VLOOKUP([.B356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5-43</text:p>
          </table:table-cell>
          <table:table-cell office:value-type="string" calcext:value-type="string">
            <text:p>ب</text:p>
          </table:table-cell>
          <table:table-cell table:formula="of:=VLOOKUP([.B357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5445</text:p>
          </table:table-cell>
          <table:table-cell office:value-type="string" calcext:value-type="string">
            <text:p>ر</text:p>
          </table:table-cell>
          <table:table-cell table:formula="of:=VLOOKUP([.B358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+606543</text:p>
          </table:table-cell>
          <table:table-cell office:value-type="string" calcext:value-type="string">
            <text:p>ف</text:p>
          </table:table-cell>
          <table:table-cell table:formula="of:=VLOOKUP([.B359]; [$lookup.A$1:$lookup.B$37]; 2; 1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+544</text:p>
          </table:table-cell>
          <table:table-cell office:value-type="string" calcext:value-type="string">
            <text:p>ن</text:p>
          </table:table-cell>
          <table:table-cell table:formula="of:=VLOOKUP([.B360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55543210</text:p>
          </table:table-cell>
          <table:table-cell office:value-type="string" calcext:value-type="string">
            <text:p>د</text:p>
          </table:table-cell>
          <table:table-cell table:formula="of:=VLOOKUP([.B361]; [$lookup.A$1:$lookup.B$37]; 2; 1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01345226</text:p>
          </table:table-cell>
          <table:table-cell office:value-type="string" calcext:value-type="string">
            <text:p>ه</text:p>
          </table:table-cell>
          <table:table-cell table:formula="of:=VLOOKUP([.B362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641447</text:p>
          </table:table-cell>
          <table:table-cell office:value-type="string" calcext:value-type="string">
            <text:p>د</text:p>
          </table:table-cell>
          <table:table-cell table:formula="of:=VLOOKUP([.B363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45-6</text:p>
          </table:table-cell>
          <table:table-cell office:value-type="string" calcext:value-type="string">
            <text:p>ي</text:p>
          </table:table-cell>
          <table:table-cell table:formula="of:=VLOOKUP([.B364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35666</text:p>
          </table:table-cell>
          <table:table-cell office:value-type="string" calcext:value-type="string">
            <text:p>م</text:p>
          </table:table-cell>
          <table:table-cell table:formula="of:=VLOOKUP([.B365]; [$lookup.A$1:$lookup.B$37]; 2; 1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7557</text:p>
          </table:table-cell>
          <table:table-cell office:value-type="string" calcext:value-type="string">
            <text:p>د</text:p>
          </table:table-cell>
          <table:table-cell table:formula="of:=VLOOKUP([.B366]; [$lookup.A$1:$lookup.B$37]; 2; 1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د</text:p>
          </table:table-cell>
          <table:table-cell table:formula="of:=VLOOKUP([.B367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43+</text:p>
          </table:table-cell>
          <table:table-cell office:value-type="string" calcext:value-type="string">
            <text:p>ن</text:p>
          </table:table-cell>
          <table:table-cell table:formula="of:=VLOOKUP([.B368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-4</text:p>
          </table:table-cell>
          <table:table-cell office:value-type="string" calcext:value-type="string">
            <text:p>ي</text:p>
          </table:table-cell>
          <table:table-cell table:formula="of:=VLOOKUP([.B369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22222</text:p>
          </table:table-cell>
          <table:table-cell office:value-type="string" calcext:value-type="string">
            <text:p>ا</text:p>
          </table:table-cell>
          <table:table-cell table:formula="of:=VLOOKUP([.B370]; [$lookup.A$1:$lookup.B$37]; 2; 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54033+</text:p>
          </table:table-cell>
          <table:table-cell office:value-type="string" calcext:value-type="string">
            <text:p>ت</text:p>
          </table:table-cell>
          <table:table-cell table:formula="of:=VLOOKUP([.B371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460640</text:p>
          </table:table-cell>
          <table:table-cell office:value-type="string" calcext:value-type="string">
            <text:p>م</text:p>
          </table:table-cell>
          <table:table-cell table:formula="of:=VLOOKUP([.B372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-235-</text:p>
          </table:table-cell>
          <table:table-cell office:value-type="string" calcext:value-type="string">
            <text:p>ب</text:p>
          </table:table-cell>
          <table:table-cell table:formula="of:=VLOOKUP([.B373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342162212322030</text:p>
          </table:table-cell>
          <table:table-cell office:value-type="string" calcext:value-type="string">
            <text:p>ل</text:p>
          </table:table-cell>
          <table:table-cell table:formula="of:=VLOOKUP([.B374]; [$lookup.A$1:$lookup.B$37]; 2; 1)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0-1</text:p>
          </table:table-cell>
          <table:table-cell office:value-type="string" calcext:value-type="string">
            <text:p>ب</text:p>
          </table:table-cell>
          <table:table-cell table:formula="of:=VLOOKUP([.B375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ا</text:p>
          </table:table-cell>
          <table:table-cell table:formula="of:=VLOOKUP([.B376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65</text:p>
          </table:table-cell>
          <table:table-cell office:value-type="string" calcext:value-type="string">
            <text:p>ل</text:p>
          </table:table-cell>
          <table:table-cell table:formula="of:=VLOOKUP([.B377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35</text:p>
          </table:table-cell>
          <table:table-cell office:value-type="string" calcext:value-type="string">
            <text:p>ه</text:p>
          </table:table-cell>
          <table:table-cell table:formula="of:=VLOOKUP([.B378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254547</text:p>
          </table:table-cell>
          <table:table-cell office:value-type="string" calcext:value-type="string">
            <text:p>د</text:p>
          </table:table-cell>
          <table:table-cell table:formula="of:=VLOOKUP([.B379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555662656465</text:p>
          </table:table-cell>
          <table:table-cell office:value-type="string" calcext:value-type="string">
            <text:p>ک</text:p>
          </table:table-cell>
          <table:table-cell table:formula="of:=VLOOKUP([.B380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535352270353</text:p>
          </table:table-cell>
          <table:table-cell office:value-type="string" calcext:value-type="string">
            <text:p>ه</text:p>
          </table:table-cell>
          <table:table-cell table:formula="of:=VLOOKUP([.B381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4443244217</text:p>
          </table:table-cell>
          <table:table-cell office:value-type="string" calcext:value-type="string">
            <text:p>و</text:p>
          </table:table-cell>
          <table:table-cell table:formula="of:=VLOOKUP([.B382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017</text:p>
          </table:table-cell>
          <table:table-cell office:value-type="string" calcext:value-type="string">
            <text:p>ن</text:p>
          </table:table-cell>
          <table:table-cell table:formula="of:=VLOOKUP([.B383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566667</text:p>
          </table:table-cell>
          <table:table-cell office:value-type="string" calcext:value-type="string">
            <text:p>ک</text:p>
          </table:table-cell>
          <table:table-cell table:formula="of:=VLOOKUP([.B384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65+44432</text:p>
          </table:table-cell>
          <table:table-cell office:value-type="string" calcext:value-type="string">
            <text:p>ن</text:p>
          </table:table-cell>
          <table:table-cell table:formula="of:=VLOOKUP([.B385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ا</text:p>
          </table:table-cell>
          <table:table-cell table:formula="of:=VLOOKUP([.B386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23423274</text:p>
          </table:table-cell>
          <table:table-cell office:value-type="string" calcext:value-type="string">
            <text:p>و</text:p>
          </table:table-cell>
          <table:table-cell table:formula="of:=VLOOKUP([.B387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26535</text:p>
          </table:table-cell>
          <table:table-cell office:value-type="string" calcext:value-type="string">
            <text:p>ل</text:p>
          </table:table-cell>
          <table:table-cell table:formula="of:=VLOOKUP([.B388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-</text:p>
          </table:table-cell>
          <table:table-cell office:value-type="string" calcext:value-type="string">
            <text:p>ي</text:p>
          </table:table-cell>
          <table:table-cell table:formula="of:=VLOOKUP([.B389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ه</text:p>
          </table:table-cell>
          <table:table-cell table:formula="of:=VLOOKUP([.B390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54</text:p>
          </table:table-cell>
          <table:table-cell office:value-type="string" calcext:value-type="string">
            <text:p>ر</text:p>
          </table:table-cell>
          <table:table-cell table:formula="of:=VLOOKUP([.B391]; [$lookup.A$1:$lookup.B$37]; 2; 1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444354545</text:p>
          </table:table-cell>
          <table:table-cell office:value-type="string" calcext:value-type="string">
            <text:p>س</text:p>
          </table:table-cell>
          <table:table-cell table:formula="of:=VLOOKUP([.B392]; [$lookup.A$1:$lookup.B$37]; 2; 1)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572421555544</text:p>
          </table:table-cell>
          <table:table-cell office:value-type="string" calcext:value-type="string">
            <text:p>و</text:p>
          </table:table-cell>
          <table:table-cell table:formula="of:=VLOOKUP([.B393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611114440</text:p>
          </table:table-cell>
          <table:table-cell office:value-type="string" calcext:value-type="string">
            <text:p>ل</text:p>
          </table:table-cell>
          <table:table-cell table:formula="of:=VLOOKUP([.B394]; [$lookup.A$1:$lookup.B$37]; 2; 1)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formula="of:=VLOOKUP([.B395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64</text:p>
          </table:table-cell>
          <table:table-cell office:value-type="string" calcext:value-type="string">
            <text:p>ل</text:p>
          </table:table-cell>
          <table:table-cell table:formula="of:=VLOOKUP([.B396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614</text:p>
          </table:table-cell>
          <table:table-cell office:value-type="string" calcext:value-type="string">
            <text:p>ل</text:p>
          </table:table-cell>
          <table:table-cell table:formula="of:=VLOOKUP([.B397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7112</text:p>
          </table:table-cell>
          <table:table-cell office:value-type="string" calcext:value-type="string">
            <text:p>ه</text:p>
          </table:table-cell>
          <table:table-cell table:formula="of:=VLOOKUP([.B398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5-lineimg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ع</text:p>
          </table:table-cell>
          <table:table-cell table:formula="of:=VLOOKUP([.B400]; [$lookup.A$1:$lookup.B$37]; 2; 1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formula="of:=VLOOKUP([.B401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ی</text:p>
          </table:table-cell>
          <table:table-cell table:formula="of:=VLOOKUP([.B402]; [$lookup.A$1:$lookup.B$37]; 2; 1)"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323426255</text:p>
          </table:table-cell>
          <table:table-cell office:value-type="string" calcext:value-type="string">
            <text:p>د</text:p>
          </table:table-cell>
          <table:table-cell table:formula="of:=VLOOKUP([.B403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372</text:p>
          </table:table-cell>
          <table:table-cell office:value-type="string" calcext:value-type="string">
            <text:p>ا</text:p>
          </table:table-cell>
          <table:table-cell table:formula="of:=VLOOKUP([.B404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365413443+43+7</text:p>
          </table:table-cell>
          <table:table-cell office:value-type="string" calcext:value-type="string">
            <text:p>ن</text:p>
          </table:table-cell>
          <table:table-cell table:formula="of:=VLOOKUP([.B405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3240333+531+444</text:p>
          </table:table-cell>
          <table:table-cell office:value-type="string" calcext:value-type="string">
            <text:p>ف</text:p>
          </table:table-cell>
          <table:table-cell table:formula="of:=VLOOKUP([.B406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432222233232</text:p>
          </table:table-cell>
          <table:table-cell office:value-type="string" calcext:value-type="string">
            <text:p>ا</text:p>
          </table:table-cell>
          <table:table-cell table:formula="of:=VLOOKUP([.B407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354143423223723</text:p>
          </table:table-cell>
          <table:table-cell office:value-type="string" calcext:value-type="string">
            <text:p>ط</text:p>
          </table:table-cell>
          <table:table-cell table:formula="of:=VLOOKUP([.B408]; [$lookup.A$1:$lookup.B$37]; 2; 1)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3456-</text:p>
          </table:table-cell>
          <table:table-cell office:value-type="string" calcext:value-type="string">
            <text:p>ي</text:p>
          </table:table-cell>
          <table:table-cell table:formula="of:=VLOOKUP([.B409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66540</text:p>
          </table:table-cell>
          <table:table-cell office:value-type="string" calcext:value-type="string">
            <text:p>م</text:p>
          </table:table-cell>
          <table:table-cell table:formula="of:=VLOOKUP([.B410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42171</text:p>
          </table:table-cell>
          <table:table-cell office:value-type="string" calcext:value-type="string">
            <text:p>ه</text:p>
          </table:table-cell>
          <table:table-cell table:formula="of:=VLOOKUP([.B411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5555556666</text:p>
          </table:table-cell>
          <table:table-cell office:value-type="string" calcext:value-type="string">
            <text:p>س</text:p>
          </table:table-cell>
          <table:table-cell table:formula="of:=VLOOKUP([.B412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440344</text:p>
          </table:table-cell>
          <table:table-cell office:value-type="string" calcext:value-type="string">
            <text:p>م</text:p>
          </table:table-cell>
          <table:table-cell table:formula="of:=VLOOKUP([.B413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24313+64</text:p>
          </table:table-cell>
          <table:table-cell office:value-type="string" calcext:value-type="string">
            <text:p>ف</text:p>
          </table:table-cell>
          <table:table-cell table:formula="of:=VLOOKUP([.B414]; [$lookup.A$1:$lookup.B$37]; 2; 1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-354</text:p>
          </table:table-cell>
          <table:table-cell office:value-type="string" calcext:value-type="string">
            <text:p>ي</text:p>
          </table:table-cell>
          <table:table-cell table:formula="of:=VLOOKUP([.B415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241422</text:p>
          </table:table-cell>
          <table:table-cell office:value-type="string" calcext:value-type="string">
            <text:p>ل</text:p>
          </table:table-cell>
          <table:table-cell table:formula="of:=VLOOKUP([.B416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14</text:p>
          </table:table-cell>
          <table:table-cell office:value-type="string" calcext:value-type="string">
            <text:p>ه</text:p>
          </table:table-cell>
          <table:table-cell table:formula="of:=VLOOKUP([.B417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0701</text:p>
          </table:table-cell>
          <table:table-cell office:value-type="string" calcext:value-type="string">
            <text:p>ن</text:p>
          </table:table-cell>
          <table:table-cell table:formula="of:=VLOOKUP([.B418]; [$lookup.A$1:$lookup.B$37]; 2; 1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-014432</text:p>
          </table:table-cell>
          <table:table-cell office:value-type="string" calcext:value-type="string">
            <text:p>ي</text:p>
          </table:table-cell>
          <table:table-cell table:formula="of:=VLOOKUP([.B419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56366</text:p>
          </table:table-cell>
          <table:table-cell office:value-type="string" calcext:value-type="string">
            <text:p>ک</text:p>
          </table:table-cell>
          <table:table-cell table:formula="of:=VLOOKUP([.B420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12222" calcext:value-type="float">
            <text:p>312222</text:p>
          </table:table-cell>
          <table:table-cell office:value-type="string" calcext:value-type="string">
            <text:p>ا</text:p>
          </table:table-cell>
          <table:table-cell table:formula="of:=VLOOKUP([.B421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5355255</text:p>
          </table:table-cell>
          <table:table-cell office:value-type="string" calcext:value-type="string">
            <text:p>ح</text:p>
          </table:table-cell>
          <table:table-cell table:formula="of:=VLOOKUP([.B422]; [$lookup.A$1:$lookup.B$37]; 2; 1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1+0</text:p>
          </table:table-cell>
          <table:table-cell office:value-type="string" calcext:value-type="string">
            <text:p>ن</text:p>
          </table:table-cell>
          <table:table-cell table:formula="of:=VLOOKUP([.B423]; [$lookup.A$1:$lookup.B$37]; 2; 1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4243</text:p>
          </table:table-cell>
          <table:table-cell office:value-type="string" calcext:value-type="string">
            <text:p>م</text:p>
          </table:table-cell>
          <table:table-cell table:formula="of:=VLOOKUP([.B424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2</text:p>
          </table:table-cell>
          <table:table-cell office:value-type="string" calcext:value-type="string">
            <text:p>ا</text:p>
          </table:table-cell>
          <table:table-cell table:formula="of:=VLOOKUP([.B425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645443+43+</text:p>
          </table:table-cell>
          <table:table-cell office:value-type="string" calcext:value-type="string">
            <text:p>ث</text:p>
          </table:table-cell>
          <table:table-cell table:formula="of:=VLOOKUP([.B426]; [$lookup.A$1:$lookup.B$37]; 2; 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formula="of:=VLOOKUP([.B427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formula="of:=VLOOKUP([.B428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formula="of:=VLOOKUP([.B429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formula="of:=VLOOKUP([.B430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ط</text:p>
          </table:table-cell>
          <table:table-cell table:formula="of:=VLOOKUP([.B431]; [$lookup.A$1:$lookup.B$37]; 2; 1)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formula="of:=VLOOKUP([.B432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formula="of:=VLOOKUP([.B433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formula="of:=VLOOKUP([.B434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5-lineimg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262</text:p>
          </table:table-cell>
          <table:table-cell office:value-type="string" calcext:value-type="string">
            <text:p>ا</text:p>
          </table:table-cell>
          <table:table-cell table:formula="of:=VLOOKUP([.B436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265</text:p>
          </table:table-cell>
          <table:table-cell office:value-type="string" calcext:value-type="string">
            <text:p>ل</text:p>
          </table:table-cell>
          <table:table-cell table:formula="of:=VLOOKUP([.B437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+555534221</text:p>
          </table:table-cell>
          <table:table-cell office:value-type="string" calcext:value-type="string">
            <text:p>ز</text:p>
          </table:table-cell>
          <table:table-cell table:formula="of:=VLOOKUP([.B438]; [$lookup.A$1:$lookup.B$37]; 2; 1)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3431424555</text:p>
          </table:table-cell>
          <table:table-cell office:value-type="string" calcext:value-type="string">
            <text:p>ه</text:p>
          </table:table-cell>
          <table:table-cell table:formula="of:=VLOOKUP([.B439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155331422106643</text:p>
          </table:table-cell>
          <table:table-cell office:value-type="string" calcext:value-type="string">
            <text:p>ر</text:p>
          </table:table-cell>
          <table:table-cell table:formula="of:=VLOOKUP([.B440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5565355-437</text:p>
          </table:table-cell>
          <table:table-cell office:value-type="string" calcext:value-type="string">
            <text:p>ي</text:p>
          </table:table-cell>
          <table:table-cell table:formula="of:=VLOOKUP([.B441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2662654444</text:p>
          </table:table-cell>
          <table:table-cell office:value-type="string" calcext:value-type="string">
            <text:p>ل</text:p>
          </table:table-cell>
          <table:table-cell table:formula="of:=VLOOKUP([.B442]; [$lookup.A$1:$lookup.B$37]; 2; 1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22323</text:p>
          </table:table-cell>
          <table:table-cell office:value-type="string" calcext:value-type="string">
            <text:p>ا</text:p>
          </table:table-cell>
          <table:table-cell table:formula="of:=VLOOKUP([.B443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44+54637666750</text:p>
          </table:table-cell>
          <table:table-cell office:value-type="string" calcext:value-type="string">
            <text:p>ݢ</text:p>
          </table:table-cell>
          <table:table-cell table:formula="of:=VLOOKUP([.B444]; [$lookup.A$1:$lookup.B$37]; 2; 1)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7555-4443433225</text:p>
          </table:table-cell>
          <table:table-cell office:value-type="string" calcext:value-type="string">
            <text:p>ي</text:p>
          </table:table-cell>
          <table:table-cell table:formula="of:=VLOOKUP([.B445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3443620044</text:p>
          </table:table-cell>
          <table:table-cell office:value-type="string" calcext:value-type="string">
            <text:p>ع</text:p>
          </table:table-cell>
          <table:table-cell table:formula="of:=VLOOKUP([.B446]; [$lookup.A$1:$lookup.B$37]; 2; 1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322237</text:p>
          </table:table-cell>
          <table:table-cell office:value-type="string" calcext:value-type="string">
            <text:p>ا</text:p>
          </table:table-cell>
          <table:table-cell table:formula="of:=VLOOKUP([.B447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415</text:p>
          </table:table-cell>
          <table:table-cell office:value-type="string" calcext:value-type="string">
            <text:p>ر</text:p>
          </table:table-cell>
          <table:table-cell table:formula="of:=VLOOKUP([.B448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436-</text:p>
          </table:table-cell>
          <table:table-cell office:value-type="string" calcext:value-type="string">
            <text:p>ي</text:p>
          </table:table-cell>
          <table:table-cell table:formula="of:=VLOOKUP([.B449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4435343570</text:p>
          </table:table-cell>
          <table:table-cell office:value-type="string" calcext:value-type="string">
            <text:p>ف</text:p>
          </table:table-cell>
          <table:table-cell table:formula="of:=VLOOKUP([.B450]; [$lookup.A$1:$lookup.B$37]; 2; 1)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26265554446</text:p>
          </table:table-cell>
          <table:table-cell office:value-type="string" calcext:value-type="string">
            <text:p>ل</text:p>
          </table:table-cell>
          <table:table-cell table:formula="of:=VLOOKUP([.B451]; [$lookup.A$1:$lookup.B$37]; 2; 1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3626</text:p>
          </table:table-cell>
          <table:table-cell office:value-type="string" calcext:value-type="string">
            <text:p>ا</text:p>
          </table:table-cell>
          <table:table-cell table:formula="of:=VLOOKUP([.B452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44544+47666624</text:p>
          </table:table-cell>
          <table:table-cell office:value-type="string" calcext:value-type="string">
            <text:p>ݢ</text:p>
          </table:table-cell>
          <table:table-cell table:formula="of:=VLOOKUP([.B453]; [$lookup.A$1:$lookup.B$37]; 2; 1)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35544-4303</text:p>
          </table:table-cell>
          <table:table-cell office:value-type="string" calcext:value-type="string">
            <text:p>ي</text:p>
          </table:table-cell>
          <table:table-cell table:formula="of:=VLOOKUP([.B454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-554</text:p>
          </table:table-cell>
          <table:table-cell office:value-type="string" calcext:value-type="string">
            <text:p>ب</text:p>
          </table:table-cell>
          <table:table-cell table:formula="of:=VLOOKUP([.B455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5555</text:p>
          </table:table-cell>
          <table:table-cell office:value-type="string" calcext:value-type="string">
            <text:p>ر</text:p>
          </table:table-cell>
          <table:table-cell table:formula="of:=VLOOKUP([.B456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4511204353</text:p>
          </table:table-cell>
          <table:table-cell office:value-type="string" calcext:value-type="string">
            <text:p>ع</text:p>
          </table:table-cell>
          <table:table-cell table:formula="of:=VLOOKUP([.B457]; [$lookup.A$1:$lookup.B$37]; 2; 1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+1+3+444</text:p>
          </table:table-cell>
          <table:table-cell office:value-type="string" calcext:value-type="string">
            <text:p>ق</text:p>
          </table:table-cell>
          <table:table-cell table:formula="of:=VLOOKUP([.B458]; [$lookup.A$1:$lookup.B$37]; 2; 1)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54421622</text:p>
          </table:table-cell>
          <table:table-cell office:value-type="string" calcext:value-type="string">
            <text:p>ل</text:p>
          </table:table-cell>
          <table:table-cell table:formula="of:=VLOOKUP([.B459]; [$lookup.A$1:$lookup.B$37]; 2; 1)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464+23</text:p>
          </table:table-cell>
          <table:table-cell office:value-type="string" calcext:value-type="string">
            <text:p>ف</text:p>
          </table:table-cell>
          <table:table-cell table:formula="of:=VLOOKUP([.B460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42+</text:p>
          </table:table-cell>
          <table:table-cell office:value-type="string" calcext:value-type="string">
            <text:p>ن</text:p>
          </table:table-cell>
          <table:table-cell table:formula="of:=VLOOKUP([.B461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-43</text:p>
          </table:table-cell>
          <table:table-cell office:value-type="string" calcext:value-type="string">
            <text:p>ي</text:p>
          </table:table-cell>
          <table:table-cell table:formula="of:=VLOOKUP([.B462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73+4</text:p>
          </table:table-cell>
          <table:table-cell office:value-type="string" calcext:value-type="string">
            <text:p>ت</text:p>
          </table:table-cell>
          <table:table-cell table:formula="of:=VLOOKUP([.B463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44+444</text:p>
          </table:table-cell>
          <table:table-cell office:value-type="string" calcext:value-type="string">
            <text:p>ث</text:p>
          </table:table-cell>
          <table:table-cell table:formula="of:=VLOOKUP([.B464]; [$lookup.A$1:$lookup.B$37]; 2; 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5-lineimg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3474643254</text:p>
          </table:table-cell>
          <table:table-cell office:value-type="string" calcext:value-type="string">
            <text:p>م</text:p>
          </table:table-cell>
          <table:table-cell table:formula="of:=VLOOKUP([.B466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ع</text:p>
          </table:table-cell>
          <table:table-cell table:formula="of:=VLOOKUP([.B467]; [$lookup.A$1:$lookup.B$37]; 2; 1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712222</text:p>
          </table:table-cell>
          <table:table-cell office:value-type="string" calcext:value-type="string">
            <text:p>ل</text:p>
          </table:table-cell>
          <table:table-cell table:formula="of:=VLOOKUP([.B468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35724075555</text:p>
          </table:table-cell>
          <table:table-cell office:value-type="string" calcext:value-type="string">
            <text:p>و</text:p>
          </table:table-cell>
          <table:table-cell table:formula="of:=VLOOKUP([.B469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534245566665</text:p>
          </table:table-cell>
          <table:table-cell office:value-type="string" calcext:value-type="string">
            <text:p>م</text:p>
          </table:table-cell>
          <table:table-cell table:formula="of:=VLOOKUP([.B470]; [$lookup.A$1:$lookup.B$37]; 2; 1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745375554+</text:p>
          </table:table-cell>
          <table:table-cell office:value-type="string" calcext:value-type="string">
            <text:p>ف</text:p>
          </table:table-cell>
          <table:table-cell table:formula="of:=VLOOKUP([.B471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23254337</text:p>
          </table:table-cell>
          <table:table-cell office:value-type="string" calcext:value-type="string">
            <text:p>د</text:p>
          </table:table-cell>
          <table:table-cell table:formula="of:=VLOOKUP([.B472]; [$lookup.A$1:$lookup.B$37]; 2; 1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5554</text:p>
          </table:table-cell>
          <table:table-cell office:value-type="string" calcext:value-type="string">
            <text:p>س</text:p>
          </table:table-cell>
          <table:table-cell table:formula="of:=VLOOKUP([.B473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43+5</text:p>
          </table:table-cell>
          <table:table-cell office:value-type="string" calcext:value-type="string">
            <text:p>ن</text:p>
          </table:table-cell>
          <table:table-cell table:formula="of:=VLOOKUP([.B474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22534543732</text:p>
          </table:table-cell>
          <table:table-cell office:value-type="string" calcext:value-type="string">
            <text:p>د</text:p>
          </table:table-cell>
          <table:table-cell table:formula="of:=VLOOKUP([.B475]; [$lookup.A$1:$lookup.B$37]; 2; 1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222</text:p>
          </table:table-cell>
          <table:table-cell office:value-type="string" calcext:value-type="string">
            <text:p>ا</text:p>
          </table:table-cell>
          <table:table-cell table:formula="of:=VLOOKUP([.B476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62254</text:p>
          </table:table-cell>
          <table:table-cell office:value-type="string" calcext:value-type="string">
            <text:p>ل</text:p>
          </table:table-cell>
          <table:table-cell table:formula="of:=VLOOKUP([.B477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-3425</text:p>
          </table:table-cell>
          <table:table-cell office:value-type="string" calcext:value-type="string">
            <text:p>ب</text:p>
          </table:table-cell>
          <table:table-cell table:formula="of:=VLOOKUP([.B478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43+4433</text:p>
          </table:table-cell>
          <table:table-cell office:value-type="string" calcext:value-type="string">
            <text:p>ش</text:p>
          </table:table-cell>
          <table:table-cell table:formula="of:=VLOOKUP([.B479]; [$lookup.A$1:$lookup.B$37]; 2; 1)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755555</text:p>
          </table:table-cell>
          <table:table-cell office:value-type="string" calcext:value-type="string">
            <text:p>ر</text:p>
          </table:table-cell>
          <table:table-cell table:formula="of:=VLOOKUP([.B480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3641347</text:p>
          </table:table-cell>
          <table:table-cell office:value-type="string" calcext:value-type="string">
            <text:p>د</text:p>
          </table:table-cell>
          <table:table-cell table:formula="of:=VLOOKUP([.B481]; [$lookup.A$1:$lookup.B$37]; 2; 1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662</text:p>
          </table:table-cell>
          <table:table-cell office:value-type="string" calcext:value-type="string">
            <text:p>ا</text:p>
          </table:table-cell>
          <table:table-cell table:formula="of:=VLOOKUP([.B482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5454+</text:p>
          </table:table-cell>
          <table:table-cell office:value-type="string" calcext:value-type="string">
            <text:p>خ</text:p>
          </table:table-cell>
          <table:table-cell table:formula="of:=VLOOKUP([.B483]; [$lookup.A$1:$lookup.B$37]; 2; 1)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-32</text:p>
          </table:table-cell>
          <table:table-cell office:value-type="string" calcext:value-type="string">
            <text:p>ي</text:p>
          </table:table-cell>
          <table:table-cell table:formula="of:=VLOOKUP([.B484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3776551555444033</text:p>
          </table:table-cell>
          <table:table-cell office:value-type="string" calcext:value-type="string">
            <text:p>ر</text:p>
          </table:table-cell>
          <table:table-cell table:formula="of:=VLOOKUP([.B485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formula="of:=VLOOKUP([.B486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13112+45</text:p>
          </table:table-cell>
          <table:table-cell office:value-type="string" calcext:value-type="string">
            <text:p>ة</text:p>
          </table:table-cell>
          <table:table-cell table:formula="of:=VLOOKUP([.B487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488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4675544-4403032</text:p>
          </table:table-cell>
          <table:table-cell office:value-type="string" calcext:value-type="string">
            <text:p>ي</text:p>
          </table:table-cell>
          <table:table-cell table:formula="of:=VLOOKUP([.B489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formula="of:=VLOOKUP([.B490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formula="of:=VLOOKUP([.B491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27545+432</text:p>
          </table:table-cell>
          <table:table-cell office:value-type="string" calcext:value-type="string">
            <text:p>ل</text:p>
          </table:table-cell>
          <table:table-cell table:formula="of:=VLOOKUP([.B492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ا</text:p>
          </table:table-cell>
          <table:table-cell table:formula="of:=VLOOKUP([.B493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3</text:p>
          </table:table-cell>
          <table:table-cell office:value-type="string" calcext:value-type="string">
            <text:p>ب</text:p>
          </table:table-cell>
          <table:table-cell table:formula="of:=VLOOKUP([.B494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-3</text:p>
          </table:table-cell>
          <table:table-cell office:value-type="string" calcext:value-type="string">
            <text:p>ي</text:p>
          </table:table-cell>
          <table:table-cell table:formula="of:=VLOOKUP([.B495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ه</text:p>
          </table:table-cell>
          <table:table-cell table:formula="of:=VLOOKUP([.B496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5-lineimg1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formula="of:=VLOOKUP([.B498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formula="of:=VLOOKUP([.B499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6222333</text:p>
          </table:table-cell>
          <table:table-cell office:value-type="string" calcext:value-type="string">
            <text:p>ل</text:p>
          </table:table-cell>
          <table:table-cell table:formula="of:=VLOOKUP([.B500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5-443</text:p>
          </table:table-cell>
          <table:table-cell office:value-type="string" calcext:value-type="string">
            <text:p>ي</text:p>
          </table:table-cell>
          <table:table-cell table:formula="of:=VLOOKUP([.B501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226222</text:p>
          </table:table-cell>
          <table:table-cell office:value-type="string" calcext:value-type="string">
            <text:p>ا</text:p>
          </table:table-cell>
          <table:table-cell table:formula="of:=VLOOKUP([.B502]; [$lookup.A$1:$lookup.B$37]; 2; 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23312302+744</text:p>
          </table:table-cell>
          <table:table-cell office:value-type="string" calcext:value-type="string">
            <text:p>ف</text:p>
          </table:table-cell>
          <table:table-cell table:formula="of:=VLOOKUP([.B503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332222226</text:p>
          </table:table-cell>
          <table:table-cell office:value-type="string" calcext:value-type="string">
            <text:p>ا</text:p>
          </table:table-cell>
          <table:table-cell table:formula="of:=VLOOKUP([.B504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63355347223223257670543</text:p>
          </table:table-cell>
          <table:table-cell office:value-type="string" calcext:value-type="string">
            <text:p>ط</text:p>
          </table:table-cell>
          <table:table-cell table:formula="of:=VLOOKUP([.B505]; [$lookup.A$1:$lookup.B$37]; 2; 1)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34-22233</text:p>
          </table:table-cell>
          <table:table-cell office:value-type="string" calcext:value-type="string">
            <text:p>ي</text:p>
          </table:table-cell>
          <table:table-cell table:formula="of:=VLOOKUP([.B506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466755</text:p>
          </table:table-cell>
          <table:table-cell office:value-type="string" calcext:value-type="string">
            <text:p>م</text:p>
          </table:table-cell>
          <table:table-cell table:formula="of:=VLOOKUP([.B507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32415155</text:p>
          </table:table-cell>
          <table:table-cell office:value-type="string" calcext:value-type="string">
            <text:p>ه</text:p>
          </table:table-cell>
          <table:table-cell table:formula="of:=VLOOKUP([.B508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66626</text:p>
          </table:table-cell>
          <table:table-cell office:value-type="string" calcext:value-type="string">
            <text:p>ا</text:p>
          </table:table-cell>
          <table:table-cell table:formula="of:=VLOOKUP([.B509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5-535</text:p>
          </table:table-cell>
          <table:table-cell office:value-type="string" calcext:value-type="string">
            <text:p>ي</text:p>
          </table:table-cell>
          <table:table-cell table:formula="of:=VLOOKUP([.B510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4444372+76</text:p>
          </table:table-cell>
          <table:table-cell office:value-type="string" calcext:value-type="string">
            <text:p>ت</text:p>
          </table:table-cell>
          <table:table-cell table:formula="of:=VLOOKUP([.B511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-44</text:p>
          </table:table-cell>
          <table:table-cell office:value-type="string" calcext:value-type="string">
            <text:p>ب</text:p>
          </table:table-cell>
          <table:table-cell table:formula="of:=VLOOKUP([.B512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+462+554</text:p>
          </table:table-cell>
          <table:table-cell office:value-type="string" calcext:value-type="string">
            <text:p>ف</text:p>
          </table:table-cell>
          <table:table-cell table:formula="of:=VLOOKUP([.B513]; [$lookup.A$1:$lookup.B$37]; 2; 1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63666</text:p>
          </table:table-cell>
          <table:table-cell office:value-type="string" calcext:value-type="string">
            <text:p>ا</text:p>
          </table:table-cell>
          <table:table-cell table:formula="of:=VLOOKUP([.B514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3544243032+7</text:p>
          </table:table-cell>
          <table:table-cell office:value-type="string" calcext:value-type="string">
            <text:p>ث</text:p>
          </table:table-cell>
          <table:table-cell table:formula="of:=VLOOKUP([.B515]; [$lookup.A$1:$lookup.B$37]; 2; 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+6553</text:p>
          </table:table-cell>
          <table:table-cell office:value-type="string" calcext:value-type="string">
            <text:p>ن</text:p>
          </table:table-cell>
          <table:table-cell table:formula="of:=VLOOKUP([.B516]; [$lookup.A$1:$lookup.B$37]; 2; 1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4-33</text:p>
          </table:table-cell>
          <table:table-cell office:value-type="string" calcext:value-type="string">
            <text:p>ب</text:p>
          </table:table-cell>
          <table:table-cell table:formula="of:=VLOOKUP([.B517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56354-544403</text:p>
          </table:table-cell>
          <table:table-cell office:value-type="string" calcext:value-type="string">
            <text:p>ي</text:p>
          </table:table-cell>
          <table:table-cell table:formula="of:=VLOOKUP([.B518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65255+54</text:p>
          </table:table-cell>
          <table:table-cell office:value-type="string" calcext:value-type="string">
            <text:p>ل</text:p>
          </table:table-cell>
          <table:table-cell table:formula="of:=VLOOKUP([.B519]; [$lookup.A$1:$lookup.B$37]; 2; 1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23456-</text:p>
          </table:table-cell>
          <table:table-cell office:value-type="string" calcext:value-type="string">
            <text:p>ا</text:p>
          </table:table-cell>
          <table:table-cell table:formula="of:=VLOOKUP([.B520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4454+52+366674476</text:p>
          </table:table-cell>
          <table:table-cell office:value-type="string" calcext:value-type="string">
            <text:p>ݢ</text:p>
          </table:table-cell>
          <table:table-cell table:formula="of:=VLOOKUP([.B521]; [$lookup.A$1:$lookup.B$37]; 2; 1)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5-4-4447</text:p>
          </table:table-cell>
          <table:table-cell office:value-type="string" calcext:value-type="string">
            <text:p>ي</text:p>
          </table:table-cell>
          <table:table-cell table:formula="of:=VLOOKUP([.B522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3431644</text:p>
          </table:table-cell>
          <table:table-cell office:value-type="string" calcext:value-type="string">
            <text:p>ع</text:p>
          </table:table-cell>
          <table:table-cell table:formula="of:=VLOOKUP([.B523]; [$lookup.A$1:$lookup.B$37]; 2; 1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3362263</text:p>
          </table:table-cell>
          <table:table-cell office:value-type="string" calcext:value-type="string">
            <text:p>ا</text:p>
          </table:table-cell>
          <table:table-cell table:formula="of:=VLOOKUP([.B524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4</text:p>
          </table:table-cell>
          <table:table-cell office:value-type="string" calcext:value-type="string">
            <text:p>ر</text:p>
          </table:table-cell>
          <table:table-cell table:formula="of:=VLOOKUP([.B525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34-</text:p>
          </table:table-cell>
          <table:table-cell office:value-type="string" calcext:value-type="string">
            <text:p>ي</text:p>
          </table:table-cell>
          <table:table-cell table:formula="of:=VLOOKUP([.B526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545355554</text:p>
          </table:table-cell>
          <table:table-cell office:value-type="string" calcext:value-type="string">
            <text:p>ف</text:p>
          </table:table-cell>
          <table:table-cell table:formula="of:=VLOOKUP([.B527]; [$lookup.A$1:$lookup.B$37]; 2; 1)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14-line0</text:p>
          </table:table-cell>
          <table:table-cell table:number-columns-repeated="4"/>
        </table:table-row>
        <table:table-row table:style-name="ro1">
          <table:table-cell office:value-type="float" office:value="7365530" calcext:value-type="float">
            <text:p>7365530</text:p>
          </table:table-cell>
          <table:table-cell office:value-type="string" calcext:value-type="string">
            <text:p>ل</text:p>
          </table:table-cell>
          <table:table-cell table:formula="of:=VLOOKUP([.B530]; [$lookup.A$1:$lookup.B$37]; 2; 1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577" calcext:value-type="float">
            <text:p>34577</text:p>
          </table:table-cell>
          <table:table-cell office:value-type="string" calcext:value-type="string">
            <text:p>ه</text:p>
          </table:table-cell>
          <table:table-cell table:formula="of:=VLOOKUP([.B531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323322" calcext:value-type="float">
            <text:p>2323322</text:p>
          </table:table-cell>
          <table:table-cell office:value-type="string" calcext:value-type="string">
            <text:p>ا</text:p>
          </table:table-cell>
          <table:table-cell table:formula="of:=VLOOKUP([.B532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55-31</text:p>
          </table:table-cell>
          <table:table-cell office:value-type="string" calcext:value-type="string">
            <text:p>ي</text:p>
          </table:table-cell>
          <table:table-cell table:formula="of:=VLOOKUP([.B533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4+46</text:p>
          </table:table-cell>
          <table:table-cell office:value-type="string" calcext:value-type="string">
            <text:p>ت</text:p>
          </table:table-cell>
          <table:table-cell table:formula="of:=VLOOKUP([.B534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544543533153136" calcext:value-type="float">
            <text:p>6.54454353315314E+15</text:p>
          </table:table-cell>
          <table:table-cell office:value-type="string" calcext:value-type="string">
            <text:p>و</text:p>
          </table:table-cell>
          <table:table-cell table:formula="of:=VLOOKUP([.B535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ل</text:p>
          </table:table-cell>
          <table:table-cell table:formula="of:=VLOOKUP([.B536]; [$lookup.A$1:$lookup.B$37]; 2; 1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23" calcext:value-type="float">
            <text:p>3123</text:p>
          </table:table-cell>
          <table:table-cell office:value-type="string" calcext:value-type="string">
            <text:p>ه</text:p>
          </table:table-cell>
          <table:table-cell table:formula="of:=VLOOKUP([.B537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4+56</text:p>
          </table:table-cell>
          <table:table-cell office:value-type="string" calcext:value-type="string">
            <text:p>ن</text:p>
          </table:table-cell>
          <table:table-cell table:formula="of:=VLOOKUP([.B538]; [$lookup.A$1:$lookup.B$37]; 2; 1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7443" calcext:value-type="float">
            <text:p>657443</text:p>
          </table:table-cell>
          <table:table-cell office:value-type="string" calcext:value-type="string">
            <text:p>م</text:p>
          </table:table-cell>
          <table:table-cell table:formula="of:=VLOOKUP([.B539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3232332" calcext:value-type="float">
            <text:p>43232332</text:p>
          </table:table-cell>
          <table:table-cell office:value-type="string" calcext:value-type="string">
            <text:p>ا</text:p>
          </table:table-cell>
          <table:table-cell table:formula="of:=VLOOKUP([.B540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253544+273</text:p>
          </table:table-cell>
          <table:table-cell office:value-type="string" calcext:value-type="string">
            <text:p>ث</text:p>
          </table:table-cell>
          <table:table-cell table:formula="of:=VLOOKUP([.B541]; [$lookup.A$1:$lookup.B$37]; 2; 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3322" calcext:value-type="float">
            <text:p>23322</text:p>
          </table:table-cell>
          <table:table-cell office:value-type="string" calcext:value-type="string">
            <text:p>ا</text:p>
          </table:table-cell>
          <table:table-cell table:formula="of:=VLOOKUP([.B542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54+3</text:p>
          </table:table-cell>
          <table:table-cell office:value-type="string" calcext:value-type="string">
            <text:p>ن</text:p>
          </table:table-cell>
          <table:table-cell table:formula="of:=VLOOKUP([.B543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-35</text:p>
          </table:table-cell>
          <table:table-cell office:value-type="string" calcext:value-type="string">
            <text:p>ب</text:p>
          </table:table-cell>
          <table:table-cell table:formula="of:=VLOOKUP([.B544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-45</text:p>
          </table:table-cell>
          <table:table-cell office:value-type="string" calcext:value-type="string">
            <text:p>ي</text:p>
          </table:table-cell>
          <table:table-cell table:formula="of:=VLOOKUP([.B545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433262</text:p>
          </table:table-cell>
          <table:table-cell office:value-type="string" calcext:value-type="string">
            <text:p>ا</text:p>
          </table:table-cell>
          <table:table-cell table:formula="of:=VLOOKUP([.B546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05</text:p>
          </table:table-cell>
          <table:table-cell office:value-type="string" calcext:value-type="string">
            <text:p>ء</text:p>
          </table:table-cell>
          <table:table-cell table:formula="of:=VLOOKUP([.B547]; [$lookup.A$1:$lookup.B$37]; 2; 1)" office:value-type="string" office:string-value="" calcext:value-type="error">
            <text:p>#N/A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3225</text:p>
          </table:table-cell>
          <table:table-cell office:value-type="string" calcext:value-type="string">
            <text:p>د</text:p>
          </table:table-cell>
          <table:table-cell table:formula="of:=VLOOKUP([.B548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549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52444+377</text:p>
          </table:table-cell>
          <table:table-cell office:value-type="string" calcext:value-type="string">
            <text:p>ن</text:p>
          </table:table-cell>
          <table:table-cell table:formula="of:=VLOOKUP([.B550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551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7654152444405436</text:p>
          </table:table-cell>
          <table:table-cell office:value-type="string" calcext:value-type="string">
            <text:p>و</text:p>
          </table:table-cell>
          <table:table-cell table:formula="of:=VLOOKUP([.B552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23543</text:p>
          </table:table-cell>
          <table:table-cell office:value-type="string" calcext:value-type="string">
            <text:p>ل</text:p>
          </table:table-cell>
          <table:table-cell table:formula="of:=VLOOKUP([.B553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244-372</text:p>
          </table:table-cell>
          <table:table-cell office:value-type="string" calcext:value-type="string">
            <text:p>ي</text:p>
          </table:table-cell>
          <table:table-cell table:formula="of:=VLOOKUP([.B554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222323</text:p>
          </table:table-cell>
          <table:table-cell office:value-type="string" calcext:value-type="string">
            <text:p>ا</text:p>
          </table:table-cell>
          <table:table-cell table:formula="of:=VLOOKUP([.B555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02132343310</text:p>
          </table:table-cell>
          <table:table-cell office:value-type="string" calcext:value-type="string">
            <text:p>ء</text:p>
          </table:table-cell>
          <table:table-cell table:formula="of:=VLOOKUP([.B556]; [$lookup.A$1:$lookup.B$37]; 2; 1)" office:value-type="string" office:string-value="" calcext:value-type="error">
            <text:p>#N/A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0122737</text:p>
          </table:table-cell>
          <table:table-cell office:value-type="string" calcext:value-type="string">
            <text:p>د</text:p>
          </table:table-cell>
          <table:table-cell table:formula="of:=VLOOKUP([.B557]; [$lookup.A$1:$lookup.B$37]; 2; 1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55554</text:p>
          </table:table-cell>
          <table:table-cell office:value-type="string" calcext:value-type="string">
            <text:p>س</text:p>
          </table:table-cell>
          <table:table-cell table:formula="of:=VLOOKUP([.B558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44+4</text:p>
          </table:table-cell>
          <table:table-cell office:value-type="string" calcext:value-type="string">
            <text:p>ن</text:p>
          </table:table-cell>
          <table:table-cell table:formula="of:=VLOOKUP([.B559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2022222</text:p>
          </table:table-cell>
          <table:table-cell office:value-type="string" calcext:value-type="string">
            <text:p>ا</text:p>
          </table:table-cell>
          <table:table-cell table:formula="of:=VLOOKUP([.B560]; [$lookup.A$1:$lookup.B$37]; 2; 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6662653</text:p>
          </table:table-cell>
          <table:table-cell office:value-type="string" calcext:value-type="string">
            <text:p>ل</text:p>
          </table:table-cell>
          <table:table-cell table:formula="of:=VLOOKUP([.B561]; [$lookup.A$1:$lookup.B$37]; 2; 1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4366</text:p>
          </table:table-cell>
          <table:table-cell office:value-type="string" calcext:value-type="string">
            <text:p>ه</text:p>
          </table:table-cell>
          <table:table-cell table:formula="of:=VLOOKUP([.B562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4-line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35365735667147044</text:p>
          </table:table-cell>
          <table:table-cell office:value-type="string" calcext:value-type="string">
            <text:p>ه</text:p>
          </table:table-cell>
          <table:table-cell table:formula="of:=VLOOKUP([.B564]; [$lookup.A$1:$lookup.B$37]; 2; 1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222</text:p>
          </table:table-cell>
          <table:table-cell office:value-type="string" calcext:value-type="string">
            <text:p>ا</text:p>
          </table:table-cell>
          <table:table-cell table:formula="of:=VLOOKUP([.B565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3</text:p>
          </table:table-cell>
          <table:table-cell office:value-type="string" calcext:value-type="string">
            <text:p>ر</text:p>
          </table:table-cell>
          <table:table-cell table:formula="of:=VLOOKUP([.B566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66575-441342</text:p>
          </table:table-cell>
          <table:table-cell office:value-type="string" calcext:value-type="string">
            <text:p>ي</text:p>
          </table:table-cell>
          <table:table-cell table:formula="of:=VLOOKUP([.B567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51553035</text:p>
          </table:table-cell>
          <table:table-cell office:value-type="string" calcext:value-type="string">
            <text:p>ر</text:p>
          </table:table-cell>
          <table:table-cell table:formula="of:=VLOOKUP([.B568]; [$lookup.A$1:$lookup.B$37]; 2; 1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64-3404</text:p>
          </table:table-cell>
          <table:table-cell office:value-type="string" calcext:value-type="string">
            <text:p>ي</text:p>
          </table:table-cell>
          <table:table-cell table:formula="of:=VLOOKUP([.B569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2323</text:p>
          </table:table-cell>
          <table:table-cell office:value-type="string" calcext:value-type="string">
            <text:p>ا</text:p>
          </table:table-cell>
          <table:table-cell table:formula="of:=VLOOKUP([.B570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44432+72+3</text:p>
          </table:table-cell>
          <table:table-cell office:value-type="string" calcext:value-type="string">
            <text:p>ث</text:p>
          </table:table-cell>
          <table:table-cell table:formula="of:=VLOOKUP([.B571]; [$lookup.A$1:$lookup.B$37]; 2; 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5434143</text:p>
          </table:table-cell>
          <table:table-cell office:value-type="string" calcext:value-type="string">
            <text:p>س</text:p>
          </table:table-cell>
          <table:table-cell table:formula="of:=VLOOKUP([.B572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322210011</text:p>
          </table:table-cell>
          <table:table-cell office:value-type="string" calcext:value-type="string">
            <text:p>ک</text:p>
          </table:table-cell>
          <table:table-cell table:formula="of:=VLOOKUP([.B573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6355444404322</text:p>
          </table:table-cell>
          <table:table-cell office:value-type="string" calcext:value-type="string">
            <text:p>ر</text:p>
          </table:table-cell>
          <table:table-cell table:formula="of:=VLOOKUP([.B574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123+56</text:p>
          </table:table-cell>
          <table:table-cell office:value-type="string" calcext:value-type="string">
            <text:p>ة</text:p>
          </table:table-cell>
          <table:table-cell table:formula="of:=VLOOKUP([.B575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62</text:p>
          </table:table-cell>
          <table:table-cell office:value-type="string" calcext:value-type="string">
            <text:p>ا</text:p>
          </table:table-cell>
          <table:table-cell table:formula="of:=VLOOKUP([.B576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26574</text:p>
          </table:table-cell>
          <table:table-cell office:value-type="string" calcext:value-type="string">
            <text:p>ل</text:p>
          </table:table-cell>
          <table:table-cell table:formula="of:=VLOOKUP([.B577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43431</text:p>
          </table:table-cell>
          <table:table-cell office:value-type="string" calcext:value-type="string">
            <text:p>م</text:p>
          </table:table-cell>
          <table:table-cell table:formula="of:=VLOOKUP([.B578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654444735722</text:p>
          </table:table-cell>
          <table:table-cell office:value-type="string" calcext:value-type="string">
            <text:p>و</text:p>
          </table:table-cell>
          <table:table-cell table:formula="of:=VLOOKUP([.B579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33+5+574</text:p>
          </table:table-cell>
          <table:table-cell office:value-type="string" calcext:value-type="string">
            <text:p>ة</text:p>
          </table:table-cell>
          <table:table-cell table:formula="of:=VLOOKUP([.B580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-345350-4</text:p>
          </table:table-cell>
          <table:table-cell office:value-type="string" calcext:value-type="string">
            <text:p>ج</text:p>
          </table:table-cell>
          <table:table-cell table:formula="of:=VLOOKUP([.B581]; [$lookup.A$1:$lookup.B$37]; 2; 1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30322763</text:p>
          </table:table-cell>
          <table:table-cell office:value-type="string" calcext:value-type="string">
            <text:p>ا</text:p>
          </table:table-cell>
          <table:table-cell table:formula="of:=VLOOKUP([.B582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33+5534310</text:p>
          </table:table-cell>
          <table:table-cell office:value-type="string" calcext:value-type="string">
            <text:p>ڠ</text:p>
          </table:table-cell>
          <table:table-cell table:formula="of:=VLOOKUP([.B583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042+104443+7</text:p>
          </table:table-cell>
          <table:table-cell office:value-type="string" calcext:value-type="string">
            <text:p>ن</text:p>
          </table:table-cell>
          <table:table-cell table:formula="of:=VLOOKUP([.B584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534447</text:p>
          </table:table-cell>
          <table:table-cell office:value-type="string" calcext:value-type="string">
            <text:p>د</text:p>
          </table:table-cell>
          <table:table-cell table:formula="of:=VLOOKUP([.B585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71712+13+</text:p>
          </table:table-cell>
          <table:table-cell office:value-type="string" calcext:value-type="string">
            <text:p>ت</text:p>
          </table:table-cell>
          <table:table-cell table:formula="of:=VLOOKUP([.B586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55637662</text:p>
          </table:table-cell>
          <table:table-cell office:value-type="string" calcext:value-type="string">
            <text:p>ک</text:p>
          </table:table-cell>
          <table:table-cell table:formula="of:=VLOOKUP([.B587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535355444430414333142704</text:p>
          </table:table-cell>
          <table:table-cell office:value-type="string" calcext:value-type="string">
            <text:p>و</text:p>
          </table:table-cell>
          <table:table-cell table:formula="of:=VLOOKUP([.B588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+6</text:p>
          </table:table-cell>
          <table:table-cell office:value-type="string" calcext:value-type="string">
            <text:p>ت</text:p>
          </table:table-cell>
          <table:table-cell table:formula="of:=VLOOKUP([.B589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4-42</text:p>
          </table:table-cell>
          <table:table-cell office:value-type="string" calcext:value-type="string">
            <text:p>ي</text:p>
          </table:table-cell>
          <table:table-cell table:formula="of:=VLOOKUP([.B590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4-line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5365457</text:p>
          </table:table-cell>
          <table:table-cell office:value-type="string" calcext:value-type="string">
            <text:p>د</text:p>
          </table:table-cell>
          <table:table-cell table:formula="of:=VLOOKUP([.B592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5363467076555444443334</text:p>
          </table:table-cell>
          <table:table-cell office:value-type="string" calcext:value-type="string">
            <text:p>و</text:p>
          </table:table-cell>
          <table:table-cell table:formula="of:=VLOOKUP([.B593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formula="of:=VLOOKUP([.B594]; [$lookup.A$1:$lookup.B$37]; 2; 1)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7356446</text:p>
          </table:table-cell>
          <table:table-cell office:value-type="string" calcext:value-type="string">
            <text:p>د</text:p>
          </table:table-cell>
          <table:table-cell table:formula="of:=VLOOKUP([.B595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32</text:p>
          </table:table-cell>
          <table:table-cell office:value-type="string" calcext:value-type="string">
            <text:p>ا</text:p>
          </table:table-cell>
          <table:table-cell table:formula="of:=VLOOKUP([.B596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2344+434+334</text:p>
          </table:table-cell>
          <table:table-cell office:value-type="string" calcext:value-type="string">
            <text:p>ن</text:p>
          </table:table-cell>
          <table:table-cell table:formula="of:=VLOOKUP([.B597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534676+154</text:p>
          </table:table-cell>
          <table:table-cell office:value-type="string" calcext:value-type="string">
            <text:p>ف</text:p>
          </table:table-cell>
          <table:table-cell table:formula="of:=VLOOKUP([.B598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642431337533570644</text:p>
          </table:table-cell>
          <table:table-cell office:value-type="string" calcext:value-type="string">
            <text:p>ه</text:p>
          </table:table-cell>
          <table:table-cell table:formula="of:=VLOOKUP([.B599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25342233</text:p>
          </table:table-cell>
          <table:table-cell office:value-type="string" calcext:value-type="string">
            <text:p>ل</text:p>
          </table:table-cell>
          <table:table-cell table:formula="of:=VLOOKUP([.B600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763637</text:p>
          </table:table-cell>
          <table:table-cell office:value-type="string" calcext:value-type="string">
            <text:p>ا</text:p>
          </table:table-cell>
          <table:table-cell table:formula="of:=VLOOKUP([.B601]; [$lookup.A$1:$lookup.B$37]; 2; 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4534-434</text:p>
          </table:table-cell>
          <table:table-cell office:value-type="string" calcext:value-type="string">
            <text:p>ج</text:p>
          </table:table-cell>
          <table:table-cell table:formula="of:=VLOOKUP([.B602]; [$lookup.A$1:$lookup.B$37]; 2; 1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43223213</text:p>
          </table:table-cell>
          <table:table-cell office:value-type="string" calcext:value-type="string">
            <text:p>ا</text:p>
          </table:table-cell>
          <table:table-cell table:formula="of:=VLOOKUP([.B603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24424+6443</text:p>
          </table:table-cell>
          <table:table-cell office:value-type="string" calcext:value-type="string">
            <text:p>غ</text:p>
          </table:table-cell>
          <table:table-cell table:formula="of:=VLOOKUP([.B604]; [$lookup.A$1:$lookup.B$37]; 2; 1)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4437271</text:p>
          </table:table-cell>
          <table:table-cell office:value-type="string" calcext:value-type="string">
            <text:p>ن</text:p>
          </table:table-cell>
          <table:table-cell table:formula="of:=VLOOKUP([.B605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013</text:p>
          </table:table-cell>
          <table:table-cell office:value-type="string" calcext:value-type="string">
            <text:p>د</text:p>
          </table:table-cell>
          <table:table-cell table:formula="of:=VLOOKUP([.B606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4344230134</text:p>
          </table:table-cell>
          <table:table-cell office:value-type="string" calcext:value-type="string">
            <text:p>ه</text:p>
          </table:table-cell>
          <table:table-cell table:formula="of:=VLOOKUP([.B607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-4334</text:p>
          </table:table-cell>
          <table:table-cell office:value-type="string" calcext:value-type="string">
            <text:p>ي</text:p>
          </table:table-cell>
          <table:table-cell table:formula="of:=VLOOKUP([.B608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146355553</text:p>
          </table:table-cell>
          <table:table-cell office:value-type="string" calcext:value-type="string">
            <text:p>ر</text:p>
          </table:table-cell>
          <table:table-cell table:formula="of:=VLOOKUP([.B609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642554444" calcext:value-type="float">
            <text:p>7642554444</text:p>
          </table:table-cell>
          <table:table-cell office:value-type="string" calcext:value-type="string">
            <text:p>و</text:p>
          </table:table-cell>
          <table:table-cell table:formula="of:=VLOOKUP([.B610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577773541</text:p>
          </table:table-cell>
          <table:table-cell office:value-type="string" calcext:value-type="string">
            <text:p>ک</text:p>
          </table:table-cell>
          <table:table-cell table:formula="of:=VLOOKUP([.B611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5544+2</text:p>
          </table:table-cell>
          <table:table-cell office:value-type="string" calcext:value-type="string">
            <text:p>ن</text:p>
          </table:table-cell>
          <table:table-cell table:formula="of:=VLOOKUP([.B612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54444</text:p>
          </table:table-cell>
          <table:table-cell office:value-type="string" calcext:value-type="string">
            <text:p>و</text:p>
          </table:table-cell>
          <table:table-cell table:formula="of:=VLOOKUP([.B613]; [$lookup.A$1:$lookup.B$37]; 2; 1)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-34244343254345</text:p>
          </table:table-cell>
          <table:table-cell office:value-type="string" calcext:value-type="string">
            <text:p>ج</text:p>
          </table:table-cell>
          <table:table-cell table:formula="of:=VLOOKUP([.B614]; [$lookup.A$1:$lookup.B$37]; 2; 1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31010754444410</text:p>
          </table:table-cell>
          <table:table-cell office:value-type="string" calcext:value-type="string">
            <text:p>و</text:p>
          </table:table-cell>
          <table:table-cell table:formula="of:=VLOOKUP([.B615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5254447</text:p>
          </table:table-cell>
          <table:table-cell office:value-type="string" calcext:value-type="string">
            <text:p>د</text:p>
          </table:table-cell>
          <table:table-cell table:formula="of:=VLOOKUP([.B616]; [$lookup.A$1:$lookup.B$37]; 2; 1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4-line3</text:p>
          </table:table-cell>
          <table:table-cell table:number-columns-repeated="4"/>
        </table:table-row>
        <table:table-row table:style-name="ro1">
          <table:table-cell office:value-type="float" office:value="23453473443" calcext:value-type="float">
            <text:p>23453473443</text:p>
          </table:table-cell>
          <table:table-cell office:value-type="string" calcext:value-type="string">
            <text:p>م</text:p>
          </table:table-cell>
          <table:table-cell table:formula="of:=VLOOKUP([.B618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4440427455753534534</text:p>
          </table:table-cell>
          <table:table-cell office:value-type="string" calcext:value-type="string">
            <text:p>و</text:p>
          </table:table-cell>
          <table:table-cell table:formula="of:=VLOOKUP([.B619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344-25525</text:p>
          </table:table-cell>
          <table:table-cell office:value-type="string" calcext:value-type="string">
            <text:p>ج</text:p>
          </table:table-cell>
          <table:table-cell table:formula="of:=VLOOKUP([.B620]; [$lookup.A$1:$lookup.B$37]; 2; 1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5255535331543413</text:p>
          </table:table-cell>
          <table:table-cell office:value-type="string" calcext:value-type="string">
            <text:p>و</text:p>
          </table:table-cell>
          <table:table-cell table:formula="of:=VLOOKUP([.B621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idak di manuskrip</text:p>
          </table:table-cell>
          <table:table-cell office:value-type="string" calcext:value-type="string">
            <text:p>د</text:p>
          </table:table-cell>
          <table:table-cell table:formula="of:=VLOOKUP([.B622]; [$lookup.A$1:$lookup.B$37]; 2; 1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3333</text:p>
          </table:table-cell>
          <table:table-cell office:value-type="string" calcext:value-type="string">
            <text:p>ا</text:p>
          </table:table-cell>
          <table:table-cell table:formula="of:=VLOOKUP([.B623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422443252+</text:p>
          </table:table-cell>
          <table:table-cell office:value-type="string" calcext:value-type="string">
            <text:p>ڠ</text:p>
          </table:table-cell>
          <table:table-cell table:formula="of:=VLOOKUP([.B624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3111115</text:p>
          </table:table-cell>
          <table:table-cell office:value-type="string" calcext:value-type="string">
            <text:p>ک</text:p>
          </table:table-cell>
          <table:table-cell table:formula="of:=VLOOKUP([.B625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6555516356042</text:p>
          </table:table-cell>
          <table:table-cell office:value-type="string" calcext:value-type="string">
            <text:p>و</text:p>
          </table:table-cell>
          <table:table-cell table:formula="of:=VLOOKUP([.B626]; [$lookup.A$1:$lookup.B$37]; 2; 1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343+14+554</text:p>
          </table:table-cell>
          <table:table-cell office:value-type="string" calcext:value-type="string">
            <text:p>ق</text:p>
          </table:table-cell>
          <table:table-cell table:formula="of:=VLOOKUP([.B627]; [$lookup.A$1:$lookup.B$37]; 2; 1)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54-34141</text:p>
          </table:table-cell>
          <table:table-cell office:value-type="string" calcext:value-type="string">
            <text:p>ب</text:p>
          </table:table-cell>
          <table:table-cell table:formula="of:=VLOOKUP([.B628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63634567400655543</text:p>
          </table:table-cell>
          <table:table-cell office:value-type="string" calcext:value-type="string">
            <text:p>و</text:p>
          </table:table-cell>
          <table:table-cell table:formula="of:=VLOOKUP([.B629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2222244436167</text:p>
          </table:table-cell>
          <table:table-cell office:value-type="string" calcext:value-type="string">
            <text:p>ل</text:p>
          </table:table-cell>
          <table:table-cell table:formula="of:=VLOOKUP([.B630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46376641</text:p>
          </table:table-cell>
          <table:table-cell office:value-type="string" calcext:value-type="string">
            <text:p>ک</text:p>
          </table:table-cell>
          <table:table-cell table:formula="of:=VLOOKUP([.B631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6354443+7</text:p>
          </table:table-cell>
          <table:table-cell office:value-type="string" calcext:value-type="string">
            <text:p>ن</text:p>
          </table:table-cell>
          <table:table-cell table:formula="of:=VLOOKUP([.B632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001237</text:p>
          </table:table-cell>
          <table:table-cell office:value-type="string" calcext:value-type="string">
            <text:p>د</text:p>
          </table:table-cell>
          <table:table-cell table:formula="of:=VLOOKUP([.B633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662</text:p>
          </table:table-cell>
          <table:table-cell office:value-type="string" calcext:value-type="string">
            <text:p>ا</text:p>
          </table:table-cell>
          <table:table-cell table:formula="of:=VLOOKUP([.B634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665540</text:p>
          </table:table-cell>
          <table:table-cell office:value-type="string" calcext:value-type="string">
            <text:p>ل</text:p>
          </table:table-cell>
          <table:table-cell table:formula="of:=VLOOKUP([.B635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434612766</text:p>
          </table:table-cell>
          <table:table-cell office:value-type="string" calcext:value-type="string">
            <text:p>م</text:p>
          </table:table-cell>
          <table:table-cell table:formula="of:=VLOOKUP([.B636]; [$lookup.A$1:$lookup.B$37]; 2; 1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453443414241</text:p>
          </table:table-cell>
          <table:table-cell office:value-type="string" calcext:value-type="string">
            <text:p>ح</text:p>
          </table:table-cell>
          <table:table-cell table:formula="of:=VLOOKUP([.B637]; [$lookup.A$1:$lookup.B$37]; 2; 1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453+1463+</text:p>
          </table:table-cell>
          <table:table-cell office:value-type="string" calcext:value-type="string">
            <text:p>ض</text:p>
          </table:table-cell>
          <table:table-cell table:formula="of:=VLOOKUP([.B638]; [$lookup.A$1:$lookup.B$37]; 2; 1)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63+54443</text:p>
          </table:table-cell>
          <table:table-cell office:value-type="string" calcext:value-type="string">
            <text:p>ر</text:p>
          </table:table-cell>
          <table:table-cell table:formula="of:=VLOOKUP([.B639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+034+</text:p>
          </table:table-cell>
          <table:table-cell office:value-type="string" calcext:value-type="string">
            <text:p>ة</text:p>
          </table:table-cell>
          <table:table-cell table:formula="of:=VLOOKUP([.B640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2</text:p>
          </table:table-cell>
          <table:table-cell office:value-type="string" calcext:value-type="string">
            <text:p>ا</text:p>
          </table:table-cell>
          <table:table-cell table:formula="of:=VLOOKUP([.B641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6662454</text:p>
          </table:table-cell>
          <table:table-cell office:value-type="string" calcext:value-type="string">
            <text:p>ل</text:p>
          </table:table-cell>
          <table:table-cell table:formula="of:=VLOOKUP([.B642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26+</text:p>
          </table:table-cell>
          <table:table-cell office:value-type="string" calcext:value-type="string">
            <text:p>ل</text:p>
          </table:table-cell>
          <table:table-cell table:formula="of:=VLOOKUP([.B643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3344531173</text:p>
          </table:table-cell>
          <table:table-cell office:value-type="string" calcext:value-type="string">
            <text:p>ه</text:p>
          </table:table-cell>
          <table:table-cell table:formula="of:=VLOOKUP([.B644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formula="of:=VLOOKUP([.B645]; [$lookup.A$1:$lookup.B$37]; 2; 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14-line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647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3541346204</text:p>
          </table:table-cell>
          <table:table-cell office:value-type="string" calcext:value-type="string">
            <text:p>ڠ</text:p>
          </table:table-cell>
          <table:table-cell table:formula="of:=VLOOKUP([.B648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23222232151111</text:p>
          </table:table-cell>
          <table:table-cell office:value-type="string" calcext:value-type="string">
            <text:p>ک</text:p>
          </table:table-cell>
          <table:table-cell table:formula="of:=VLOOKUP([.B649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536345700765554</text:p>
          </table:table-cell>
          <table:table-cell office:value-type="string" calcext:value-type="string">
            <text:p>و</text:p>
          </table:table-cell>
          <table:table-cell table:formula="of:=VLOOKUP([.B650]; [$lookup.A$1:$lookup.B$37]; 2; 1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42+44</text:p>
          </table:table-cell>
          <table:table-cell office:value-type="string" calcext:value-type="string">
            <text:p>ت</text:p>
          </table:table-cell>
          <table:table-cell table:formula="of:=VLOOKUP([.B651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54444</text:p>
          </table:table-cell>
          <table:table-cell office:value-type="string" calcext:value-type="string">
            <text:p>ت</text:p>
          </table:table-cell>
          <table:table-cell table:formula="of:=VLOOKUP([.B652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13+45631034</text:p>
          </table:table-cell>
          <table:table-cell office:value-type="string" calcext:value-type="string">
            <text:p>ف</text:p>
          </table:table-cell>
          <table:table-cell table:formula="of:=VLOOKUP([.B653]; [$lookup.A$1:$lookup.B$37]; 2; 1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436232324111115</text:p>
          </table:table-cell>
          <table:table-cell office:value-type="string" calcext:value-type="string">
            <text:p>ݢ</text:p>
          </table:table-cell>
          <table:table-cell table:formula="of:=VLOOKUP([.B654]; [$lookup.A$1:$lookup.B$37]; 2; 1)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364443+72+5</text:p>
          </table:table-cell>
          <table:table-cell office:value-type="string" calcext:value-type="string">
            <text:p>ن</text:p>
          </table:table-cell>
          <table:table-cell table:formula="of:=VLOOKUP([.B655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5+5</text:p>
          </table:table-cell>
          <table:table-cell office:value-type="string" calcext:value-type="string">
            <text:p>ت</text:p>
          </table:table-cell>
          <table:table-cell table:formula="of:=VLOOKUP([.B656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6740</text:p>
          </table:table-cell>
          <table:table-cell office:value-type="string" calcext:value-type="string">
            <text:p>م</text:p>
          </table:table-cell>
          <table:table-cell table:formula="of:=VLOOKUP([.B657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4+44443272</text:p>
          </table:table-cell>
          <table:table-cell office:value-type="string" calcext:value-type="string">
            <text:p>ت</text:p>
          </table:table-cell>
          <table:table-cell table:formula="of:=VLOOKUP([.B658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55435434633</text:p>
          </table:table-cell>
          <table:table-cell office:value-type="string" calcext:value-type="string">
            <text:p>س</text:p>
          </table:table-cell>
          <table:table-cell table:formula="of:=VLOOKUP([.B659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1305543</text:p>
          </table:table-cell>
          <table:table-cell office:value-type="string" calcext:value-type="string">
            <text:p>ع</text:p>
          </table:table-cell>
          <table:table-cell table:formula="of:=VLOOKUP([.B660]; [$lookup.A$1:$lookup.B$37]; 2; 1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41457-</text:p>
          </table:table-cell>
          <table:table-cell office:value-type="string" calcext:value-type="string">
            <text:p>ي</text:p>
          </table:table-cell>
          <table:table-cell table:formula="of:=VLOOKUP([.B661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3555544334536</text:p>
          </table:table-cell>
          <table:table-cell office:value-type="string" calcext:value-type="string">
            <text:p>ر</text:p>
          </table:table-cell>
          <table:table-cell table:formula="of:=VLOOKUP([.B662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331442217704</text:p>
          </table:table-cell>
          <table:table-cell office:value-type="string" calcext:value-type="string">
            <text:p>ه</text:p>
          </table:table-cell>
          <table:table-cell table:formula="of:=VLOOKUP([.B663]; [$lookup.A$1:$lookup.B$37]; 2; 1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72222</text:p>
          </table:table-cell>
          <table:table-cell office:value-type="string" calcext:value-type="string">
            <text:p>ا</text:p>
          </table:table-cell>
          <table:table-cell table:formula="of:=VLOOKUP([.B664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5305</text:p>
          </table:table-cell>
          <table:table-cell office:value-type="string" calcext:value-type="string">
            <text:p>ر</text:p>
          </table:table-cell>
          <table:table-cell table:formula="of:=VLOOKUP([.B665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5555555443</text:p>
          </table:table-cell>
          <table:table-cell office:value-type="string" calcext:value-type="string">
            <text:p>س</text:p>
          </table:table-cell>
          <table:table-cell table:formula="of:=VLOOKUP([.B666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5-54</text:p>
          </table:table-cell>
          <table:table-cell office:value-type="string" calcext:value-type="string">
            <text:p>ب</text:p>
          </table:table-cell>
          <table:table-cell table:formula="of:=VLOOKUP([.B667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564+705544444443121</text:p>
          </table:table-cell>
          <table:table-cell office:value-type="string" calcext:value-type="string">
            <text:p>ت</text:p>
          </table:table-cell>
          <table:table-cell table:formula="of:=VLOOKUP([.B668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75306555424</text:p>
          </table:table-cell>
          <table:table-cell office:value-type="string" calcext:value-type="string">
            <text:p>و</text:p>
          </table:table-cell>
          <table:table-cell table:formula="of:=VLOOKUP([.B669]; [$lookup.A$1:$lookup.B$37]; 2; 1)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5444+34+44</text:p>
          </table:table-cell>
          <table:table-cell office:value-type="string" calcext:value-type="string">
            <text:p>ق</text:p>
          </table:table-cell>
          <table:table-cell table:formula="of:=VLOOKUP([.B670]; [$lookup.A$1:$lookup.B$37]; 2; 1)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33+532+4</text:p>
          </table:table-cell>
          <table:table-cell office:value-type="string" calcext:value-type="string">
            <text:p>ت</text:p>
          </table:table-cell>
          <table:table-cell table:formula="of:=VLOOKUP([.B671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4-line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4342410</text:p>
          </table:table-cell>
          <table:table-cell office:value-type="string" calcext:value-type="string">
            <text:p>ع</text:p>
          </table:table-cell>
          <table:table-cell table:formula="of:=VLOOKUP([.B673]; [$lookup.A$1:$lookup.B$37]; 2; 1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42442431552107</text:p>
          </table:table-cell>
          <table:table-cell office:value-type="string" calcext:value-type="string">
            <text:p>ص</text:p>
          </table:table-cell>
          <table:table-cell table:formula="of:=VLOOKUP([.B674]; [$lookup.A$1:$lookup.B$37]; 2; 1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42</text:p>
          </table:table-cell>
          <table:table-cell office:value-type="string" calcext:value-type="string">
            <text:p>ر</text:p>
          </table:table-cell>
          <table:table-cell table:formula="of:=VLOOKUP([.B675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63421462004</text:p>
          </table:table-cell>
          <table:table-cell office:value-type="string" calcext:value-type="string">
            <text:p>ه</text:p>
          </table:table-cell>
          <table:table-cell table:formula="of:=VLOOKUP([.B676]; [$lookup.A$1:$lookup.B$37]; 2; 1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2377</text:p>
          </table:table-cell>
          <table:table-cell office:value-type="string" calcext:value-type="string">
            <text:p>ا</text:p>
          </table:table-cell>
          <table:table-cell table:formula="of:=VLOOKUP([.B677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4</text:p>
          </table:table-cell>
          <table:table-cell office:value-type="string" calcext:value-type="string">
            <text:p>ر</text:p>
          </table:table-cell>
          <table:table-cell table:formula="of:=VLOOKUP([.B678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5754-40-34255</text:p>
          </table:table-cell>
          <table:table-cell office:value-type="string" calcext:value-type="string">
            <text:p>ي</text:p>
          </table:table-cell>
          <table:table-cell table:formula="of:=VLOOKUP([.B679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532754+55</text:p>
          </table:table-cell>
          <table:table-cell office:value-type="string" calcext:value-type="string">
            <text:p>ف</text:p>
          </table:table-cell>
          <table:table-cell table:formula="of:=VLOOKUP([.B680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2223</text:p>
          </table:table-cell>
          <table:table-cell office:value-type="string" calcext:value-type="string">
            <text:p>ا</text:p>
          </table:table-cell>
          <table:table-cell table:formula="of:=VLOOKUP([.B681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0123+</text:p>
          </table:table-cell>
          <table:table-cell office:value-type="string" calcext:value-type="string">
            <text:p>ت</text:p>
          </table:table-cell>
          <table:table-cell table:formula="of:=VLOOKUP([.B682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444211314713+27</text:p>
          </table:table-cell>
          <table:table-cell office:value-type="string" calcext:value-type="string">
            <text:p>ڠ</text:p>
          </table:table-cell>
          <table:table-cell table:formula="of:=VLOOKUP([.B683]; [$lookup.A$1:$lookup.B$37]; 2; 1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6654</text:p>
          </table:table-cell>
          <table:table-cell office:value-type="string" calcext:value-type="string">
            <text:p>ل</text:p>
          </table:table-cell>
          <table:table-cell table:formula="of:=VLOOKUP([.B684]; [$lookup.A$1:$lookup.B$37]; 2; 1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55</text:p>
          </table:table-cell>
          <table:table-cell office:value-type="string" calcext:value-type="string">
            <text:p>ه</text:p>
          </table:table-cell>
          <table:table-cell table:formula="of:=VLOOKUP([.B685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535+23+</text:p>
          </table:table-cell>
          <table:table-cell office:value-type="string" calcext:value-type="string">
            <text:p>ت</text:p>
          </table:table-cell>
          <table:table-cell table:formula="of:=VLOOKUP([.B686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1554" calcext:value-type="float">
            <text:p>251554</text:p>
          </table:table-cell>
          <table:table-cell office:value-type="string" calcext:value-type="string">
            <text:p>ر</text:p>
          </table:table-cell>
          <table:table-cell table:formula="of:=VLOOKUP([.B687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44-</text:p>
          </table:table-cell>
          <table:table-cell office:value-type="string" calcext:value-type="string">
            <text:p>ب</text:p>
          </table:table-cell>
          <table:table-cell table:formula="of:=VLOOKUP([.B688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4+4</text:p>
          </table:table-cell>
          <table:table-cell office:value-type="string" calcext:value-type="string">
            <text:p>ت</text:p>
          </table:table-cell>
          <table:table-cell table:formula="of:=VLOOKUP([.B689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+55444311</text:p>
          </table:table-cell>
          <table:table-cell office:value-type="string" calcext:value-type="string">
            <text:p>ث</text:p>
          </table:table-cell>
          <table:table-cell table:formula="of:=VLOOKUP([.B690]; [$lookup.A$1:$lookup.B$37]; 2; 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5-435</text:p>
          </table:table-cell>
          <table:table-cell office:value-type="string" calcext:value-type="string">
            <text:p>ب</text:p>
          </table:table-cell>
          <table:table-cell table:formula="of:=VLOOKUP([.B691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5544443</text:p>
          </table:table-cell>
          <table:table-cell office:value-type="string" calcext:value-type="string">
            <text:p>ر</text:p>
          </table:table-cell>
          <table:table-cell table:formula="of:=VLOOKUP([.B692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3635667140445</text:p>
          </table:table-cell>
          <table:table-cell office:value-type="string" calcext:value-type="string">
            <text:p>ه</text:p>
          </table:table-cell>
          <table:table-cell table:formula="of:=VLOOKUP([.B693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2322</text:p>
          </table:table-cell>
          <table:table-cell office:value-type="string" calcext:value-type="string">
            <text:p>ا</text:p>
          </table:table-cell>
          <table:table-cell table:formula="of:=VLOOKUP([.B694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2445444+04+3233</text:p>
          </table:table-cell>
          <table:table-cell office:value-type="string" calcext:value-type="string">
            <text:p>ن</text:p>
          </table:table-cell>
          <table:table-cell table:formula="of:=VLOOKUP([.B695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4-line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5507546345770021</text:p>
          </table:table-cell>
          <table:table-cell office:value-type="string" calcext:value-type="string">
            <text:p>ک</text:p>
          </table:table-cell>
          <table:table-cell table:formula="of:=VLOOKUP([.B697]; [$lookup.A$1:$lookup.B$37]; 2; 1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2222</text:p>
          </table:table-cell>
          <table:table-cell office:value-type="string" calcext:value-type="string">
            <text:p>ل</text:p>
          </table:table-cell>
          <table:table-cell table:formula="of:=VLOOKUP([.B698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2333</text:p>
          </table:table-cell>
          <table:table-cell office:value-type="string" calcext:value-type="string">
            <text:p>ا</text:p>
          </table:table-cell>
          <table:table-cell table:formula="of:=VLOOKUP([.B699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220210134541</text:p>
          </table:table-cell>
          <table:table-cell office:value-type="string" calcext:value-type="string">
            <text:p>م</text:p>
          </table:table-cell>
          <table:table-cell table:formula="of:=VLOOKUP([.B700]; [$lookup.A$1:$lookup.B$37]; 2; 1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6266</text:p>
          </table:table-cell>
          <table:table-cell office:value-type="string" calcext:value-type="string">
            <text:p>ا</text:p>
          </table:table-cell>
          <table:table-cell table:formula="of:=VLOOKUP([.B701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26266543</text:p>
          </table:table-cell>
          <table:table-cell office:value-type="string" calcext:value-type="string">
            <text:p>ل</text:p>
          </table:table-cell>
          <table:table-cell table:formula="of:=VLOOKUP([.B702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232332532</text:p>
          </table:table-cell>
          <table:table-cell office:value-type="string" calcext:value-type="string">
            <text:p>ل</text:p>
          </table:table-cell>
          <table:table-cell table:formula="of:=VLOOKUP([.B703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5213334567756</text:p>
          </table:table-cell>
          <table:table-cell office:value-type="string" calcext:value-type="string">
            <text:p>ه</text:p>
          </table:table-cell>
          <table:table-cell table:formula="of:=VLOOKUP([.B704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4442313+3</text:p>
          </table:table-cell>
          <table:table-cell office:value-type="string" calcext:value-type="string">
            <text:p>ت</text:p>
          </table:table-cell>
          <table:table-cell table:formula="of:=VLOOKUP([.B705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542674543</text:p>
          </table:table-cell>
          <table:table-cell office:value-type="string" calcext:value-type="string">
            <text:p>ع</text:p>
          </table:table-cell>
          <table:table-cell table:formula="of:=VLOOKUP([.B706]; [$lookup.A$1:$lookup.B$37]; 2; 1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2323</text:p>
          </table:table-cell>
          <table:table-cell office:value-type="string" calcext:value-type="string">
            <text:p>ا</text:p>
          </table:table-cell>
          <table:table-cell table:formula="of:=VLOOKUP([.B707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333144</text:p>
          </table:table-cell>
          <table:table-cell office:value-type="string" calcext:value-type="string">
            <text:p>ل</text:p>
          </table:table-cell>
          <table:table-cell table:formula="of:=VLOOKUP([.B708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23555-4444432213</text:p>
          </table:table-cell>
          <table:table-cell office:value-type="string" calcext:value-type="string">
            <text:p>ی</text:p>
          </table:table-cell>
          <table:table-cell table:formula="of:=VLOOKUP([.B709]; [$lookup.A$1:$lookup.B$37]; 2; 1)"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formula="of:=VLOOKUP([.B710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552547</text:p>
          </table:table-cell>
          <table:table-cell office:value-type="string" calcext:value-type="string">
            <text:p>د</text:p>
          </table:table-cell>
          <table:table-cell table:formula="of:=VLOOKUP([.B711]; [$lookup.A$1:$lookup.B$37]; 2; 1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+5+55551555</text:p>
          </table:table-cell>
          <table:table-cell office:value-type="string" calcext:value-type="string">
            <text:p>ث</text:p>
          </table:table-cell>
          <table:table-cell table:formula="of:=VLOOKUP([.B712]; [$lookup.A$1:$lookup.B$37]; 2; 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434-24</text:p>
          </table:table-cell>
          <table:table-cell office:value-type="string" calcext:value-type="string">
            <text:p>ب</text:p>
          </table:table-cell>
          <table:table-cell table:formula="of:=VLOOKUP([.B713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4434340465</text:p>
          </table:table-cell>
          <table:table-cell office:value-type="string" calcext:value-type="string">
            <text:p>س</text:p>
          </table:table-cell>
          <table:table-cell table:formula="of:=VLOOKUP([.B714]; [$lookup.A$1:$lookup.B$37]; 2; 1)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35133141670223</text:p>
          </table:table-cell>
          <table:table-cell office:value-type="string" calcext:value-type="string">
            <text:p>م</text:p>
          </table:table-cell>
          <table:table-cell table:formula="of:=VLOOKUP([.B715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usnya ݢ</text:p>
          </table:table-cell>
        </table:table-row>
        <table:table-row table:style-name="ro1">
          <table:table-cell office:value-type="string" calcext:value-type="string">
            <text:p>1353341043</text:p>
          </table:table-cell>
          <table:table-cell office:value-type="string" calcext:value-type="string">
            <text:p>م</text:p>
          </table:table-cell>
          <table:table-cell table:formula="of:=VLOOKUP([.B716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12353456214144</text:p>
          </table:table-cell>
          <table:table-cell office:value-type="string" calcext:value-type="string">
            <text:p>ع</text:p>
          </table:table-cell>
          <table:table-cell table:formula="of:=VLOOKUP([.B717]; [$lookup.A$1:$lookup.B$37]; 2; 1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7345</text:p>
          </table:table-cell>
          <table:table-cell office:value-type="string" calcext:value-type="string">
            <text:p>ل</text:p>
          </table:table-cell>
          <table:table-cell table:formula="of:=VLOOKUP([.B718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65553355536345700</text:p>
          </table:table-cell>
          <table:table-cell office:value-type="string" calcext:value-type="string">
            <text:p>و</text:p>
          </table:table-cell>
          <table:table-cell table:formula="of:=VLOOKUP([.B719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0560</text:p>
          </table:table-cell>
          <table:table-cell office:value-type="string" calcext:value-type="string">
            <text:p>م</text:p>
          </table:table-cell>
          <table:table-cell table:formula="of:=VLOOKUP([.B720]; [$lookup.A$1:$lookup.B$37]; 2; 1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4-line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3515542414</text:p>
          </table:table-cell>
          <table:table-cell office:value-type="string" calcext:value-type="string">
            <text:p>ص</text:p>
          </table:table-cell>
          <table:table-cell table:formula="of:=VLOOKUP([.B722]; [$lookup.A$1:$lookup.B$37]; 2; 1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3+071110753</text:p>
          </table:table-cell>
          <table:table-cell office:value-type="string" calcext:value-type="string">
            <text:p>غ</text:p>
          </table:table-cell>
          <table:table-cell table:formula="of:=VLOOKUP([.B723]; [$lookup.A$1:$lookup.B$37]; 2; 1)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34146-</text:p>
          </table:table-cell>
          <table:table-cell office:value-type="string" calcext:value-type="string">
            <text:p>ي</text:p>
          </table:table-cell>
          <table:table-cell table:formula="of:=VLOOKUP([.B724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-65524</text:p>
          </table:table-cell>
          <table:table-cell office:value-type="string" calcext:value-type="string">
            <text:p>ر</text:p>
          </table:table-cell>
          <table:table-cell table:formula="of:=VLOOKUP([.B725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6424631060</text:p>
          </table:table-cell>
          <table:table-cell office:value-type="string" calcext:value-type="string">
            <text:p>ه</text:p>
          </table:table-cell>
          <table:table-cell table:formula="of:=VLOOKUP([.B726]; [$lookup.A$1:$lookup.B$37]; 2; 1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05370723</text:p>
          </table:table-cell>
          <table:table-cell office:value-type="string" calcext:value-type="string">
            <text:p>م</text:p>
          </table:table-cell>
          <table:table-cell table:formula="of:=VLOOKUP([.B727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-4444433611</text:p>
          </table:table-cell>
          <table:table-cell office:value-type="string" calcext:value-type="string">
            <text:p>ب</text:p>
          </table:table-cell>
          <table:table-cell table:formula="of:=VLOOKUP([.B728]; [$lookup.A$1:$lookup.B$37]; 2; 1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formula="of:=VLOOKUP([.B729]; [$lookup.A$1:$lookup.B$37]; 2; 1)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12623+535675</text:p>
          </table:table-cell>
          <table:table-cell office:value-type="string" calcext:value-type="string">
            <text:p>ڠ</text:p>
          </table:table-cell>
          <table:table-cell table:formula="of:=VLOOKUP([.B730]; [$lookup.A$1:$lookup.B$37]; 2; 1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5455355357</text:p>
          </table:table-cell>
          <table:table-cell office:value-type="string" calcext:value-type="string">
            <text:p>س</text:p>
          </table:table-cell>
          <table:table-cell table:formula="of:=VLOOKUP([.B731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35570725555</text:p>
          </table:table-cell>
          <table:table-cell office:value-type="string" calcext:value-type="string">
            <text:p>و</text:p>
          </table:table-cell>
          <table:table-cell table:formula="of:=VLOOKUP([.B732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551446723465</text:p>
          </table:table-cell>
          <table:table-cell office:value-type="string" calcext:value-type="string">
            <text:p>ک</text:p>
          </table:table-cell>
          <table:table-cell table:formula="of:=VLOOKUP([.B733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111</text:p>
          </table:table-cell>
          <table:table-cell office:value-type="string" calcext:value-type="string">
            <text:p>ر</text:p>
          </table:table-cell>
          <table:table-cell table:formula="of:=VLOOKUP([.B734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43240535</text:p>
          </table:table-cell>
          <table:table-cell office:value-type="string" calcext:value-type="string">
            <text:p>م</text:p>
          </table:table-cell>
          <table:table-cell table:formula="of:=VLOOKUP([.B735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5754</text:p>
          </table:table-cell>
          <table:table-cell office:value-type="string" calcext:value-type="string">
            <text:p>م</text:p>
          </table:table-cell>
          <table:table-cell table:formula="of:=VLOOKUP([.B736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+43</text:p>
          </table:table-cell>
          <table:table-cell office:value-type="string" calcext:value-type="string">
            <text:p>ن</text:p>
          </table:table-cell>
          <table:table-cell table:formula="of:=VLOOKUP([.B737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+044+5444443173</text:p>
          </table:table-cell>
          <table:table-cell office:value-type="string" calcext:value-type="string">
            <text:p>ت</text:p>
          </table:table-cell>
          <table:table-cell table:formula="of:=VLOOKUP([.B738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5763554+24</text:p>
          </table:table-cell>
          <table:table-cell office:value-type="string" calcext:value-type="string">
            <text:p>ف</text:p>
          </table:table-cell>
          <table:table-cell table:formula="of:=VLOOKUP([.B739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554444</text:p>
          </table:table-cell>
          <table:table-cell office:value-type="string" calcext:value-type="string">
            <text:p>ر</text:p>
          </table:table-cell>
          <table:table-cell table:formula="of:=VLOOKUP([.B740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34563446767144" calcext:value-type="float">
            <text:p>234563446767144</text:p>
          </table:table-cell>
          <table:table-cell office:value-type="string" calcext:value-type="string">
            <text:p>ه</text:p>
          </table:table-cell>
          <table:table-cell table:formula="of:=VLOOKUP([.B741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424-433</text:p>
          </table:table-cell>
          <table:table-cell office:value-type="string" calcext:value-type="string">
            <text:p>ي</text:p>
          </table:table-cell>
          <table:table-cell table:formula="of:=VLOOKUP([.B742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444341</text:p>
          </table:table-cell>
          <table:table-cell office:value-type="string" calcext:value-type="string">
            <text:p>د</text:p>
          </table:table-cell>
          <table:table-cell table:formula="of:=VLOOKUP([.B743]; [$lookup.A$1:$lookup.B$37]; 2; 1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744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isa jadi</text:p>
          </table:table-cell>
          <table:table-cell office:value-type="string" calcext:value-type="string">
            <text:p>ل</text:p>
          </table:table-cell>
          <table:table-cell table:formula="of:=VLOOKUP([.B745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5-44444</text:p>
          </table:table-cell>
          <table:table-cell office:value-type="string" calcext:value-type="string">
            <text:p>ي</text:p>
          </table:table-cell>
          <table:table-cell table:formula="of:=VLOOKUP([.B746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usnya س</text:p>
          </table:table-cell>
        </table:table-row>
        <table:table-row table:style-name="ro1">
          <table:table-cell office:value-type="string" calcext:value-type="string">
            <text:p>35363+560</text:p>
          </table:table-cell>
          <table:table-cell office:value-type="string" calcext:value-type="string">
            <text:p>ة</text:p>
          </table:table-cell>
          <table:table-cell table:formula="of:=VLOOKUP([.B747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4-line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456666151</text:p>
          </table:table-cell>
          <table:table-cell office:value-type="string" calcext:value-type="string">
            <text:p>ک</text:p>
          </table:table-cell>
          <table:table-cell table:formula="of:=VLOOKUP([.B749]; [$lookup.A$1:$lookup.B$37]; 2; 1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142+543</text:p>
          </table:table-cell>
          <table:table-cell office:value-type="string" calcext:value-type="string">
            <text:p>ف</text:p>
          </table:table-cell>
          <table:table-cell table:formula="of:=VLOOKUP([.B750]; [$lookup.A$1:$lookup.B$37]; 2; 1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2414231</text:p>
          </table:table-cell>
          <table:table-cell office:value-type="string" calcext:value-type="string">
            <text:p>د</text:p>
          </table:table-cell>
          <table:table-cell table:formula="of:=VLOOKUP([.B751]; [$lookup.A$1:$lookup.B$37]; 2; 1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143633+</text:p>
          </table:table-cell>
          <table:table-cell office:value-type="string" calcext:value-type="string">
            <text:p>ت</text:p>
          </table:table-cell>
          <table:table-cell table:formula="of:=VLOOKUP([.B752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77441453345355</text:p>
          </table:table-cell>
          <table:table-cell office:value-type="string" calcext:value-type="string">
            <text:p>و</text:p>
          </table:table-cell>
          <table:table-cell table:formula="of:=VLOOKUP([.B753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574034632567365</text:p>
          </table:table-cell>
          <table:table-cell office:value-type="string" calcext:value-type="string">
            <text:p>ه</text:p>
          </table:table-cell>
          <table:table-cell table:formula="of:=VLOOKUP([.B754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73654443171171+</text:p>
          </table:table-cell>
          <table:table-cell office:value-type="string" calcext:value-type="string">
            <text:p>ن</text:p>
          </table:table-cell>
          <table:table-cell table:formula="of:=VLOOKUP([.B755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4-42</text:p>
          </table:table-cell>
          <table:table-cell office:value-type="string" calcext:value-type="string">
            <text:p>ي</text:p>
          </table:table-cell>
          <table:table-cell table:formula="of:=VLOOKUP([.B756]; [$lookup.A$1:$lookup.B$37]; 2; 1)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313534+57330+544</text:p>
          </table:table-cell>
          <table:table-cell office:value-type="string" calcext:value-type="string">
            <text:p>ڠ</text:p>
          </table:table-cell>
          <table:table-cell table:formula="of:=VLOOKUP([.B757]; [$lookup.A$1:$lookup.B$37]; 2; 1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23163+14+4</text:p>
          </table:table-cell>
          <table:table-cell office:value-type="string" calcext:value-type="string">
            <text:p>ف</text:p>
          </table:table-cell>
          <table:table-cell table:formula="of:=VLOOKUP([.B758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72323</text:p>
          </table:table-cell>
          <table:table-cell office:value-type="string" calcext:value-type="string">
            <text:p>ا</text:p>
          </table:table-cell>
          <table:table-cell table:formula="of:=VLOOKUP([.B759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151330315</text:p>
          </table:table-cell>
          <table:table-cell office:value-type="string" calcext:value-type="string">
            <text:p>ر</text:p>
          </table:table-cell>
          <table:table-cell table:formula="of:=VLOOKUP([.B760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122737</text:p>
          </table:table-cell>
          <table:table-cell office:value-type="string" calcext:value-type="string">
            <text:p>د</text:p>
          </table:table-cell>
          <table:table-cell table:formula="of:=VLOOKUP([.B761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112</text:p>
          </table:table-cell>
          <table:table-cell office:value-type="string" calcext:value-type="string">
            <text:p>ر</text:p>
          </table:table-cell>
          <table:table-cell table:formula="of:=VLOOKUP([.B762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675365-435</text:p>
          </table:table-cell>
          <table:table-cell office:value-type="string" calcext:value-type="string">
            <text:p>ي</text:p>
          </table:table-cell>
          <table:table-cell table:formula="of:=VLOOKUP([.B763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435+424+6</text:p>
          </table:table-cell>
          <table:table-cell office:value-type="string" calcext:value-type="string">
            <text:p>ف</text:p>
          </table:table-cell>
          <table:table-cell table:formula="of:=VLOOKUP([.B764]; [$lookup.A$1:$lookup.B$37]; 2; 1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5343253</text:p>
          </table:table-cell>
          <table:table-cell office:value-type="string" calcext:value-type="string">
            <text:p>د</text:p>
          </table:table-cell>
          <table:table-cell table:formula="of:=VLOOKUP([.B765]; [$lookup.A$1:$lookup.B$37]; 2; 1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766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654</text:p>
          </table:table-cell>
          <table:table-cell office:value-type="string" calcext:value-type="string">
            <text:p>ل</text:p>
          </table:table-cell>
          <table:table-cell table:formula="of:=VLOOKUP([.B767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formula="of:=VLOOKUP([.B768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formula="of:=VLOOKUP([.B769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25417</text:p>
          </table:table-cell>
          <table:table-cell office:value-type="string" calcext:value-type="string">
            <text:p>د</text:p>
          </table:table-cell>
          <table:table-cell table:formula="of:=VLOOKUP([.B770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771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-44351</text:p>
          </table:table-cell>
          <table:table-cell office:value-type="string" calcext:value-type="string">
            <text:p>ي</text:p>
          </table:table-cell>
          <table:table-cell table:formula="of:=VLOOKUP([.B772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73131+000715556</text:p>
          </table:table-cell>
          <table:table-cell office:value-type="string" calcext:value-type="string">
            <text:p>ڠ</text:p>
          </table:table-cell>
          <table:table-cell table:formula="of:=VLOOKUP([.B773]; [$lookup.A$1:$lookup.B$37]; 2; 1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VLOOKUP([.B774]; [$lookup.A$1:$lookup.B$37]; 2; 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3432+03+54</text:p>
          </table:table-cell>
          <table:table-cell office:value-type="string" calcext:value-type="string">
            <text:p>ف</text:p>
          </table:table-cell>
          <table:table-cell table:formula="of:=VLOOKUP([.B775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3523134245633+054</text:p>
          </table:table-cell>
          <table:table-cell office:value-type="string" calcext:value-type="string">
            <text:p>ڠ</text:p>
          </table:table-cell>
          <table:table-cell table:formula="of:=VLOOKUP([.B776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72232333</text:p>
          </table:table-cell>
          <table:table-cell office:value-type="string" calcext:value-type="string">
            <text:p>ا</text:p>
          </table:table-cell>
          <table:table-cell table:formula="of:=VLOOKUP([.B777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3457242406670-</text:p>
          </table:table-cell>
          <table:table-cell office:value-type="string" calcext:value-type="string">
            <text:p>ج</text:p>
          </table:table-cell>
          <table:table-cell table:formula="of:=VLOOKUP([.B778]; [$lookup.A$1:$lookup.B$37]; 2; 1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47555554544</text:p>
          </table:table-cell>
          <table:table-cell office:value-type="string" calcext:value-type="string">
            <text:p>ر</text:p>
          </table:table-cell>
          <table:table-cell table:formula="of:=VLOOKUP([.B779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36547424</text:p>
          </table:table-cell>
          <table:table-cell office:value-type="string" calcext:value-type="string">
            <text:p>م</text:p>
          </table:table-cell>
          <table:table-cell table:formula="of:=VLOOKUP([.B780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143+54</text:p>
          </table:table-cell>
          <table:table-cell office:value-type="string" calcext:value-type="string">
            <text:p>ن</text:p>
          </table:table-cell>
          <table:table-cell table:formula="of:=VLOOKUP([.B781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5435452+4</text:p>
          </table:table-cell>
          <table:table-cell office:value-type="string" calcext:value-type="string">
            <text:p>ث</text:p>
          </table:table-cell>
          <table:table-cell table:formula="of:=VLOOKUP([.B782]; [$lookup.A$1:$lookup.B$37]; 2; 1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524531346400436</text:p>
          </table:table-cell>
          <table:table-cell office:value-type="string" calcext:value-type="string">
            <text:p>ه</text:p>
          </table:table-cell>
          <table:table-cell table:formula="of:=VLOOKUP([.B783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65536655554</text:p>
          </table:table-cell>
          <table:table-cell office:value-type="string" calcext:value-type="string">
            <text:p>ر</text:p>
          </table:table-cell>
          <table:table-cell table:formula="of:=VLOOKUP([.B784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45-2</text:p>
          </table:table-cell>
          <table:table-cell office:value-type="string" calcext:value-type="string">
            <text:p>ي</text:p>
          </table:table-cell>
          <table:table-cell table:formula="of:=VLOOKUP([.B785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22323411111</text:p>
          </table:table-cell>
          <table:table-cell office:value-type="string" calcext:value-type="string">
            <text:p>ک</text:p>
          </table:table-cell>
          <table:table-cell table:formula="of:=VLOOKUP([.B786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2554+3</text:p>
          </table:table-cell>
          <table:table-cell office:value-type="string" calcext:value-type="string">
            <text:p>ن</text:p>
          </table:table-cell>
          <table:table-cell table:formula="of:=VLOOKUP([.B787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425353+67</text:p>
          </table:table-cell>
          <table:table-cell office:value-type="string" calcext:value-type="string">
            <text:p>ف</text:p>
          </table:table-cell>
          <table:table-cell table:formula="of:=VLOOKUP([.B788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7322226</text:p>
          </table:table-cell>
          <table:table-cell office:value-type="string" calcext:value-type="string">
            <text:p>ا</text:p>
          </table:table-cell>
          <table:table-cell table:formula="of:=VLOOKUP([.B789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3213355564666</text:p>
          </table:table-cell>
          <table:table-cell office:value-type="string" calcext:value-type="string">
            <text:p>ط</text:p>
          </table:table-cell>
          <table:table-cell table:formula="of:=VLOOKUP([.B790]; [$lookup.A$1:$lookup.B$37]; 2; 1)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35677-</text:p>
          </table:table-cell>
          <table:table-cell office:value-type="string" calcext:value-type="string">
            <text:p>ي</text:p>
          </table:table-cell>
          <table:table-cell table:formula="of:=VLOOKUP([.B791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71415</text:p>
          </table:table-cell>
          <table:table-cell office:value-type="string" calcext:value-type="string">
            <text:p>م</text:p>
          </table:table-cell>
          <table:table-cell table:formula="of:=VLOOKUP([.B792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53</text:p>
          </table:table-cell>
          <table:table-cell office:value-type="string" calcext:value-type="string">
            <text:p>ه</text:p>
          </table:table-cell>
          <table:table-cell table:formula="of:=VLOOKUP([.B793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794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2341413177555</text:p>
          </table:table-cell>
          <table:table-cell office:value-type="string" calcext:value-type="string">
            <text:p>و</text:p>
          </table:table-cell>
          <table:table-cell table:formula="of:=VLOOKUP([.B795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43</text:p>
          </table:table-cell>
          <table:table-cell office:value-type="string" calcext:value-type="string">
            <text:p>ر</text:p>
          </table:table-cell>
          <table:table-cell table:formula="of:=VLOOKUP([.B796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45244244+</text:p>
          </table:table-cell>
          <table:table-cell office:value-type="string" calcext:value-type="string">
            <text:p>ڠ</text:p>
          </table:table-cell>
          <table:table-cell table:formula="of:=VLOOKUP([.B797]; [$lookup.A$1:$lookup.B$37]; 2; 1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454434331</text:p>
          </table:table-cell>
          <table:table-cell office:value-type="string" calcext:value-type="string">
            <text:p>ي</text:p>
          </table:table-cell>
          <table:table-cell table:formula="of:=VLOOKUP([.B798]; [$lookup.A$1:$lookup.B$37]; 2; 1)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344+5677733031+</text:p>
          </table:table-cell>
          <table:table-cell office:value-type="string" calcext:value-type="string">
            <text:p>ڠ</text:p>
          </table:table-cell>
          <table:table-cell table:formula="of:=VLOOKUP([.B799]; [$lookup.A$1:$lookup.B$37]; 2; 1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654034234435</text:p>
          </table:table-cell>
          <table:table-cell office:value-type="string" calcext:value-type="string">
            <text:p>ص</text:p>
          </table:table-cell>
          <table:table-cell table:formula="of:=VLOOKUP([.B800]; [$lookup.A$1:$lookup.B$37]; 2; 1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354-324</text:p>
          </table:table-cell>
          <table:table-cell office:value-type="string" calcext:value-type="string">
            <text:p>ب</text:p>
          </table:table-cell>
          <table:table-cell table:formula="of:=VLOOKUP([.B801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7655</text:p>
          </table:table-cell>
          <table:table-cell office:value-type="string" calcext:value-type="string">
            <text:p>ر</text:p>
          </table:table-cell>
          <table:table-cell table:formula="of:=VLOOKUP([.B802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4-line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5340+</text:p>
          </table:table-cell>
          <table:table-cell office:value-type="string" calcext:value-type="string">
            <text:p>ت</text:p>
          </table:table-cell>
          <table:table-cell table:formula="of:=VLOOKUP([.B804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2455433+</text:p>
          </table:table-cell>
          <table:table-cell office:value-type="string" calcext:value-type="string">
            <text:p>ت</text:p>
          </table:table-cell>
          <table:table-cell table:formula="of:=VLOOKUP([.B805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35573351222222</text:p>
          </table:table-cell>
          <table:table-cell office:value-type="string" calcext:value-type="string">
            <text:p>ک</text:p>
          </table:table-cell>
          <table:table-cell table:formula="of:=VLOOKUP([.B806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32332342</text:p>
          </table:table-cell>
          <table:table-cell office:value-type="string" calcext:value-type="string">
            <text:p>ا</text:p>
          </table:table-cell>
          <table:table-cell table:formula="of:=VLOOKUP([.B807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776143153</text:p>
          </table:table-cell>
          <table:table-cell office:value-type="string" calcext:value-type="string">
            <text:p>ل</text:p>
          </table:table-cell>
          <table:table-cell table:formula="of:=VLOOKUP([.B808]; [$lookup.A$1:$lookup.B$37]; 2; 1)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22272</text:p>
          </table:table-cell>
          <table:table-cell office:value-type="string" calcext:value-type="string">
            <text:p>ا</text:p>
          </table:table-cell>
          <table:table-cell table:formula="of:=VLOOKUP([.B809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56735255-34533332</text:p>
          </table:table-cell>
          <table:table-cell office:value-type="string" calcext:value-type="string">
            <text:p>ي</text:p>
          </table:table-cell>
          <table:table-cell table:formula="of:=VLOOKUP([.B810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formula="of:=VLOOKUP([.B811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55514466554</text:p>
          </table:table-cell>
          <table:table-cell office:value-type="string" calcext:value-type="string">
            <text:p>ک</text:p>
          </table:table-cell>
          <table:table-cell table:formula="of:=VLOOKUP([.B812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54444343+</text:p>
          </table:table-cell>
          <table:table-cell office:value-type="string" calcext:value-type="string">
            <text:p>ن</text:p>
          </table:table-cell>
          <table:table-cell table:formula="of:=VLOOKUP([.B813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071</text:p>
          </table:table-cell>
          <table:table-cell office:value-type="string" calcext:value-type="string">
            <text:p>ب</text:p>
          </table:table-cell>
          <table:table-cell table:formula="of:=VLOOKUP([.B814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114</text:p>
          </table:table-cell>
          <table:table-cell office:value-type="string" calcext:value-type="string">
            <text:p>ر</text:p>
          </table:table-cell>
          <table:table-cell table:formula="of:=VLOOKUP([.B815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444044466665</text:p>
          </table:table-cell>
          <table:table-cell office:value-type="string" calcext:value-type="string">
            <text:p>ک</text:p>
          </table:table-cell>
          <table:table-cell table:formula="of:=VLOOKUP([.B816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2406554032534244</text:p>
          </table:table-cell>
          <table:table-cell office:value-type="string" calcext:value-type="string">
            <text:p>ه</text:p>
          </table:table-cell>
          <table:table-cell table:formula="of:=VLOOKUP([.B817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6554444352442</text:p>
          </table:table-cell>
          <table:table-cell office:value-type="string" calcext:value-type="string">
            <text:p>و</text:p>
          </table:table-cell>
          <table:table-cell table:formula="of:=VLOOKUP([.B818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-5440-631-</text:p>
          </table:table-cell>
          <table:table-cell office:value-type="string" calcext:value-type="string">
            <text:p>ي</text:p>
          </table:table-cell>
          <table:table-cell table:formula="of:=VLOOKUP([.B819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433+3</text:p>
          </table:table-cell>
          <table:table-cell office:value-type="string" calcext:value-type="string">
            <text:p>ن</text:p>
          </table:table-cell>
          <table:table-cell table:formula="of:=VLOOKUP([.B820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012237</text:p>
          </table:table-cell>
          <table:table-cell office:value-type="string" calcext:value-type="string">
            <text:p>د</text:p>
          </table:table-cell>
          <table:table-cell table:formula="of:=VLOOKUP([.B821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2626</text:p>
          </table:table-cell>
          <table:table-cell office:value-type="string" calcext:value-type="string">
            <text:p>ا</text:p>
          </table:table-cell>
          <table:table-cell table:formula="of:=VLOOKUP([.B822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+56705071</text:p>
          </table:table-cell>
          <table:table-cell office:value-type="string" calcext:value-type="string">
            <text:p>ڠ</text:p>
          </table:table-cell>
          <table:table-cell table:formula="of:=VLOOKUP([.B823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655444473712</text:p>
          </table:table-cell>
          <table:table-cell office:value-type="string" calcext:value-type="string">
            <text:p>ن</text:p>
          </table:table-cell>
          <table:table-cell table:formula="of:=VLOOKUP([.B824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0-1126</text:p>
          </table:table-cell>
          <table:table-cell office:value-type="string" calcext:value-type="string">
            <text:p>ب</text:p>
          </table:table-cell>
          <table:table-cell table:formula="of:=VLOOKUP([.B825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555454+5776656</text:p>
          </table:table-cell>
          <table:table-cell office:value-type="string" calcext:value-type="string">
            <text:p>ݢ</text:p>
          </table:table-cell>
          <table:table-cell table:formula="of:=VLOOKUP([.B826]; [$lookup.A$1:$lookup.B$37]; 2; 1)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04543</text:p>
          </table:table-cell>
          <table:table-cell office:value-type="string" calcext:value-type="string">
            <text:p>ن</text:p>
          </table:table-cell>
          <table:table-cell table:formula="of:=VLOOKUP([.B827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335534+53+37</text:p>
          </table:table-cell>
          <table:table-cell office:value-type="string" calcext:value-type="string">
            <text:p>د</text:p>
          </table:table-cell>
          <table:table-cell table:formula="of:=VLOOKUP([.B828]; [$lookup.A$1:$lookup.B$37]; 2; 1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829]; [$lookup.A$1:$lookup.B$37]; 2; 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44353620754</text:p>
          </table:table-cell>
          <table:table-cell office:value-type="string" calcext:value-type="string">
            <text:p>ع</text:p>
          </table:table-cell>
          <table:table-cell table:formula="of:=VLOOKUP([.B830]; [$lookup.A$1:$lookup.B$37]; 2; 1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4522227</text:p>
          </table:table-cell>
          <table:table-cell office:value-type="string" calcext:value-type="string">
            <text:p>ل</text:p>
          </table:table-cell>
          <table:table-cell table:formula="of:=VLOOKUP([.B831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5441434332</text:p>
          </table:table-cell>
          <table:table-cell office:value-type="string" calcext:value-type="string">
            <text:p>ی</text:p>
          </table:table-cell>
          <table:table-cell table:formula="of:=VLOOKUP([.B832]; [$lookup.A$1:$lookup.B$37]; 2; 1)"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4-line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26266</text:p>
          </table:table-cell>
          <table:table-cell office:value-type="string" calcext:value-type="string">
            <text:p>ا</text:p>
          </table:table-cell>
          <table:table-cell table:formula="of:=VLOOKUP([.B834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342432705444</text:p>
          </table:table-cell>
          <table:table-cell office:value-type="string" calcext:value-type="string">
            <text:p>و</text:p>
          </table:table-cell>
          <table:table-cell table:formula="of:=VLOOKUP([.B835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5553143222</text:p>
          </table:table-cell>
          <table:table-cell office:value-type="string" calcext:value-type="string">
            <text:p>ر</text:p>
          </table:table-cell>
          <table:table-cell table:formula="of:=VLOOKUP([.B836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01474220+7</text:p>
          </table:table-cell>
          <table:table-cell office:value-type="string" calcext:value-type="string">
            <text:p>ڠ</text:p>
          </table:table-cell>
          <table:table-cell table:formula="of:=VLOOKUP([.B837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244-43</text:p>
          </table:table-cell>
          <table:table-cell office:value-type="string" calcext:value-type="string">
            <text:p>ي</text:p>
          </table:table-cell>
          <table:table-cell table:formula="of:=VLOOKUP([.B838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464553313106667737140111</text:p>
          </table:table-cell>
          <table:table-cell office:value-type="string" calcext:value-type="string">
            <text:p>ڠ</text:p>
          </table:table-cell>
          <table:table-cell table:formula="of:=VLOOKUP([.B839]; [$lookup.A$1:$lookup.B$37]; 2; 1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355474</text:p>
          </table:table-cell>
          <table:table-cell office:value-type="string" calcext:value-type="string">
            <text:p>م</text:p>
          </table:table-cell>
          <table:table-cell table:formula="of:=VLOOKUP([.B840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5464365540443</text:p>
          </table:table-cell>
          <table:table-cell office:value-type="string" calcext:value-type="string">
            <text:p>ۏ</text:p>
          </table:table-cell>
          <table:table-cell table:formula="of:=VLOOKUP([.B841]; [$lookup.A$1:$lookup.B$37]; 2; 1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7375</text:p>
          </table:table-cell>
          <table:table-cell office:value-type="string" calcext:value-type="string">
            <text:p>ء</text:p>
          </table:table-cell>
          <table:table-cell table:formula="of:=VLOOKUP([.B842]; [$lookup.A$1:$lookup.B$37]; 2; 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3355474</text:p>
          </table:table-cell>
          <table:table-cell office:value-type="string" calcext:value-type="string">
            <text:p>م</text:p>
          </table:table-cell>
          <table:table-cell table:formula="of:=VLOOKUP([.B843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40443+33+</text:p>
          </table:table-cell>
          <table:table-cell office:value-type="string" calcext:value-type="string">
            <text:p>ن</text:p>
          </table:table-cell>
          <table:table-cell table:formula="of:=VLOOKUP([.B844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657-1536</text:p>
          </table:table-cell>
          <table:table-cell office:value-type="string" calcext:value-type="string">
            <text:p>ب</text:p>
          </table:table-cell>
          <table:table-cell table:formula="of:=VLOOKUP([.B845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5523145554</text:p>
          </table:table-cell>
          <table:table-cell office:value-type="string" calcext:value-type="string">
            <text:p>ر</text:p>
          </table:table-cell>
          <table:table-cell table:formula="of:=VLOOKUP([.B846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55156245530765</text:p>
          </table:table-cell>
          <table:table-cell office:value-type="string" calcext:value-type="string">
            <text:p>ک</text:p>
          </table:table-cell>
          <table:table-cell table:formula="of:=VLOOKUP([.B847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2123112362222</text:p>
          </table:table-cell>
          <table:table-cell office:value-type="string" calcext:value-type="string">
            <text:p>ا</text:p>
          </table:table-cell>
          <table:table-cell table:formula="of:=VLOOKUP([.B848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3+535</text:p>
          </table:table-cell>
          <table:table-cell office:value-type="string" calcext:value-type="string">
            <text:p>ت</text:p>
          </table:table-cell>
          <table:table-cell table:formula="of:=VLOOKUP([.B849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+2222372</text:p>
          </table:table-cell>
          <table:table-cell office:value-type="string" calcext:value-type="string">
            <text:p>ا</text:p>
          </table:table-cell>
          <table:table-cell table:formula="of:=VLOOKUP([.B850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2622621</text:p>
          </table:table-cell>
          <table:table-cell office:value-type="string" calcext:value-type="string">
            <text:p>ل</text:p>
          </table:table-cell>
          <table:table-cell table:formula="of:=VLOOKUP([.B851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33515</text:p>
          </table:table-cell>
          <table:table-cell office:value-type="string" calcext:value-type="string">
            <text:p>ه</text:p>
          </table:table-cell>
          <table:table-cell table:formula="of:=VLOOKUP([.B852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-4544</text:p>
          </table:table-cell>
          <table:table-cell office:value-type="string" calcext:value-type="string">
            <text:p>ب</text:p>
          </table:table-cell>
          <table:table-cell table:formula="of:=VLOOKUP([.B853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155443</text:p>
          </table:table-cell>
          <table:table-cell office:value-type="string" calcext:value-type="string">
            <text:p>ف</text:p>
          </table:table-cell>
          <table:table-cell table:formula="of:=VLOOKUP([.B854]; [$lookup.A$1:$lookup.B$37]; 2; 1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22230</text:p>
          </table:table-cell>
          <table:table-cell office:value-type="string" calcext:value-type="string">
            <text:p>ا</text:p>
          </table:table-cell>
          <table:table-cell table:formula="of:=VLOOKUP([.B855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+656774005172124</text:p>
          </table:table-cell>
          <table:table-cell office:value-type="string" calcext:value-type="string">
            <text:p>ث</text:p>
          </table:table-cell>
          <table:table-cell table:formula="of:=VLOOKUP([.B856]; [$lookup.A$1:$lookup.B$37]; 2; 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5454333+4</text:p>
          </table:table-cell>
          <table:table-cell office:value-type="string" calcext:value-type="string">
            <text:p>ش</text:p>
          </table:table-cell>
          <table:table-cell table:formula="of:=VLOOKUP([.B857]; [$lookup.A$1:$lookup.B$37]; 2; 1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4-333</text:p>
          </table:table-cell>
          <table:table-cell office:value-type="string" calcext:value-type="string">
            <text:p>ي</text:p>
          </table:table-cell>
          <table:table-cell table:formula="of:=VLOOKUP([.B858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365553537</text:p>
          </table:table-cell>
          <table:table-cell office:value-type="string" calcext:value-type="string">
            <text:p>د</text:p>
          </table:table-cell>
          <table:table-cell table:formula="of:=VLOOKUP([.B859]; [$lookup.A$1:$lookup.B$37]; 2; 1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860]; [$lookup.A$1:$lookup.B$37]; 2; 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14-line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262666</text:p>
          </table:table-cell>
          <table:table-cell office:value-type="string" calcext:value-type="string">
            <text:p>ا</text:p>
          </table:table-cell>
          <table:table-cell table:formula="of:=VLOOKUP([.B862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66666636</text:p>
          </table:table-cell>
          <table:table-cell office:value-type="string" calcext:value-type="string">
            <text:p>ل</text:p>
          </table:table-cell>
          <table:table-cell table:formula="of:=VLOOKUP([.B863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36315</text:p>
          </table:table-cell>
          <table:table-cell office:value-type="string" calcext:value-type="string">
            <text:p>م</text:p>
          </table:table-cell>
          <table:table-cell table:formula="of:=VLOOKUP([.B864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55555474443</text:p>
          </table:table-cell>
          <table:table-cell office:value-type="string" calcext:value-type="string">
            <text:p>ر</text:p>
          </table:table-cell>
          <table:table-cell table:formula="of:=VLOOKUP([.B865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53155434143</text:p>
          </table:table-cell>
          <table:table-cell office:value-type="string" calcext:value-type="string">
            <text:p>س</text:p>
          </table:table-cell>
          <table:table-cell table:formula="of:=VLOOKUP([.B866]; [$lookup.A$1:$lookup.B$37]; 2; 1)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2354</text:p>
          </table:table-cell>
          <table:table-cell office:value-type="string" calcext:value-type="string">
            <text:p>ل</text:p>
          </table:table-cell>
          <table:table-cell table:formula="of:=VLOOKUP([.B867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54-335</text:p>
          </table:table-cell>
          <table:table-cell office:value-type="string" calcext:value-type="string">
            <text:p>ي</text:p>
          </table:table-cell>
          <table:table-cell table:formula="of:=VLOOKUP([.B868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765545443+43+32</text:p>
          </table:table-cell>
          <table:table-cell office:value-type="string" calcext:value-type="string">
            <text:p>ن</text:p>
          </table:table-cell>
          <table:table-cell table:formula="of:=VLOOKUP([.B869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5530322745</text:p>
          </table:table-cell>
          <table:table-cell office:value-type="string" calcext:value-type="string">
            <text:p>م</text:p>
          </table:table-cell>
          <table:table-cell table:formula="of:=VLOOKUP([.B870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566754</text:p>
          </table:table-cell>
          <table:table-cell office:value-type="string" calcext:value-type="string">
            <text:p>م</text:p>
          </table:table-cell>
          <table:table-cell table:formula="of:=VLOOKUP([.B871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-36-54</text:p>
          </table:table-cell>
          <table:table-cell office:value-type="string" calcext:value-type="string">
            <text:p>ن</text:p>
          </table:table-cell>
          <table:table-cell table:formula="of:=VLOOKUP([.B872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+44+055444437</text:p>
          </table:table-cell>
          <table:table-cell office:value-type="string" calcext:value-type="string">
            <text:p>ت</text:p>
          </table:table-cell>
          <table:table-cell table:formula="of:=VLOOKUP([.B873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874]; [$lookup.A$1:$lookup.B$37]; 2; 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555556470</text:p>
          </table:table-cell>
          <table:table-cell office:value-type="string" calcext:value-type="string">
            <text:p>ر</text:p>
          </table:table-cell>
          <table:table-cell table:formula="of:=VLOOKUP([.B875]; [$lookup.A$1:$lookup.B$37]; 2; 1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555524513+65</text:p>
          </table:table-cell>
          <table:table-cell office:value-type="string" calcext:value-type="string">
            <text:p>ض</text:p>
          </table:table-cell>
          <table:table-cell table:formula="of:=VLOOKUP([.B876]; [$lookup.A$1:$lookup.B$37]; 2; 1)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74755141553453332215</text:p>
          </table:table-cell>
          <table:table-cell office:value-type="string" calcext:value-type="string">
            <text:p>ي</text:p>
          </table:table-cell>
          <table:table-cell table:formula="of:=VLOOKUP([.B877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54-546</text:p>
          </table:table-cell>
          <table:table-cell office:value-type="string" calcext:value-type="string">
            <text:p>ب</text:p>
          </table:table-cell>
          <table:table-cell table:formula="of:=VLOOKUP([.B878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6551515454</text:p>
          </table:table-cell>
          <table:table-cell office:value-type="string" calcext:value-type="string">
            <text:p>ر</text:p>
          </table:table-cell>
          <table:table-cell table:formula="of:=VLOOKUP([.B879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344353134+6535</text:p>
          </table:table-cell>
          <table:table-cell office:value-type="string" calcext:value-type="string">
            <text:p>ڠ</text:p>
          </table:table-cell>
          <table:table-cell table:formula="of:=VLOOKUP([.B880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5-3532</text:p>
          </table:table-cell>
          <table:table-cell office:value-type="string" calcext:value-type="string">
            <text:p>ي</text:p>
          </table:table-cell>
          <table:table-cell table:formula="of:=VLOOKUP([.B881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2555+616331</text:p>
          </table:table-cell>
          <table:table-cell office:value-type="string" calcext:value-type="string">
            <text:p>ڠ</text:p>
          </table:table-cell>
          <table:table-cell table:formula="of:=VLOOKUP([.B882]; [$lookup.A$1:$lookup.B$37]; 2; 1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62</text:p>
          </table:table-cell>
          <table:table-cell office:value-type="string" calcext:value-type="string">
            <text:p>ا</text:p>
          </table:table-cell>
          <table:table-cell table:formula="of:=VLOOKUP([.B883]; [$lookup.A$1:$lookup.B$37]; 2; 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524447</text:p>
          </table:table-cell>
          <table:table-cell office:value-type="string" calcext:value-type="string">
            <text:p>ذ</text:p>
          </table:table-cell>
          <table:table-cell table:formula="of:=VLOOKUP([.B884]; [$lookup.A$1:$lookup.B$37]; 2; 1)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255254-403</text:p>
          </table:table-cell>
          <table:table-cell office:value-type="string" calcext:value-type="string">
            <text:p>ي</text:p>
          </table:table-cell>
          <table:table-cell table:formula="of:=VLOOKUP([.B885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65353437</text:p>
          </table:table-cell>
          <table:table-cell office:value-type="string" calcext:value-type="string">
            <text:p>ذ</text:p>
          </table:table-cell>
          <table:table-cell table:formula="of:=VLOOKUP([.B886]; [$lookup.A$1:$lookup.B$37]; 2; 1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4+53+55430425+</text:p>
          </table:table-cell>
          <table:table-cell office:value-type="string" calcext:value-type="string">
            <text:p>ن</text:p>
          </table:table-cell>
          <table:table-cell table:formula="of:=VLOOKUP([.B887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number-rows-repeated="181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/>
          <table:table-cell office:value-type="string" calcext:value-type="string">
            <text:p>ڽ</text:p>
          </table:table-cell>
          <table:table-cell table:number-columns-repeated="2"/>
        </table:table-row>
        <table:table-row table:style-name="ro1" table:number-rows-repeated="45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/>
          <table:table-cell office:value-type="string" calcext:value-type="string">
            <text:p>tersisip</text:p>
          </table:table-cell>
          <table:table-cell table:number-columns-repeated="2"/>
        </table:table-row>
        <table:table-row table:style-name="ro1" table:number-rows-repeated="139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/>
          <table:table-cell office:value-type="string" calcext:value-type="string">
            <text:p>tersisip</text:p>
          </table:table-cell>
          <table:table-cell table:number-columns-repeated="2"/>
        </table:table-row>
        <table:table-row table:style-name="ro1" table:number-rows-repeated="279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/>
          <table:table-cell office:value-type="string" calcext:value-type="string">
            <text:p>short form</text:p>
          </table:table-cell>
          <table:table-cell table:number-columns-repeated="2"/>
        </table:table-row>
        <table:table-row table:style-name="ro1" table:number-rows-repeated="58">
          <table:table-cell table:style-name="Default"/>
          <table:table-cell table:number-columns-repeated="4"/>
        </table:table-row>
        <table:table-row table:style-name="ro1" table:number-rows-repeated="104698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bfs-djikstra" table:style-name="ta1">
        <table:table-column table:style-name="co3" table:default-cell-style-name="ce1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13-lineimg0</text:p>
          </table:table-cell>
          <table:table-cell table:number-columns-repeated="2"/>
          <table:table-cell office:value-type="string" calcext:value-type="string">
            <text:p>koyoknya p13 banyak sing hilang</text:p>
          </table:table-cell>
        </table:table-row>
        <table:table-row table:style-name="ro1">
          <table:table-cell office:value-type="float" office:value="777776454" calcext:value-type="float">
            <text:p>777776454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float" office:value="66666" calcext:value-type="float">
            <text:p>66666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564143+07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float" office:value="22367" calcext:value-type="float">
            <text:p>22367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float" office:value="-5644" calcext:value-type="float">
            <text:p>-5644</text:p>
          </table:table-cell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 office:value-type="float" office:value="22367" calcext:value-type="float">
            <text:p>22367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float" office:value="6550463" calcext:value-type="float">
            <text:p>6550463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float" office:value="436477555" calcext:value-type="float">
            <text:p>436477555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float" office:value="677050105" calcext:value-type="float">
            <text:p>677050105</text:p>
          </table:table-cell>
          <table:table-cell office:value-type="string" calcext:value-type="string">
            <text:p>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3+5657067414440</text:p>
          </table:table-cell>
          <table:table-cell office:value-type="string" calcext:value-type="string">
            <text:p>ق</text:p>
          </table:table-cell>
          <table:table-cell table:number-columns-repeated="2"/>
        </table:table-row>
        <table:table-row table:style-name="ro1">
          <table:table-cell office:value-type="float" office:value="77654" calcext:value-type="float">
            <text:p>77654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+554+40307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+440404</text:p>
          </table:table-cell>
          <table:table-cell office:value-type="string" calcext:value-type="string">
            <text:p>ش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4443+07</text:p>
          </table:table-cell>
          <table:table-cell office:value-type="string" calcext:value-type="string">
            <text:p>ء</text:p>
          </table:table-cell>
          <table:table-cell table:number-columns-repeated="2"/>
        </table:table-row>
        <table:table-row table:style-name="ro1">
          <table:table-cell office:value-type="float" office:value="77754" calcext:value-type="float">
            <text:p>77754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float" office:value="676777065544440" calcext:value-type="float">
            <text:p>676777065544440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alib</text:p>
          </table:table-cell>
          <table:table-cell table:style-name="ce4"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alib</text:p>
          </table:table-cell>
          <table:table-cell table:style-name="ce5"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55555541</text:p>
          </table:table-cell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3546577715544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66533+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345770065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7677065544340</text:p>
          </table:table-cell>
          <table:table-cell table:style-name="ce5"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float" office:value="375565575544" calcext:value-type="float">
            <text:p>375565575544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5366447674044</text:p>
          </table:table-cell>
          <table:table-cell office:value-type="string" calcext:value-type="string">
            <text:p>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2654430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33+5577</text:p>
          </table:table-cell>
          <table:table-cell office:value-type="string" calcext:value-type="string">
            <text:p>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6665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4363646577055444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7757050-</text:p>
          </table:table-cell>
          <table:table-cell office:value-type="string" calcext:value-type="string">
            <text:p>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335355670705454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654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4</text:p>
          </table:table-cell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336570544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15765</text:p>
          </table:table-cell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505443402+77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765540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17061</text:p>
          </table:table-cell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1444676665</text:p>
          </table:table-cell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437-7-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144443726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6-407-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54503+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67706544</text:p>
          </table:table-cell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6553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05</text:p>
          </table:table-cell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0-33</text:p>
          </table:table-cell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5577755</text:p>
          </table:table-cell>
          <table:table-cell office:value-type="string" calcext:value-type="string">
            <text:p>ؤ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75</text:p>
          </table:table-cell>
          <table:table-cell office:value-type="string" calcext:value-type="string">
            <text:p>ء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4500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23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7655404+4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33445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7666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7575777654444402720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754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530544</text:p>
          </table:table-cell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+03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23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66550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5</text:p>
          </table:table-cell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6543543+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54533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+54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075445444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767675576544</text:p>
          </table:table-cell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413+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345457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67757654</text:p>
          </table:table-cell>
          <table:table-cell office:value-type="string" calcext:value-type="string">
            <text:p>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665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3315</text:p>
          </table:table-cell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001+204677</text:p>
          </table:table-cell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577665</text:p>
          </table:table-cell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054444044377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1+775775760664</text:p>
          </table:table-cell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+464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4325322073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7657567060</text:p>
          </table:table-cell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53417075</text:p>
          </table:table-cell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77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6770654443</text:p>
          </table:table-cell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44354547440330600</text:p>
          </table:table-cell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4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44+4070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2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-437-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0+44307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216</text:p>
          </table:table-cell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06700567404+</text:p>
          </table:table-cell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43543554420</text:p>
          </table:table-cell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33277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75+550443+7</text:p>
          </table:table-cell>
          <table:table-cell office:value-type="string" calcext:value-type="string">
            <text:p>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404044444</text:p>
          </table:table-cell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227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51115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6767066544300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5767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5755144</text:p>
          </table:table-cell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7222276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6760760+5000217</text:p>
          </table:table-cell>
          <table:table-cell office:value-type="string" calcext:value-type="string">
            <text:p>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53337744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3337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6-4153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575643+0727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55304</text:p>
          </table:table-cell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+340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3457605744400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556765453</text:p>
          </table:table-cell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5+444307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70071655444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567374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6677574046457701</text:p>
          </table:table-cell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755001606</text:p>
          </table:table-cell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6660+1777667</text:p>
          </table:table-cell>
          <table:table-cell office:value-type="string" calcext:value-type="string">
            <text:p>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3367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66775764</text:p>
          </table:table-cell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55555302</text:p>
          </table:table-cell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54+0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54+0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667</text:p>
          </table:table-cell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012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761607</text:p>
          </table:table-cell>
          <table:table-cell office:value-type="string" calcext:value-type="string">
            <text:p>ط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-043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6144437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666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43722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5303</text:p>
          </table:table-cell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ع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4567</text:p>
          </table:table-cell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6450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667467751706</text:p>
          </table:table-cell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0444+437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74+75440</text:p>
          </table:table-cell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26267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-34157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444+27+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6474</text:p>
          </table:table-cell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41242+</text:p>
          </table:table-cell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4+543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262236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566664</text:p>
          </table:table-cell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44765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0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7226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666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57444</text:p>
          </table:table-cell>
          <table:table-cell office:value-type="string" calcext:value-type="string">
            <text:p>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35353+5707554444300</text:p>
          </table:table-cell>
          <table:table-cell office:value-type="string" calcext:value-type="string">
            <text:p>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56670170</text:p>
          </table:table-cell>
          <table:table-cell office:value-type="string" calcext:value-type="string">
            <text:p>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566742022626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67445</text:p>
          </table:table-cell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5044437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4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000125+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-457766</text:p>
          </table:table-cell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45473445554444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43+4070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550001</text:p>
          </table:table-cell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5441372</text:p>
          </table:table-cell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0710+</text:p>
          </table:table-cell>
          <table:table-cell office:value-type="string" calcext:value-type="string">
            <text:p>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5767664</text:p>
          </table:table-cell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364444+00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5404</text:p>
          </table:table-cell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-714223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666544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447456755505</text:p>
          </table:table-cell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557664</text:p>
          </table:table-cell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2425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223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676076544443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01+77+65</text:p>
          </table:table-cell>
          <table:table-cell office:value-type="string" calcext:value-type="string">
            <text:p>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670443</text:p>
          </table:table-cell>
          <table:table-cell office:value-type="string" calcext:value-type="string">
            <text:p>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2627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5+3+6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-443070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540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5443+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44-320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304+6</text:p>
          </table:table-cell>
          <table:table-cell office:value-type="string" calcext:value-type="string">
            <text:p>خ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67760-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14404</text:p>
          </table:table-cell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077605674034</text:p>
          </table:table-cell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4-13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426447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353+65454043</text:p>
          </table:table-cell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+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-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2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4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574</text:p>
          </table:table-cell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266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3-lineimg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3575743</text:p>
          </table:table-cell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22260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473+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-44327257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-354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3+63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7467155404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54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2356</text:p>
          </table:table-cell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3416054</text:p>
          </table:table-cell>
          <table:table-cell office:value-type="string" calcext:value-type="string">
            <text:p>ع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326337</text:p>
          </table:table-cell>
          <table:table-cell office:value-type="string" calcext:value-type="string">
            <text:p>ل</text:p>
          </table:table-cell>
          <table:table-cell/>
          <table:table-cell office:value-type="string" calcext:value-type="string">
            <text:p>lam dan ya tertukar posisi</text:p>
          </table:table-cell>
        </table:table-row>
        <table:table-row table:style-name="ro1">
          <table:table-cell office:value-type="string" calcext:value-type="string">
            <text:p>5-423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557</text:p>
          </table:table-cell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34546677554440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50-05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777755606+567000</text:p>
          </table:table-cell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3544</text:p>
          </table:table-cell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64-</text:p>
          </table:table-cell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+175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545400</text:p>
          </table:table-cell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7-00</text:p>
          </table:table-cell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464+56</text:p>
          </table:table-cell>
          <table:table-cell office:value-type="string" calcext:value-type="string">
            <text:p>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40262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473765+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-44437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34466647</text:p>
          </table:table-cell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4+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2+4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46+</text:p>
          </table:table-cell>
          <table:table-cell office:value-type="string" calcext:value-type="string">
            <text:p>ق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00203710+</text:p>
          </table:table-cell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55557766</text:p>
          </table:table-cell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475677005454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+56675</text:p>
          </table:table-cell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6335006507-</text:p>
          </table:table-cell>
          <table:table-cell office:value-type="string" calcext:value-type="string">
            <text:p>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66140</text:p>
          </table:table-cell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231511</text:p>
          </table:table-cell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54443+07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4446666654</text:p>
          </table:table-cell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62544307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7076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7644040</text:p>
          </table:table-cell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365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4+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4+7543727200000</text:p>
          </table:table-cell>
          <table:table-cell office:value-type="string" calcext:value-type="string">
            <text:p>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402723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3353645657</text:p>
          </table:table-cell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71757053</text:p>
          </table:table-cell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714646677777</text:p>
          </table:table-cell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-440</text:p>
          </table:table-cell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653575450</text:p>
          </table:table-cell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45766676</text:p>
          </table:table-cell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35544440370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355674473</text:p>
          </table:table-cell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226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754+442+77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4-430-</text:p>
          </table:table-cell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2263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753622266</text:p>
          </table:table-cell>
          <table:table-cell office:value-type="string" calcext:value-type="string">
            <text:p>ط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-407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75640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446375000676</text:p>
          </table:table-cell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63+65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6767554440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53</text:p>
          </table:table-cell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-432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31453+</text:p>
          </table:table-cell>
          <table:table-cell office:value-type="string" calcext:value-type="string">
            <text:p>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4-4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55456754+440332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4-53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44+0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40444</text:p>
          </table:table-cell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27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42+5</text:p>
          </table:table-cell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443+41+41+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52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345</text:p>
          </table:table-cell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66665432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757606-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5444</text:p>
          </table:table-cell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6654404403+0</text:p>
          </table:table-cell>
          <table:table-cell office:value-type="string" calcext:value-type="string">
            <text:p>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6543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5443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765443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335-7-</text:p>
          </table:table-cell>
          <table:table-cell office:value-type="string" calcext:value-type="string">
            <text:p>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6453244675740</text:p>
          </table:table-cell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6230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6-741437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023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554432</text:p>
          </table:table-cell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312+07</text:p>
          </table:table-cell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266645402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75415+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20+755440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4375675574034</text:p>
          </table:table-cell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2+454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7500444+</text:p>
          </table:table-cell>
          <table:table-cell office:value-type="string" calcext:value-type="string">
            <text:p>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3-lineimg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4425435</text:p>
          </table:table-cell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4-05</text:p>
          </table:table-cell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+41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765554440</text:p>
          </table:table-cell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44+43+00</text:p>
          </table:table-cell>
          <table:table-cell office:value-type="string" calcext:value-type="string">
            <text:p>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65435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-43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5235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32524+55670</text:p>
          </table:table-cell>
          <table:table-cell office:value-type="string" calcext:value-type="string">
            <text:p>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643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35354+676054</text:p>
          </table:table-cell>
          <table:table-cell office:value-type="string" calcext:value-type="string">
            <text:p>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55434176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55542</text:p>
          </table:table-cell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54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76444+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44474044</text:p>
          </table:table-cell>
          <table:table-cell office:value-type="string" calcext:value-type="string">
            <text:p>ش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233546504040334</text:p>
          </table:table-cell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4-440-300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542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2-lineimg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</text:p>
          </table:table-cell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5</text:p>
          </table:table-cell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654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6065544440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6554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+05</text:p>
          </table:table-cell>
          <table:table-cell office:value-type="string" calcext:value-type="string">
            <text:p>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5675</text:p>
          </table:table-cell>
          <table:table-cell office:value-type="string" calcext:value-type="string">
            <text:p>ع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336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5653</text:p>
          </table:table-cell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+700755443+</text:p>
          </table:table-cell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+700755443+</text:p>
          </table:table-cell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4-30</text:p>
          </table:table-cell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-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4753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44-0403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640</text:p>
          </table:table-cell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53+04</text:p>
          </table:table-cell>
          <table:table-cell office:value-type="string" calcext:value-type="string">
            <text:p>ش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542</text:p>
          </table:table-cell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-5</text:p>
          </table:table-cell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555541</text:p>
          </table:table-cell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-553</text:p>
          </table:table-cell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+55705443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+23+55</text:p>
          </table:table-cell>
          <table:table-cell office:value-type="string" calcext:value-type="string">
            <text:p>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2-lineimg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566665</text:p>
          </table:table-cell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135445</text:p>
          </table:table-cell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22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564+0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35434130</text:p>
          </table:table-cell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+654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-432431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315545</text:p>
          </table:table-cell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27564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71076554444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+76001</text:p>
          </table:table-cell>
          <table:table-cell office:value-type="string" calcext:value-type="string">
            <text:p>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444576664</text:p>
          </table:table-cell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4336754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6544</text:p>
          </table:table-cell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2+17</text:p>
          </table:table-cell>
          <table:table-cell office:value-type="string" calcext:value-type="string">
            <text:p>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32-</text:p>
          </table:table-cell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+66</text:p>
          </table:table-cell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044544</text:p>
          </table:table-cell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72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+3444377</text:p>
          </table:table-cell>
          <table:table-cell office:value-type="string" calcext:value-type="string">
            <text:p>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3+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44431</text:p>
          </table:table-cell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43</text:p>
          </table:table-cell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3675544400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4370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2-lineimg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674</text:p>
          </table:table-cell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73+567574</text:p>
          </table:table-cell>
          <table:table-cell office:value-type="string" calcext:value-type="string">
            <text:p>ڤ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35364657066140444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1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31111155</text:p>
          </table:table-cell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514437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-5456665</text:p>
          </table:table-cell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-35</text:p>
          </table:table-cell>
          <table:table-cell table:style-name="ce1"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+447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627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3764402770</text:p>
          </table:table-cell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6575740</text:p>
          </table:table-cell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4454770544</text:p>
          </table:table-cell>
          <table:table-cell office:value-type="string" calcext:value-type="string">
            <text:p>ع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2723277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3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26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364403+36+0</text:p>
          </table:table-cell>
          <table:table-cell office:value-type="string" calcext:value-type="string">
            <text:p>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4440</text:p>
          </table:table-cell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+5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-30-0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545740</text:p>
          </table:table-cell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3151337554</text:p>
          </table:table-cell>
          <table:table-cell office:value-type="string" calcext:value-type="string">
            <text:p>ع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+41+4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2635750444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476-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4</text:p>
          </table:table-cell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554-5302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4440</text:p>
          </table:table-cell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+56570</text:p>
          </table:table-cell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3+54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22536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35</text:p>
          </table:table-cell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554735</text:p>
          </table:table-cell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535777505440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654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234</text:p>
          </table:table-cell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557565</text:p>
          </table:table-cell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4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11257</text:p>
          </table:table-cell>
          <table:table-cell office:value-type="string" calcext:value-type="string">
            <text:p>ء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-454</text:p>
          </table:table-cell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3727</text:p>
          </table:table-cell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534726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544730</text:p>
          </table:table-cell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5+460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06-05-754544</text:p>
          </table:table-cell>
          <table:table-cell office:value-type="string" calcext:value-type="string">
            <text:p>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2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4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-4-2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4404054</text:p>
          </table:table-cell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547544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434</text:p>
          </table:table-cell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6</text:p>
          </table:table-cell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5554</text:p>
          </table:table-cell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35365544432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432+174444030</text:p>
          </table:table-cell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4-4224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74+7767550556</text:p>
          </table:table-cell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74+55+655</text:p>
          </table:table-cell>
          <table:table-cell office:value-type="string" calcext:value-type="string">
            <text:p>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72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77745066</text:p>
          </table:table-cell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-0356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06555</text:p>
          </table:table-cell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-640-43</text:p>
          </table:table-cell>
          <table:table-cell office:value-type="string" calcext:value-type="string">
            <text:p>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266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+56745</text:p>
          </table:table-cell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76544307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754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3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1334760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2435</text:p>
          </table:table-cell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3</text:p>
          </table:table-cell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-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+44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26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0</text:p>
          </table:table-cell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2-lineimg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-335-46-567510-</text:p>
          </table:table-cell>
          <table:table-cell office:value-type="string" calcext:value-type="string">
            <text:p>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43</text:p>
          </table:table-cell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6564673</text:p>
          </table:table-cell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775-54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5403+01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64547545</text:p>
          </table:table-cell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5535467075440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551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453+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755+4440</text:p>
          </table:table-cell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4434644</text:p>
          </table:table-cell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75</text:p>
          </table:table-cell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770776544400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3546650</text:p>
          </table:table-cell>
          <table:table-cell office:value-type="string" calcext:value-type="string">
            <text:p>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75413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+571</text:p>
          </table:table-cell>
          <table:table-cell office:value-type="string" calcext:value-type="string">
            <text:p>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7643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354677544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-5464650-</text:p>
          </table:table-cell>
          <table:table-cell office:value-type="string" calcext:value-type="string">
            <text:p>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453357544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4754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6-47-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402+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2-lineimg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45474640-</text:p>
          </table:table-cell>
          <table:table-cell office:value-type="string" calcext:value-type="string">
            <text:p>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22366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2043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454+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7654432+0</text:p>
          </table:table-cell>
          <table:table-cell office:value-type="string" calcext:value-type="string">
            <text:p>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6765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-0341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74+54465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705774-400</text:p>
          </table:table-cell>
          <table:table-cell office:value-type="string" calcext:value-type="string">
            <text:p>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-324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65544</text:p>
          </table:table-cell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704430</text:p>
          </table:table-cell>
          <table:table-cell office:value-type="string" calcext:value-type="string">
            <text:p>ع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704430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5053</text:p>
          </table:table-cell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67701554444307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44+440+300+</text:p>
          </table:table-cell>
          <table:table-cell office:value-type="string" calcext:value-type="string">
            <text:p>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-543</text:p>
          </table:table-cell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5-44</text:p>
          </table:table-cell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225432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574</text:p>
          </table:table-cell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12507615</text:p>
          </table:table-cell>
          <table:table-cell office:value-type="string" calcext:value-type="string">
            <text:p>ع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6555543020</text:p>
          </table:table-cell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413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343+665</text:p>
          </table:table-cell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4+560</text:p>
          </table:table-cell>
          <table:table-cell office:value-type="string" calcext:value-type="string">
            <text:p>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+5770000</text:p>
          </table:table-cell>
          <table:table-cell office:value-type="string" calcext:value-type="string">
            <text:p>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564</text:p>
          </table:table-cell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4+44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65</text:p>
          </table:table-cell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2-lineimg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311717-705-1</text:p>
          </table:table-cell>
          <table:table-cell office:value-type="string" calcext:value-type="string">
            <text:p>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554446076677</text:p>
          </table:table-cell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4+5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-322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5442+07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53+65+754544030</text:p>
          </table:table-cell>
          <table:table-cell office:value-type="string" calcext:value-type="string">
            <text:p>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64+4400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+676</text:p>
          </table:table-cell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4+54043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34365+7444</text:p>
          </table:table-cell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4307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5547067</text:p>
          </table:table-cell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5534170</text:p>
          </table:table-cell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7767565545320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54-040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43+477</text:p>
          </table:table-cell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545040443</text:p>
          </table:table-cell>
          <table:table-cell office:value-type="string" calcext:value-type="string">
            <text:p>ش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2231111</text:p>
          </table:table-cell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325446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44</text:p>
          </table:table-cell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007555410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65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31</text:p>
          </table:table-cell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5667554-044727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535457</text:p>
          </table:table-cell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723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445</text:p>
          </table:table-cell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633556+0071545</text:p>
          </table:table-cell>
          <table:table-cell office:value-type="string" calcext:value-type="string">
            <text:p>ؤ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545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622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542</text:p>
          </table:table-cell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456776</text:p>
          </table:table-cell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5+44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32200111157</text:p>
          </table:table-cell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507666</text:p>
          </table:table-cell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5+44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3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7555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555477575660000</text:p>
          </table:table-cell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4454</text:p>
          </table:table-cell>
          <table:table-cell office:value-type="string" calcext:value-type="string">
            <text:p>ش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5202077554</text:p>
          </table:table-cell>
          <table:table-cell office:value-type="string" calcext:value-type="string">
            <text:p>ع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6-76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6-55544</text:p>
          </table:table-cell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7076544440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445766040004</text:p>
          </table:table-cell>
          <table:table-cell office:value-type="string" calcext:value-type="string">
            <text:p>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375554447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+6457771</text:p>
          </table:table-cell>
          <table:table-cell office:value-type="string" calcext:value-type="string">
            <text:p>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5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543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355765544403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415142717771</text:p>
          </table:table-cell>
          <table:table-cell office:value-type="string" calcext:value-type="string">
            <text:p>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56364657700555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6554+0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655405-77-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+442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-40-</text:p>
          </table:table-cell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ش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555616666</text:p>
          </table:table-cell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60640</text:p>
          </table:table-cell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5+443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637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44312+4+640</text:p>
          </table:table-cell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355547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+440431</text:p>
          </table:table-cell>
          <table:table-cell office:value-type="string" calcext:value-type="string">
            <text:p>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+46</text:p>
          </table:table-cell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0700010</text:p>
          </table:table-cell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55777667</text:p>
          </table:table-cell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55</text:p>
          </table:table-cell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31170666</text:p>
          </table:table-cell>
          <table:table-cell office:value-type="string" calcext:value-type="string">
            <text:p>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usnya ada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65654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4064</text:p>
          </table:table-cell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775444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42+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+765363337755</text:p>
          </table:table-cell>
          <table:table-cell office:value-type="string" calcext:value-type="string">
            <text:p>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263633377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6467667705</text:p>
          </table:table-cell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505543</text:p>
          </table:table-cell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6653+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444</text:p>
          </table:table-cell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66560755433</text:p>
          </table:table-cell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622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-354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36353636765440</text:p>
          </table:table-cell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0263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5541203</text:p>
          </table:table-cell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2250440317112+5</text:p>
          </table:table-cell>
          <table:table-cell office:value-type="string" calcext:value-type="string">
            <text:p>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3444766757433</text:p>
          </table:table-cell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5-7-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-605544</text:p>
          </table:table-cell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364664004</text:p>
          </table:table-cell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722637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44+4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26466500533</text:p>
          </table:table-cell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737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654-54031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6344</text:p>
          </table:table-cell>
          <table:table-cell office:value-type="string" calcext:value-type="string">
            <text:p>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-334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540</text:p>
          </table:table-cell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+56</text:p>
          </table:table-cell>
          <table:table-cell office:value-type="string" calcext:value-type="string">
            <text:p>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2-lineimg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53+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75440</text:p>
          </table:table-cell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765443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434+37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53+07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55413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+67771566</text:p>
          </table:table-cell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+77060755414</text:p>
          </table:table-cell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37554+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5614+5434276</text:p>
          </table:table-cell>
          <table:table-cell office:value-type="string" calcext:value-type="string">
            <text:p>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77654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665564</text:p>
          </table:table-cell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36357674</text:p>
          </table:table-cell>
          <table:table-cell office:value-type="string" calcext:value-type="string">
            <text:p>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656404+</text:p>
          </table:table-cell>
          <table:table-cell office:value-type="string" calcext:value-type="string">
            <text:p>ض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7555</text:p>
          </table:table-cell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75764</text:p>
          </table:table-cell>
          <table:table-cell office:value-type="string" calcext:value-type="string">
            <text:p>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+64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62+54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234260</text:p>
          </table:table-cell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654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4</text:p>
          </table:table-cell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+447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22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2-lineimg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5604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7530</text:p>
          </table:table-cell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34665443</text:p>
          </table:table-cell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+15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6444444037</text:p>
          </table:table-cell>
          <table:table-cell office:value-type="string" calcext:value-type="string">
            <text:p>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4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3565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304</text:p>
          </table:table-cell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+443</text:p>
          </table:table-cell>
          <table:table-cell office:value-type="string" calcext:value-type="string">
            <text:p>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2544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-432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3674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72253674+0404</text:p>
          </table:table-cell>
          <table:table-cell office:value-type="string" calcext:value-type="string">
            <text:p>ك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676443+</text:p>
          </table:table-cell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43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66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435544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02+34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+755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43407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10n-lineimg0</text:p>
          </table:table-cell>
          <table:table-cell table:number-columns-repeated="3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float" office:value="-5744" calcext:value-type="float">
            <text:p>-5744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float" office:value="320237" calcext:value-type="float">
            <text:p>320237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15</text:p>
          </table:table-cell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4304+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53+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3+4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675440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543344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65654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-34276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54+0044</text:p>
          </table:table-cell>
          <table:table-cell office:value-type="string" calcext:value-type="string">
            <text:p>ش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-43</text:p>
          </table:table-cell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+65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+3+0+7</text:p>
          </table:table-cell>
          <table:table-cell office:value-type="string" calcext:value-type="string">
            <text:p>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4+</text:p>
          </table:table-cell>
          <table:table-cell office:value-type="string" calcext:value-type="string">
            <text:p>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66457</text:p>
          </table:table-cell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04</text:p>
          </table:table-cell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-45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+3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55</text:p>
          </table:table-cell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0n-lineimg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4043</text:p>
          </table:table-cell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26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2+55</text:p>
          </table:table-cell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435+</text:p>
          </table:table-cell>
          <table:table-cell office:value-type="string" calcext:value-type="string">
            <text:p>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5305</text:p>
          </table:table-cell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55075440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456655</text:p>
          </table:table-cell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6554</text:p>
          </table:table-cell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44+40+20+</text:p>
          </table:table-cell>
          <table:table-cell office:value-type="string" calcext:value-type="string">
            <text:p>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+4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-44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272-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3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+43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+44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3+3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467544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467544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-55566665</text:p>
          </table:table-cell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53667544430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+4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+7404420</text:p>
          </table:table-cell>
          <table:table-cell office:value-type="string" calcext:value-type="string">
            <text:p>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776554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42630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0n-lineimg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66566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656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5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3131</text:p>
          </table:table-cell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666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+6664+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7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+543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+2565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2276</text:p>
          </table:table-cell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77675540</text:p>
          </table:table-cell>
          <table:table-cell office:value-type="string" calcext:value-type="string">
            <text:p>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-4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677665</text:p>
          </table:table-cell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-354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76025544</text:p>
          </table:table-cell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464-7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4253+5755</text:p>
          </table:table-cell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+4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+444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53+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43667755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66654</text:p>
          </table:table-cell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-4</text:p>
          </table:table-cell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+5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44</text:p>
          </table:table-cell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+447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447654540</text:p>
          </table:table-cell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476434</text:p>
          </table:table-cell>
          <table:table-cell office:value-type="string" calcext:value-type="string">
            <text:p>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61533</text:p>
          </table:table-cell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64744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207005+5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0n-lineimg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+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476656706+404</text:p>
          </table:table-cell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6460700+6055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43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6644</text:p>
          </table:table-cell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43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226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4245</text:p>
          </table:table-cell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0404+4</text:p>
          </table:table-cell>
          <table:table-cell office:value-type="string" calcext:value-type="string">
            <text:p>ش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5-74370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44403</text:p>
          </table:table-cell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664606514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43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5770555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5357-4</text:p>
          </table:table-cell>
          <table:table-cell office:value-type="string" calcext:value-type="string">
            <text:p>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24353</text:p>
          </table:table-cell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775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3436560605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674</text:p>
          </table:table-cell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43646055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052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5772675541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+4667</text:p>
          </table:table-cell>
          <table:table-cell office:value-type="string" calcext:value-type="string">
            <text:p>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-442</text:p>
          </table:table-cell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2453021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0n-lineimg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3+056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44+20+0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55755</text:p>
          </table:table-cell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4345646704+40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543+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355770754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56535</text:p>
          </table:table-cell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267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36</text:p>
          </table:table-cell>
          <table:table-cell office:value-type="string" calcext:value-type="string">
            <text:p>ء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56574</text:p>
          </table:table-cell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5+133+5</text:p>
          </table:table-cell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564420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-630-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55</text:p>
          </table:table-cell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6544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424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3466</text:p>
          </table:table-cell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344</text:p>
          </table:table-cell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3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242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5-6-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40</text:p>
          </table:table-cell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554-44307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0n-lineimg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-4444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+635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3570654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664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50</text:p>
          </table:table-cell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54664</text:p>
          </table:table-cell>
          <table:table-cell office:value-type="string" calcext:value-type="string">
            <text:p>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3+64+677155</text:p>
          </table:table-cell>
          <table:table-cell office:value-type="string" calcext:value-type="string">
            <text:p>ق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-43+5454</text:p>
          </table:table-cell>
          <table:table-cell office:value-type="string" calcext:value-type="string">
            <text:p>ش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65</text:p>
          </table:table-cell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-544402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4-43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+557656700</text:p>
          </table:table-cell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5-</text:p>
          </table:table-cell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73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+66757560</text:p>
          </table:table-cell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064754-44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770654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5375-57</text:p>
          </table:table-cell>
          <table:table-cell office:value-type="string" calcext:value-type="string">
            <text:p>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344550755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4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77654+50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504+470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0n-lineimg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435754</text:p>
          </table:table-cell>
          <table:table-cell office:value-type="string" calcext:value-type="string">
            <text:p>ع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243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44660616</text:p>
          </table:table-cell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75707064</text:p>
          </table:table-cell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4655440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4+40400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+57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7</text:p>
          </table:table-cell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026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144+47</text:p>
          </table:table-cell>
          <table:table-cell office:value-type="string" calcext:value-type="string">
            <text:p>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65-440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5544000</text:p>
          </table:table-cell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6076654440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53364665</text:p>
          </table:table-cell>
          <table:table-cell office:value-type="string" calcext:value-type="string">
            <text:p>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53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43152+7754</text:p>
          </table:table-cell>
          <table:table-cell office:value-type="string" calcext:value-type="string">
            <text:p>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475410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7600665440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5464534270</text:p>
          </table:table-cell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5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4</text:p>
          </table:table-cell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+4</text:p>
          </table:table-cell>
          <table:table-cell office:value-type="string" calcext:value-type="string">
            <text:p>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0n-lineimg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-4344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+457567</text:p>
          </table:table-cell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+56764</text:p>
          </table:table-cell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43405043</text:p>
          </table:table-cell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+654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60-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66550</text:p>
          </table:table-cell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640254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765564</text:p>
          </table:table-cell>
          <table:table-cell office:value-type="string" calcext:value-type="string">
            <text:p>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543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43+7654</text:p>
          </table:table-cell>
          <table:table-cell office:value-type="string" calcext:value-type="string">
            <text:p>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35447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2343554054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4764422554</text:p>
          </table:table-cell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4-7-5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+63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3475440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4-46665</text:p>
          </table:table-cell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+6+540272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4-4</text:p>
          </table:table-cell>
          <table:table-cell office:value-type="string" calcext:value-type="string">
            <text:p>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-47-2526</text:p>
          </table:table-cell>
          <table:table-cell office:value-type="string" calcext:value-type="string">
            <text:p>ط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4-3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+45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-443+</text:p>
          </table:table-cell>
          <table:table-cell office:value-type="string" calcext:value-type="string">
            <text:p>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0n-lineimg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6457715</text:p>
          </table:table-cell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354+5775</text:p>
          </table:table-cell>
          <table:table-cell office:value-type="string" calcext:value-type="string">
            <text:p>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70324</text:p>
          </table:table-cell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56644060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665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sisip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50</text:p>
          </table:table-cell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7001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667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66405676</text:p>
          </table:table-cell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4653627250</text:p>
          </table:table-cell>
          <table:table-cell office:value-type="string" calcext:value-type="string">
            <text:p>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353436647040</text:p>
          </table:table-cell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547-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5454</text:p>
          </table:table-cell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+44</text:p>
          </table:table-cell>
          <table:table-cell office:value-type="string" calcext:value-type="string">
            <text:p>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56504</text:p>
          </table:table-cell>
          <table:table-cell office:value-type="string" calcext:value-type="string">
            <text:p>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3452755</text:p>
          </table:table-cell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550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34355754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7654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446640</text:p>
          </table:table-cell>
          <table:table-cell office:value-type="string" calcext:value-type="string">
            <text:p>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-34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65432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754-44044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0n-lineimg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45666</text:p>
          </table:table-cell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671430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73707554540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44+30+</text:p>
          </table:table-cell>
          <table:table-cell office:value-type="string" calcext:value-type="string">
            <text:p>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64</text:p>
          </table:table-cell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441434+1454</text:p>
          </table:table-cell>
          <table:table-cell office:value-type="string" calcext:value-type="string">
            <text:p>ش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46324415263076</text:p>
          </table:table-cell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42624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6450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0675</text:p>
          </table:table-cell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643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474</text:p>
          </table:table-cell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65554444404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4566</text:p>
          </table:table-cell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464632+</text:p>
          </table:table-cell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4+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32+6230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3355357575</text:p>
          </table:table-cell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3+554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55705444040435440</text:p>
          </table:table-cell>
          <table:table-cell office:value-type="string" calcext:value-type="string">
            <text:p>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0n-lineimg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41+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63545540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45577055705</text:p>
          </table:table-cell>
          <table:table-cell office:value-type="string" calcext:value-type="string">
            <text:p>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500+6544043450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-3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+44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+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-4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2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554+0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4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7706</text:p>
          </table:table-cell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46676</text:p>
          </table:table-cell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12-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044</text:p>
          </table:table-cell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444-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-22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54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0n-lineimg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4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+5655000</text:p>
          </table:table-cell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0543427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553054</text:p>
          </table:table-cell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554322</text:p>
          </table:table-cell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+776</text:p>
          </table:table-cell>
          <table:table-cell office:value-type="string" calcext:value-type="string">
            <text:p>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+5777665</text:p>
          </table:table-cell>
          <table:table-cell office:value-type="string" calcext:value-type="string">
            <text:p>ݢ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34355475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5336</text:p>
          </table:table-cell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07167544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440402+</text:p>
          </table:table-cell>
          <table:table-cell office:value-type="string" calcext:value-type="string">
            <text:p>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57670</text:p>
          </table:table-cell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22666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float" office:value="3464" calcext:value-type="float">
            <text:p>3464</text:p>
          </table:table-cell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-453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2544125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7660</text:p>
          </table:table-cell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56766556</text:p>
          </table:table-cell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7660</text:p>
          </table:table-cell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-33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21+321</text:p>
          </table:table-cell>
          <table:table-cell office:value-type="string" calcext:value-type="string">
            <text:p>ل</text:p>
          </table:table-cell>
          <table:table-cell/>
          <table:table-cell office:value-type="string" calcext:value-type="string">
            <text:p>agak kecoret jadi kaf</text:p>
          </table:table-cell>
        </table:table-row>
        <table:table-row table:style-name="ro1">
          <table:table-cell office:value-type="string" calcext:value-type="string">
            <text:p>55432</text:p>
          </table:table-cell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465</text:p>
          </table:table-cell>
          <table:table-cell office:value-type="string" calcext:value-type="string">
            <text:p>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267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644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44253+645</text:p>
          </table:table-cell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32534+667</text:p>
          </table:table-cell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022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0n-lineimg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7076644</text:p>
          </table:table-cell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21402+17754</text:p>
          </table:table-cell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760675051</text:p>
          </table:table-cell>
          <table:table-cell office:value-type="string" calcext:value-type="string">
            <text:p>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55451277</text:p>
          </table:table-cell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556670012</text:p>
          </table:table-cell>
          <table:table-cell office:value-type="string" calcext:value-type="string">
            <text:p>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63405435</text:p>
          </table:table-cell>
          <table:table-cell office:value-type="string" calcext:value-type="string">
            <text:p>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55522</text:p>
          </table:table-cell>
          <table:table-cell office:value-type="string" calcext:value-type="string">
            <text:p>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2+6</text:p>
          </table:table-cell>
          <table:table-cell office:value-type="string" calcext:value-type="string">
            <text:p>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+76065</text:p>
          </table:table-cell>
          <table:table-cell office:value-type="string" calcext:value-type="string">
            <text:p>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3545474650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33374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0650</text:p>
          </table:table-cell>
          <table:table-cell office:value-type="string" calcext:value-type="string">
            <text:p>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466674</text:p>
          </table:table-cell>
          <table:table-cell office:value-type="string" calcext:value-type="string">
            <text:p>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4+</text:p>
          </table:table-cell>
          <table:table-cell office:value-type="string" calcext:value-type="string">
            <text:p>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674</text:p>
          </table:table-cell>
          <table:table-cell office:value-type="string" calcext:value-type="string">
            <text:p>ع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2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655</text:p>
          </table:table-cell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34457544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+4300</text:p>
          </table:table-cell>
          <table:table-cell office:value-type="string" calcext:value-type="string">
            <text:p>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740</text:p>
          </table:table-cell>
          <table:table-cell office:value-type="string" calcext:value-type="string">
            <text:p>ع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32665</text:p>
          </table:table-cell>
          <table:table-cell office:value-type="string" calcext:value-type="string">
            <text:p>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405</text:p>
          </table:table-cell>
          <table:table-cell office:value-type="string" calcext:value-type="string">
            <text:p>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3527675044</text:p>
          </table:table-cell>
          <table:table-cell office:value-type="string" calcext:value-type="string">
            <text:p>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-54</text:p>
          </table:table-cell>
          <table:table-cell office:value-type="string" calcext:value-type="string">
            <text:p>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544400</text:p>
          </table:table-cell>
          <table:table-cell office:value-type="string" calcext:value-type="string">
            <text:p>ت</text:p>
          </table:table-cell>
          <table:table-cell table:number-columns-repeated="2"/>
        </table:table-row>
        <table:table-row table:style-name="ro1" table:number-rows-repeated="1047491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lookup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ا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ب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ت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ة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ث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ج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چ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ح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خ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ف</text:p>
          </table:table-cell>
        </table:table-row>
        <table:table-row table:style-name="ro1">
          <table:table-cell office:value-type="string" calcext:value-type="string">
            <text:p>د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ا</text:p>
          </table:table-cell>
        </table:table-row>
        <table:table-row table:style-name="ro1">
          <table:table-cell office:value-type="string" calcext:value-type="string">
            <text:p>ذ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ط</text:p>
          </table:table-cell>
        </table:table-row>
        <table:table-row table:style-name="ro1">
          <table:table-cell office:value-type="string" calcext:value-type="string">
            <text:p>ر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ي</text:p>
          </table:table-cell>
        </table:table-row>
        <table:table-row table:style-name="ro1">
          <table:table-cell office:value-type="string" calcext:value-type="string">
            <text:p>ز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م</text:p>
          </table:table-cell>
        </table:table-row>
        <table:table-row table:style-name="ro1">
          <table:table-cell office:value-type="string" calcext:value-type="string">
            <text:p>س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ة</text:p>
          </table:table-cell>
        </table:table-row>
        <table:table-row table:style-name="ro1">
          <table:table-cell office:value-type="string" calcext:value-type="string">
            <text:p>ش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ص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ض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ط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ظ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ع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غ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ڠ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ف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ڤ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ق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ک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ݢ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ل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م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ن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و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ۏ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ه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ء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ي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ی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ڽ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</table:table>
      <table:named-expressions/>
      <table:database-ranges>
        <table:database-range table:name="__Anonymous_Sheet_DB__1" table:target-range-address="'bfs-djikstra'.A1:'bfs-djikstra'.B712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2T10:29:56.290484042</meta:creation-date>
    <dc:date>2024-09-27T16:16:02.732252121</dc:date>
    <meta:editing-duration>P2DT3H14M10S</meta:editing-duration>
    <meta:editing-cycles>79</meta:editing-cycles>
    <meta:generator>LibreOffice/7.4.7.2$Linux_X86_64 LibreOffice_project/40$Build-2</meta:generator>
    <meta:document-statistic meta:table-count="3" meta:cell-count="5649" meta:object-count="0"/>
  </office:meta>
</office:document-meta>
</file>